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4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2.667cm"/>
    </style:style>
    <style:style style:name="co5" style:family="table-column">
      <style:table-column-properties fo:break-before="auto" style:column-width="2.485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3.739cm"/>
    </style:style>
    <style:style style:name="co8" style:family="table-column">
      <style:table-column-properties fo:break-before="auto" style:column-width="3.221cm"/>
    </style:style>
    <style:style style:name="co9" style:family="table-column">
      <style:table-column-properties fo:break-before="auto" style:column-width="3.357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5.018cm"/>
    </style:style>
    <style:style style:name="co12" style:family="table-column">
      <style:table-column-properties fo:break-before="auto" style:column-width="3.0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1.741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1.106cm" fo:break-before="auto" style:use-optimal-row-height="true"/>
    </style:style>
    <style:style style:name="ro6" style:family="table-row">
      <style:table-row-properties style:row-height="0.857cm" fo:break-before="auto" style:use-optimal-row-height="true"/>
    </style:style>
    <style:style style:name="ro7" style:family="table-row">
      <style:table-row-properties style:row-height="1.711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2.009cm" fo:break-before="auto" style:use-optimal-row-height="false"/>
    </style:style>
    <style:style style:name="ro11" style:family="table-row">
      <style:table-row-properties style:row-height="0.898cm" fo:break-before="auto" style:use-optimal-row-height="true"/>
    </style:style>
    <style:style style:name="ro12" style:family="table-row">
      <style:table-row-properties style:row-height="1.762cm" fo:break-before="auto" style:use-optimal-row-height="true"/>
    </style:style>
    <style:style style:name="ro13" style:family="table-row">
      <style:table-row-properties style:row-height="1.868cm" fo:break-before="auto" style:use-optimal-row-height="true"/>
    </style:style>
    <style:style style:name="ro14" style:family="table-row">
      <style:table-row-properties style:row-height="0.788cm" fo:break-before="auto" style:use-optimal-row-height="true"/>
    </style:style>
    <style:style style:name="ro15" style:family="table-row">
      <style:table-row-properties style:row-height="1.43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323232" style:text-align-source="fix" style:repeat-content="false" style:vertical-align="middle"/>
      <style:paragraph-properties fo:text-align="center" fo:margin-left="0cm"/>
      <style:text-properties style:use-window-font-color="true" style:font-name="DejaVu Sans Mono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order-bottom="0.99pt solid #000000" fo:background-color="#666666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-bottom="0.99pt solid #000000" fo:background-color="#808080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99pt solid #000000" fo:background-color="#999999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7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8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10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#323232" style:text-align-source="fix" style:repeat-content="false" style:vertical-align="middle"/>
      <style:paragraph-properties fo:text-align="center" fo:margin-left="0cm"/>
      <style:text-properties fo:color="#ffc700" style:font-name="DejaVu Sans Mono" fo:font-size="18pt" fo:font-weight="bold" style:font-size-asian="18pt" style:font-weight-asian="bold" style:font-size-complex="18pt" style:font-weight-complex="bold"/>
    </style:style>
    <style:style style:name="ce40" style:family="table-cell" style:parent-style-name="Default">
      <style:table-cell-properties fo:background-color="#323232" style:text-align-source="fix" style:repeat-content="false" style:vertical-align="middle"/>
      <style:paragraph-properties fo:text-align="center" fo:margin-left="0cm"/>
      <style:text-properties fo:color="#ff7d00" style:font-name="DejaVu Sans Mono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order-bottom="2.01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43" style:family="table-cell" style:parent-style-name="Default">
      <style:table-cell-properties fo:background-color="#323232" style:text-align-source="fix" style:repeat-content="false" style:vertical-align="middle"/>
      <style:paragraph-properties fo:text-align="center" fo:margin-left="0cm"/>
      <style:text-properties fo:color="#ffd100" style:font-name="DejaVu Sans Mono" fo:font-size="18pt" fo:font-weight="bold" style:font-size-asian="18pt" style:font-weight-asian="bold" style:font-size-complex="18pt" style:font-weight-complex="bold"/>
    </style:style>
    <style:style style:name="ce44" style:family="table-cell" style:parent-style-name="Default">
      <style:table-cell-properties fo:background-color="#323232" style:text-align-source="fix" style:repeat-content="false" style:vertical-align="middle"/>
      <style:paragraph-properties fo:text-align="center" fo:margin-left="0cm"/>
      <style:text-properties fo:color="#ffe000" style:font-name="DejaVu Sans Mono" fo:font-size="18pt" fo:font-weight="bold" style:font-size-asian="18pt" style:font-weight-asian="bold" style:font-size-complex="18pt" style:font-weight-complex="bold"/>
    </style:style>
    <style:style style:name="ce14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15" style:family="table-cell" style:parent-style-name="Default">
      <style:table-cell-properties fo:background-color="#808080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999999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2.01pt solid #000000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22" style:family="table-cell" style:parent-style-name="Default">
      <style:table-cell-properties fo:border-bottom="4pt double-thin #000000" style:border-line-width-bottom="0.018cm 0.106cm 0.018cm" fo:border-left="none" fo:border-right="none" fo:border-top="none"/>
    </style:style>
    <style:style style:name="ce23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24" style:family="table-cell" style:parent-style-name="Default">
      <style:table-cell-properties fo:border-bottom="0.99pt solid #000000" fo:background-color="#808080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order-bottom="0.99pt solid #000000" fo:background-color="#999999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6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7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2.01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4pt double-thin #000000" style:border-line-width-bottom="0.018cm 0.106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0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outline="false" style:text-line-through-style="solid" style:text-line-through-type="single" style:font-name="Liberation Sans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26pt" style:font-size-asian="26pt" style:font-size-complex="26pt"/>
    </style:style>
    <style:style style:name="ce33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67" style:family="table-cell" style:parent-style-name="Default">
      <style:table-cell-properties fo:border-bottom="4.51pt double-thin #000000" style:border-line-width-bottom="0.018cm 0.123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name-asian="Microsoft YaHei" style:font-size-asian="12pt" style:font-name-complex="Arial" style:font-size-complex="12pt"/>
    </style:style>
    <style:style style:name="ce64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name-asian="Microsoft YaHei" style:font-size-asian="12pt" style:font-name-complex="Arial" style:font-size-complex="12pt"/>
    </style:style>
    <style:style style:name="ce76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3pt" style:font-name-asian="Microsoft YaHei" style:font-size-asian="13pt" style:font-name-complex="Arial" style:font-size-complex="13pt"/>
    </style:style>
    <style:style style:name="ce87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68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none" style:text-line-through-type="n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9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3pt" style:font-size-asian="13pt" style:font-size-complex="13pt"/>
    </style:style>
    <style:style style:name="ce70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3pt" fo:language="es" fo:country="AR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3pt" style:language-asian="zh" style:country-asian="CN" style:font-style-asian="italic" style:font-weight-asian="bold" style:font-name-complex="Lohit Devanagari" style:font-size-complex="13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3pt" style:font-size-asian="13pt" style:font-size-complex="13pt"/>
    </style:style>
    <style:style style:name="ce73" style:family="table-cell" style:parent-style-name="Default" style:data-style-name="N37"/>
    <style:style style:name="gr1" style:family="graphic">
      <style:graphic-properties draw:stroke="none" svg:stroke-color="#000000" draw:fill="none" draw:fill-color="#ffffff" fo:min-height="7.303cm"/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2" style:family="graphic">
      <style:graphic-properties draw:stroke="none" svg:stroke-color="#000000" draw:fill="none" draw:fill-color="#ffffff" fo:min-height="7.303cm"/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3" style:family="graphic">
      <style:graphic-properties draw:stroke="none" svg:stroke-color="#000000" draw:fill="none" draw:fill-color="#ffffff" fo:min-height="7.303cm"/>
      <style:text-properties fo:color="#000000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4" style:family="graphic">
      <style:graphic-properties draw:stroke="none" svg:stroke-color="#000000" draw:fill="none" draw:fill-color="#ffffff" fo:min-height="7.16cm"/>
      <style:text-properties fo:color="#000000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5" style:family="graphic">
      <style:graphic-properties draw:stroke="none" svg:stroke-color="#000000" draw:fill="none" draw:fill-color="#ffffff" fo:min-height="7.138cm"/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6" style:family="graphic">
      <style:graphic-properties draw:stroke="none" svg:stroke-color="#000000" draw:fill="none" draw:fill-color="#ffffff" fo:min-height="7.022cm"/>
      <style:text-properties fo:color="#000000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P1" style:family="paragraph">
      <loext:graphic-properties draw:fill="none" draw:fill-color="#ffffff"/>
      <style:paragraph-properties style:writing-mode="lr-tb"/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color="#000000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1" style:family="text"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2" style:family="text"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3" style:family="text">
      <style:text-properties fo:color="#000000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4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line-through-type="single"/>
    </style:style>
    <style:style style:name="T6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DejaVu Sans Mono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" fo:font-size="13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6.391cm" svg:height="7.303cm" svg:x="4.15cm" svg:y="7.206cm">
            <draw:text-box>
              <text:p><text:span text:style-name="T1">En desuso.-</text:span></text:p>
            </draw:text-box>
          </draw:frame>
          <draw:frame draw:z-index="1" draw:style-name="gr2" draw:text-style-name="P2" svg:width="26.391cm" svg:height="7.303cm" svg:x="37.239cm" svg:y="7.303cm">
            <draw:text-box>
              <text:p><text:span text:style-name="T2">Actualizar.-</text:span></text:p>
            </draw:text-box>
          </draw:frame>
          <draw:frame draw:z-index="2" draw:style-name="gr3" draw:text-style-name="P3" svg:width="26.391cm" svg:height="7.303cm" svg:x="70.554cm" svg:y="7.133cm">
            <draw:text-box>
              <text:p><text:span text:style-name="T3">Horario nulo.-</text:span></text:p>
            </draw:text-box>
          </draw:frame>
          <draw:frame draw:z-index="3" draw:style-name="gr3" draw:text-style-name="P3" svg:width="26.391cm" svg:height="7.303cm" svg:x="4.151cm" svg:y="156.101cm">
            <draw:text-box>
              <text:p><text:span text:style-name="T3">Horario nulo.-</text:span></text:p>
            </draw:text-box>
          </draw:frame>
          <draw:frame draw:z-index="4" draw:style-name="gr3" draw:text-style-name="P3" svg:width="26.391cm" svg:height="7.303cm" svg:x="37.352cm" svg:y="156.101cm">
            <draw:text-box>
              <text:p><text:span text:style-name="T3">Horario nulo.-</text:span></text:p>
            </draw:text-box>
          </draw:frame>
          <draw:frame draw:z-index="5" draw:style-name="gr3" draw:text-style-name="P3" svg:width="26.391cm" svg:height="7.303cm" svg:x="70.554cm" svg:y="156.101cm">
            <draw:text-box>
              <text:p><text:span text:style-name="T3">Horario nulo.-</text:span></text:p>
            </draw:text-box>
          </draw:frame>
          <draw:frame draw:z-index="6" draw:style-name="gr3" draw:text-style-name="P3" svg:width="26.391cm" svg:height="7.303cm" svg:x="103.755cm" svg:y="156.101cm">
            <draw:text-box>
              <text:p><text:span text:style-name="T3">Horario nulo.-</text:span></text:p>
            </draw:text-box>
          </draw:frame>
          <draw:frame draw:z-index="7" draw:style-name="gr3" draw:text-style-name="P3" svg:width="26.391cm" svg:height="7.303cm" svg:x="136.956cm" svg:y="156.101cm">
            <draw:text-box>
              <text:p><text:span text:style-name="T3">Horario nulo.-</text:span></text:p>
            </draw:text-box>
          </draw:frame>
          <draw:frame draw:z-index="8" draw:style-name="gr3" draw:text-style-name="P3" svg:width="26.391cm" svg:height="7.303cm" svg:x="170.157cm" svg:y="156.101cm">
            <draw:text-box>
              <text:p><text:span text:style-name="T3">Horario nulo.-</text:span></text:p>
            </draw:text-box>
          </draw:frame>
          <draw:frame draw:z-index="9" draw:style-name="gr3" draw:text-style-name="P3" svg:width="26.391cm" svg:height="7.303cm" svg:x="203.359cm" svg:y="156.101cm">
            <draw:text-box>
              <text:p><text:span text:style-name="T3">Horario nulo.-</text:span></text:p>
            </draw:text-box>
          </draw:frame>
          <draw:frame draw:z-index="10" draw:style-name="gr3" draw:text-style-name="P3" svg:width="26.391cm" svg:height="7.303cm" svg:x="236.56cm" svg:y="156.101cm">
            <draw:text-box>
              <text:p><text:span text:style-name="T3">Horario nulo.-</text:span></text:p>
            </draw:text-box>
          </draw:frame>
          <draw:frame draw:z-index="11" draw:style-name="gr3" draw:text-style-name="P3" svg:width="26.391cm" svg:height="7.303cm" svg:x="269.762cm" svg:y="156.101cm">
            <draw:text-box>
              <text:p><text:span text:style-name="T3">Horario nulo.-</text:span></text:p>
            </draw:text-box>
          </draw:frame>
          <draw:frame draw:z-index="12" draw:style-name="gr3" draw:text-style-name="P3" svg:width="26.391cm" svg:height="7.303cm" svg:x="302.963cm" svg:y="156.101cm">
            <draw:text-box>
              <text:p><text:span text:style-name="T3">Horario nulo.-</text:span></text:p>
            </draw:text-box>
          </draw:frame>
          <draw:frame draw:z-index="13" draw:style-name="gr3" draw:text-style-name="P3" svg:width="26.391cm" svg:height="7.303cm" svg:x="336.164cm" svg:y="156.101cm">
            <draw:text-box>
              <text:p><text:span text:style-name="T3">Horario nulo.-</text:span></text:p>
            </draw:text-box>
          </draw:frame>
          <draw:frame draw:z-index="14" draw:style-name="gr3" draw:text-style-name="P3" svg:width="26.391cm" svg:height="7.303cm" svg:x="369.365cm" svg:y="156.101cm">
            <draw:text-box>
              <text:p><text:span text:style-name="T3">Horario nulo.-</text:span></text:p>
            </draw:text-box>
          </draw:frame>
          <draw:frame draw:z-index="15" draw:style-name="gr3" draw:text-style-name="P3" svg:width="26.391cm" svg:height="7.303cm" svg:x="435.767cm" svg:y="156.101cm">
            <draw:text-box>
              <text:p><text:span text:style-name="T3">Horario nulo.-</text:span></text:p>
            </draw:text-box>
          </draw:frame>
          <draw:frame draw:z-index="16" draw:style-name="gr3" draw:text-style-name="P3" svg:width="26.391cm" svg:height="7.303cm" svg:x="468.969cm" svg:y="156.101cm">
            <draw:text-box>
              <text:p><text:span text:style-name="T3">Horario nulo.-</text:span></text:p>
            </draw:text-box>
          </draw:frame>
          <draw:frame draw:z-index="17" draw:style-name="gr3" draw:text-style-name="P3" svg:width="26.391cm" svg:height="7.303cm" svg:x="502.17cm" svg:y="156.101cm">
            <draw:text-box>
              <text:p><text:span text:style-name="T3">Horario nulo.-</text:span></text:p>
            </draw:text-box>
          </draw:frame>
          <draw:frame draw:z-index="18" draw:style-name="gr4" draw:text-style-name="P3" svg:width="26.391cm" svg:height="7.16cm" svg:x="4.151cm" svg:y="320.717cm">
            <draw:text-box>
              <text:p><text:span text:style-name="T3">Horario nulo.-</text:span></text:p>
            </draw:text-box>
          </draw:frame>
          <draw:frame draw:z-index="19" draw:style-name="gr4" draw:text-style-name="P3" svg:width="26.391cm" svg:height="7.16cm" svg:x="37.352cm" svg:y="320.717cm">
            <draw:text-box>
              <text:p><text:span text:style-name="T3">Horario nulo.-</text:span></text:p>
            </draw:text-box>
          </draw:frame>
          <draw:frame draw:z-index="20" draw:style-name="gr4" draw:text-style-name="P3" svg:width="26.391cm" svg:height="7.16cm" svg:x="70.554cm" svg:y="320.717cm">
            <draw:text-box>
              <text:p><text:span text:style-name="T3">Horario nulo.-</text:span></text:p>
            </draw:text-box>
          </draw:frame>
          <draw:frame draw:z-index="21" draw:style-name="gr4" draw:text-style-name="P3" svg:width="26.391cm" svg:height="7.16cm" svg:x="103.755cm" svg:y="320.717cm">
            <draw:text-box>
              <text:p><text:span text:style-name="T3">Horario nulo.-</text:span></text:p>
            </draw:text-box>
          </draw:frame>
          <draw:frame draw:z-index="22" draw:style-name="gr4" draw:text-style-name="P3" svg:width="26.391cm" svg:height="7.16cm" svg:x="136.956cm" svg:y="320.717cm">
            <draw:text-box>
              <text:p><text:span text:style-name="T3">Horario nulo.-</text:span></text:p>
            </draw:text-box>
          </draw:frame>
          <draw:frame draw:z-index="23" draw:style-name="gr4" draw:text-style-name="P3" svg:width="26.391cm" svg:height="7.16cm" svg:x="170.157cm" svg:y="320.717cm">
            <draw:text-box>
              <text:p><text:span text:style-name="T3">Horario nulo.-</text:span></text:p>
            </draw:text-box>
          </draw:frame>
          <draw:frame draw:z-index="24" draw:style-name="gr4" draw:text-style-name="P3" svg:width="26.391cm" svg:height="7.16cm" svg:x="203.359cm" svg:y="320.717cm">
            <draw:text-box>
              <text:p><text:span text:style-name="T3">Horario nulo.-</text:span></text:p>
            </draw:text-box>
          </draw:frame>
          <draw:frame draw:z-index="25" draw:style-name="gr4" draw:text-style-name="P3" svg:width="26.391cm" svg:height="7.16cm" svg:x="236.56cm" svg:y="320.717cm">
            <draw:text-box>
              <text:p><text:span text:style-name="T3">Horario nulo.-</text:span></text:p>
            </draw:text-box>
          </draw:frame>
          <draw:frame draw:z-index="26" draw:style-name="gr4" draw:text-style-name="P3" svg:width="26.391cm" svg:height="7.16cm" svg:x="269.762cm" svg:y="320.717cm">
            <draw:text-box>
              <text:p><text:span text:style-name="T3">Horario nulo.-</text:span></text:p>
            </draw:text-box>
          </draw:frame>
          <draw:frame draw:z-index="27" draw:style-name="gr4" draw:text-style-name="P3" svg:width="26.391cm" svg:height="7.16cm" svg:x="302.963cm" svg:y="320.717cm">
            <draw:text-box>
              <text:p><text:span text:style-name="T3">Horario nulo.-</text:span></text:p>
            </draw:text-box>
          </draw:frame>
          <draw:frame draw:z-index="28" draw:style-name="gr4" draw:text-style-name="P3" svg:width="26.391cm" svg:height="7.16cm" svg:x="336.164cm" svg:y="320.717cm">
            <draw:text-box>
              <text:p><text:span text:style-name="T3">Horario nulo.-</text:span></text:p>
            </draw:text-box>
          </draw:frame>
          <draw:frame draw:z-index="29" draw:style-name="gr4" draw:text-style-name="P3" svg:width="26.391cm" svg:height="7.16cm" svg:x="369.365cm" svg:y="320.717cm">
            <draw:text-box>
              <text:p><text:span text:style-name="T3">Horario nulo.-</text:span></text:p>
            </draw:text-box>
          </draw:frame>
          <draw:frame draw:z-index="30" draw:style-name="gr4" draw:text-style-name="P3" svg:width="26.391cm" svg:height="7.16cm" svg:x="435.767cm" svg:y="320.717cm">
            <draw:text-box>
              <text:p><text:span text:style-name="T3">Horario nulo.-</text:span></text:p>
            </draw:text-box>
          </draw:frame>
          <draw:frame draw:z-index="31" draw:style-name="gr4" draw:text-style-name="P3" svg:width="26.391cm" svg:height="7.16cm" svg:x="468.969cm" svg:y="320.717cm">
            <draw:text-box>
              <text:p><text:span text:style-name="T3">Horario nulo.-</text:span></text:p>
            </draw:text-box>
          </draw:frame>
          <draw:frame draw:z-index="32" draw:style-name="gr4" draw:text-style-name="P3" svg:width="26.391cm" svg:height="7.16cm" svg:x="502.17cm" svg:y="320.717cm">
            <draw:text-box>
              <text:p><text:span text:style-name="T3">Horario nulo.-</text:span></text:p>
            </draw:text-box>
          </draw:frame>
          <draw:frame draw:z-index="33" draw:style-name="gr5" draw:text-style-name="P1" svg:width="26.391cm" svg:height="7.138cm" svg:x="138.106cm" svg:y="113.628cm">
            <draw:text-box>
              <text:p><text:span text:style-name="T1">En desuso.-</text:span></text:p>
            </draw:text-box>
          </draw:frame>
          <draw:frame draw:z-index="34" draw:style-name="gr1" draw:text-style-name="P1" svg:width="26.391cm" svg:height="7.303cm" svg:x="4.15cm" svg:y="7.206cm">
            <draw:text-box>
              <text:p><text:span text:style-name="T1">En desuso.-</text:span></text:p>
            </draw:text-box>
          </draw:frame>
          <draw:frame draw:z-index="35" draw:style-name="gr2" draw:text-style-name="P2" svg:width="26.391cm" svg:height="7.303cm" svg:x="37.239cm" svg:y="7.303cm">
            <draw:text-box>
              <text:p><text:span text:style-name="T2">Actualizar.-</text:span></text:p>
            </draw:text-box>
          </draw:frame>
          <draw:frame draw:z-index="36" draw:style-name="gr3" draw:text-style-name="P3" svg:width="26.391cm" svg:height="7.303cm" svg:x="70.554cm" svg:y="7.133cm">
            <draw:text-box>
              <text:p><text:span text:style-name="T3">Horario nulo.-</text:span></text:p>
            </draw:text-box>
          </draw:frame>
          <draw:frame draw:z-index="37" draw:style-name="gr5" draw:text-style-name="P1" svg:width="26.391cm" svg:height="7.138cm" svg:x="138.106cm" svg:y="113.626cm">
            <draw:text-box>
              <text:p><text:span text:style-name="T1">En desuso.-</text:span></text:p>
            </draw:text-box>
          </draw:frame>
          <draw:frame draw:z-index="38" draw:style-name="gr6" draw:text-style-name="P3" svg:width="26.391cm" svg:height="7.022cm" svg:x="4.151cm" svg:y="405.009cm">
            <draw:text-box>
              <text:p><text:span text:style-name="T3">Horario nulo.-</text:span></text:p>
            </draw:text-box>
          </draw:frame>
          <draw:frame draw:z-index="39" draw:style-name="gr6" draw:text-style-name="P3" svg:width="26.391cm" svg:height="7.022cm" svg:x="37.352cm" svg:y="405.009cm">
            <draw:text-box>
              <text:p><text:span text:style-name="T3">Horario nulo.-</text:span></text:p>
            </draw:text-box>
          </draw:frame>
          <draw:frame draw:z-index="40" draw:style-name="gr6" draw:text-style-name="P3" svg:width="26.391cm" svg:height="7.022cm" svg:x="70.554cm" svg:y="405.009cm">
            <draw:text-box>
              <text:p><text:span text:style-name="T3">Horario nulo.-</text:span></text:p>
            </draw:text-box>
          </draw:frame>
          <draw:frame draw:z-index="41" draw:style-name="gr6" draw:text-style-name="P3" svg:width="26.391cm" svg:height="7.022cm" svg:x="103.755cm" svg:y="405.009cm">
            <draw:text-box>
              <text:p><text:span text:style-name="T3">Horario nulo.-</text:span></text:p>
            </draw:text-box>
          </draw:frame>
          <draw:frame draw:z-index="42" draw:style-name="gr6" draw:text-style-name="P3" svg:width="26.391cm" svg:height="7.022cm" svg:x="136.956cm" svg:y="405.009cm">
            <draw:text-box>
              <text:p><text:span text:style-name="T3">Horario nulo.-</text:span></text:p>
            </draw:text-box>
          </draw:frame>
          <draw:frame draw:z-index="43" draw:style-name="gr6" draw:text-style-name="P3" svg:width="26.391cm" svg:height="7.022cm" svg:x="170.157cm" svg:y="405.009cm">
            <draw:text-box>
              <text:p><text:span text:style-name="T3">Horario nulo.-</text:span></text:p>
            </draw:text-box>
          </draw:frame>
          <draw:frame draw:z-index="44" draw:style-name="gr6" draw:text-style-name="P3" svg:width="26.391cm" svg:height="7.022cm" svg:x="203.359cm" svg:y="405.009cm">
            <draw:text-box>
              <text:p><text:span text:style-name="T3">Horario nulo.-</text:span></text:p>
            </draw:text-box>
          </draw:frame>
          <draw:frame draw:z-index="45" draw:style-name="gr6" draw:text-style-name="P3" svg:width="26.391cm" svg:height="7.022cm" svg:x="236.56cm" svg:y="405.009cm">
            <draw:text-box>
              <text:p><text:span text:style-name="T3">Horario nulo.-</text:span></text:p>
            </draw:text-box>
          </draw:frame>
          <draw:frame draw:z-index="46" draw:style-name="gr6" draw:text-style-name="P3" svg:width="26.391cm" svg:height="7.022cm" svg:x="269.762cm" svg:y="405.009cm">
            <draw:text-box>
              <text:p><text:span text:style-name="T3">Horario nulo.-</text:span></text:p>
            </draw:text-box>
          </draw:frame>
          <draw:frame draw:z-index="47" draw:style-name="gr6" draw:text-style-name="P3" svg:width="26.391cm" svg:height="7.022cm" svg:x="302.963cm" svg:y="405.009cm">
            <draw:text-box>
              <text:p><text:span text:style-name="T3">Horario nulo.-</text:span></text:p>
            </draw:text-box>
          </draw:frame>
          <draw:frame draw:z-index="48" draw:style-name="gr6" draw:text-style-name="P3" svg:width="26.391cm" svg:height="7.022cm" svg:x="336.164cm" svg:y="405.009cm">
            <draw:text-box>
              <text:p><text:span text:style-name="T3">Horario nulo.-</text:span></text:p>
            </draw:text-box>
          </draw:frame>
          <draw:frame draw:z-index="49" draw:style-name="gr6" draw:text-style-name="P3" svg:width="26.391cm" svg:height="7.022cm" svg:x="369.365cm" svg:y="405.009cm">
            <draw:text-box>
              <text:p><text:span text:style-name="T3">Horario nulo.-</text:span></text:p>
            </draw:text-box>
          </draw:frame>
          <draw:frame draw:z-index="50" draw:style-name="gr6" draw:text-style-name="P3" svg:width="26.391cm" svg:height="7.022cm" svg:x="435.767cm" svg:y="405.009cm">
            <draw:text-box>
              <text:p><text:span text:style-name="T3">Horario nulo.-</text:span></text:p>
            </draw:text-box>
          </draw:frame>
          <draw:frame draw:z-index="51" draw:style-name="gr6" draw:text-style-name="P3" svg:width="26.391cm" svg:height="7.022cm" svg:x="468.969cm" svg:y="405.009cm">
            <draw:text-box>
              <text:p><text:span text:style-name="T3">Horario nulo.-</text:span></text:p>
            </draw:text-box>
          </draw:frame>
          <draw:frame draw:z-index="52" draw:style-name="gr6" draw:text-style-name="P3" svg:width="26.391cm" svg:height="7.022cm" svg:x="502.17cm" svg:y="405.009cm">
            <draw:text-box>
              <text:p><text:span text:style-name="T3">Horario nulo.-</text:span></text:p>
            </draw:text-box>
          </draw:frame>
          <draw:frame draw:z-index="53" draw:style-name="gr6" draw:text-style-name="P3" svg:width="26.391cm" svg:height="7.022cm" svg:x="136.918cm" svg:y="447.242cm">
            <draw:text-box>
              <text:p><text:span text:style-name="T3">Horario nulo.-</text:span></text:p>
            </draw:text-box>
          </draw:frame>
          <draw:frame draw:z-index="54" draw:style-name="gr6" draw:text-style-name="P3" svg:width="26.391cm" svg:height="7.022cm" svg:x="236.493cm" svg:y="447.243cm">
            <draw:text-box>
              <text:p><text:span text:style-name="T3">Horario nulo.-</text:span></text:p>
            </draw:text-box>
          </draw:frame>
          <draw:frame draw:z-index="55" draw:style-name="gr6" draw:text-style-name="P3" svg:width="26.391cm" svg:height="7.022cm" svg:x="302.877cm" svg:y="447.243cm">
            <draw:text-box>
              <text:p><text:span text:style-name="T3">Horario nulo.-</text:span></text:p>
            </draw:text-box>
          </draw:frame>
          <draw:frame draw:z-index="56" draw:style-name="gr6" draw:text-style-name="P3" svg:width="26.391cm" svg:height="7.022cm" svg:x="369.261cm" svg:y="447.243cm">
            <draw:text-box>
              <text:p><text:span text:style-name="T3">Horario nulo.-</text:span></text:p>
            </draw:text-box>
          </draw:frame>
          <draw:frame draw:z-index="57" draw:style-name="gr6" draw:text-style-name="P3" svg:width="26.391cm" svg:height="7.022cm" svg:x="435.645cm" svg:y="447.243cm">
            <draw:text-box>
              <text:p><text:span text:style-name="T3">Horario nulo.-</text:span></text:p>
            </draw:text-box>
          </draw:frame>
          <draw:frame draw:z-index="58" draw:style-name="gr6" draw:text-style-name="P3" svg:width="26.391cm" svg:height="7.022cm" svg:x="502.028cm" svg:y="447.242cm">
            <draw:text-box>
              <text:p><text:span text:style-name="T3">Horario nulo.-</text:span></text:p>
            </draw:text-box>
          </draw:frame>
        </table:shapes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number-columns-repeated="4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8" office:value-type="string" calcext:value-type="string" table:number-columns-spanned="127" table:number-rows-spanned="1">
            <text:p>Patrón …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</text:span> II (Nivel 9) [PATRÓN UNDEFINED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6">
          <table:table-cell table:style-name="ce1"/>
          <table:table-cell table:number-columns-repeated="156"/>
        </table:table-row>
        <table:table-row table:style-name="ro6"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29"/>
        </table:table-row>
        <table:table-row table:style-name="ro6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54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6"/>
          <table:table-cell table:style-name="Default"/>
          <table:table-cell table:number-columns-repeated="15"/>
          <table:table-cell table:style-name="Default"/>
          <table:table-cell table:number-columns-repeated="8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31"/>
        </table:table-row>
        <table:table-row table:style-name="ro6"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74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74" table:number-columns-spanned="1" table:number-rows-spanned="4"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80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6"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39" office:value-type="string" calcext:value-type="string" table:number-columns-spanned="127" table:number-rows-spanned="1">
            <text:p>Patrón Gamma [Eficiencia 65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GAMMA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7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 table:number-columns-repeated="29"/>
        </table:table-row>
        <table:table-row table:style-name="ro8"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/>
          <table:table-cell office:value-type="string" calcext:value-type="string">
            <text:p>11:30hs:Desayuno</text:p>
            <text:p><text:span text:style-name="T5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table:style-name="ce74" table:number-columns-spanned="1" table:number-rows-spanned="10"/>
          <table:table-cell table:number-columns-repeated="3"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5">09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5">09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8:30hs:Desayuno</text:span></text:p>
            <text:p><text:span text:style-name="T6">Energizante</text:span></text:p>
            <text:p><text:span text:style-name="T7">09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6">Energizante</text:span></text:p>
            <text:p><text:span text:style-name="T7">09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00hs</text:span></text:p>
          </table:table-cell>
          <table:table-cell office:value-type="string" calcext:value-type="string">
            <text:p><text:span text:style-name="T6">08:30hs:Desayuno</text:span></text:p>
            <text:p><text:span text:style-name="T6">Energizante</text:span></text:p>
            <text:p><text:span text:style-name="T7">09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6">Energizante</text:span></text:p>
            <text:p><text:span text:style-name="T7">09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8:0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0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0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0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0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table:style-name="ce74" table:number-columns-spanned="1" table:number-rows-spanned="10"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office:value-type="string" calcext:value-type="string">
            <text:p>08:30hs:</text:p>
            <text:p>Estudio/Trabajo</text:p>
            <text:p><text:span text:style-name="T5">09:00hs</text:span></text:p>
          </table:table-cell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office:value-type="string" calcext:value-type="string">
            <text:p>08:00hs:</text:p>
            <text:p>Estudio/Trabajo</text:p>
            <text:p><text:span text:style-name="T5">09:00hs</text:span></text:p>
          </table:table-cell>
          <table:table-cell table:number-columns-repeated="4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07:00hs:</text:p>
            <text:p><text:span text:style-name="T6">Estudio/Trabajo</text:span></text:p>
            <text:p><text:span text:style-name="T6">O Código Libre</text:span></text:p>
            <text:p><text:span text:style-name="T7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/>
          <table:table-cell office:value-type="string" calcext:value-type="string">
            <text:p>07:00hs:</text:p>
            <text:p><text:span text:style-name="T6">Estudio/Trabajo</text:span></text:p>
            <text:p><text:span text:style-name="T6">O Código Libre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07:00hs:</text:p>
            <text:p><text:span text:style-name="T6">Estudio/Trabajo</text:span></text:p>
            <text:p><text:span text:style-name="T6">O Código Libre</text:span></text:p>
            <text:p><text:span text:style-name="T7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07:00hs:</text:p>
            <text:p><text:span text:style-name="T6">Estudio/Trabajo</text:span></text:p>
            <text:p><text:span text:style-name="T6">O Código Libre</text:span></text:p>
            <text:p><text:span text:style-name="T7">09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/>
          <table:table-cell table:style-name="Default"/>
          <table:table-cell/>
          <table:table-cell table:style-name="Default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table:number-columns-repeated="4"/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<text:span text:style-name="T6">08:30hs:</text:span></text:p>
            <text:p><text:span text:style-name="T6">Estudio/Trabajo</text:span></text:p>
            <text:p><text:span text:style-name="T7">09:00hs</text:span></text:p>
          </table:table-cell>
          <table:table-cell/>
          <table:table-cell office:value-type="string" calcext:value-type="string">
            <text:p><text:span text:style-name="T6">10:3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6">10:3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8:00hs:</text:p>
            <text:p>Estudio/Trabajo</text:p>
            <text:p><text:span text:style-name="T5">09:00hs</text:span></text:p>
          </table:table-cell>
          <table:table-cell/>
          <table:table-cell office:value-type="string" calcext:value-type="string">
            <text:p><text:span text:style-name="T6">10:3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6">10:3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08:30hs:</text:span></text:p>
            <text:p><text:span text:style-name="T6">Estudio/Trabajo</text:span></text:p>
            <text:p><text:span text:style-name="T7">10:30hs</text:span></text:p>
          </table:table-cell>
          <table:table-cell/>
          <table:table-cell table:style-name="ce21"/>
          <table:table-cell/>
          <table:table-cell office:value-type="string" calcext:value-type="string">
            <text:p><text:span text:style-name="T6">08:30hs:</text:span></text:p>
            <text:p><text:span text:style-name="T6">Código</text:span></text:p>
            <text:p><text:span text:style-name="T6">Libre</text:span></text:p>
            <text:p><text:span text:style-name="T7">09:30hs</text:span></text:p>
          </table:table-cell>
          <table:table-cell office:value-type="string" calcext:value-type="string">
            <text:p><text:span text:style-name="T6">10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08:30hs:</text:span></text:p>
            <text:p><text:span text:style-name="T6">Estudio/Trabajo</text:span></text:p>
            <text:p><text:span text:style-name="T7">10:30hs</text:span></text:p>
          </table:table-cell>
          <table:table-cell office:value-type="string" calcext:value-type="string">
            <text:p><text:span text:style-name="T6">07:30hs:</text:span></text:p>
            <text:p><text:span text:style-name="T6">Estudio/Trabajo</text:span></text:p>
            <text:p><text:span text:style-name="T7">09:00hs</text:span></text:p>
          </table:table-cell>
          <table:table-cell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6">08:30hs:</text:span></text:p>
            <text:p><text:span text:style-name="T6">Código</text:span></text:p>
            <text:p><text:span text:style-name="T6">Libre</text:span></text:p>
            <text:p><text:span text:style-name="T7">09:30hs</text:span></text:p>
          </table:table-cell>
          <table:table-cell office:value-type="string" calcext:value-type="string">
            <text:p><text:span text:style-name="T6">10:00hs:Estudio/</text:span></text:p>
            <text:p><text:span text:style-name="T6">Trabajo o</text:span></text:p>
            <text:p><text:span text:style-name="T6"> Código Libre</text:span></text:p>
            <text:p><text:span text:style-name="T7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office:value-type="string" calcext:value-type="string">
            <text:p><text:span text:style-name="T6">07:30hs:</text:span></text:p>
            <text:p><text:span text:style-name="T6">Galactic</text:span></text:p>
            <text:p><text:span text:style-name="T6">Gym</text:span></text:p>
            <text:p><text:span text:style-name="T7">09:00hs</text:span></text:p>
          </table:table-cell>
          <table:table-cell table:style-name="ce21"/>
          <table:table-cell/>
          <table:table-cell office:value-type="string" calcext:value-type="string">
            <text:p><text:span text:style-name="T6">08:30hs:</text:span></text:p>
            <text:p><text:span text:style-name="T6">Código</text:span></text:p>
            <text:p><text:span text:style-name="T6">Libre</text:span></text:p>
            <text:p><text:span text:style-name="T7">09:30hs</text:span></text:p>
          </table:table-cell>
          <table:table-cell office:value-type="string" calcext:value-type="string">
            <text:p><text:span text:style-name="T6">10:00hs:Estudio/</text:span></text:p>
            <text:p><text:span text:style-name="T6">Trabajo o</text:span></text:p>
            <text:p><text:span text:style-name="T6"> Código Libre</text:span></text:p>
            <text:p><text:span text:style-name="T7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office:value-type="string" calcext:value-type="string">
            <text:p><text:span text:style-name="T6">07:30hs:</text:span></text:p>
            <text:p><text:span text:style-name="T6">Estudio/Trabajo</text:span></text:p>
            <text:p><text:span text:style-name="T7">09:00hs</text:span></text:p>
          </table:table-cell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6">08:30hs:</text:span></text:p>
            <text:p><text:span text:style-name="T6">Código</text:span></text:p>
            <text:p><text:span text:style-name="T6">Libre</text:span></text:p>
            <text:p><text:span text:style-name="T7">09:30hs</text:span></text:p>
          </table:table-cell>
          <table:table-cell office:value-type="string" calcext:value-type="string">
            <text:p><text:span text:style-name="T6">10:00hs:Estudio/</text:span></text:p>
            <text:p><text:span text:style-name="T6">Trabajo o</text:span></text:p>
            <text:p><text:span text:style-name="T6"> Código Libre</text:span></text:p>
            <text:p><text:span text:style-name="T7">11:35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Default"/>
          <table:table-cell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10:30hs:</text:p>
            <text:p><text:span text:style-name="T6">Estudio/Trabajo</text:span></text:p>
            <text:p><text:span text:style-name="T7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10:30hs:</text:p>
            <text:p>Estudio/Trabajo</text:p>
            <text:p><text:span text:style-name="T5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10:30hs:</text:p>
            <text:p><text:span text:style-name="T6">Estudio/Trabajo</text:span></text:p>
            <text:p><text:span text:style-name="T7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10:30hs:</text:p>
            <text:p>Estudio/Trabajo</text:p>
            <text:p><text:span text:style-name="T5">11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/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6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style-name="ce21"/>
          <table:table-cell/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09:3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6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6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09:30hs</text:span></text:p>
          </table:table-cell>
          <table:table-cell table:style-name="ce21"/>
          <table:table-cell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table:style-name="ce21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office:value-type="string" calcext:value-type="string">
            <text:p><text:span text:style-name="T6">11:30hs:</text:span></text:p>
            <text:p><text:span text:style-name="T6">Código</text:span></text:p>
            <text:p><text:span text:style-name="T6">Libre</text:span></text:p>
            <text:p><text:span text:style-name="T7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6">Código</text:span></text:p>
            <text:p><text:span text:style-name="T6">Libre</text:span></text:p>
            <text:p><text:span text:style-name="T7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6">Código</text:span></text:p>
            <text:p><text:span text:style-name="T6">Libre</text:span></text:p>
            <text:p><text:span text:style-name="T7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number-columns-repeated="3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3"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4"/>
          <table:table-cell table:style-name="ce52"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8">13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style-name="Default"/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11:30hs:</text:p>
            <text:p><text:span text:style-name="T6">Respuesta a 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11:30hs:</text:p>
            <text:p>Respuesta a </text:p>
            <text:p>Estudio/Trabajo</text:p>
            <text:p><text:span text:style-name="T5">12:30hs</text:span></text:p>
          </table:table-cell>
          <table:table-cell table:number-columns-repeated="2"/>
          <table:table-cell office:value-type="string" calcext:value-type="string">
            <text:p>11:00hs:</text:p>
            <text:p>Respuesta a </text:p>
            <text:p>Estudio/Trabajo</text:p>
            <text:p><text:span text:style-name="T5">1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1:00hs:</text:p>
            <text:p>Respuesta a</text:p>
            <text:p>Estudio/trabajo</text:p>
            <text:p><text:span text:style-name="T5">12: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11:30hs:Espacio</text:p>
            <text:p>para proyecto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4:30hs: Galactic</text:p>
            <text:p>Gym</text:p>
            <text:p><text:span text:style-name="T5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table:style-name="Default"/>
          <table:table-cell/>
          <table:covered-table-cell/>
          <table:table-cell table:number-columns-repeated="2"/>
          <table:table-cell table:style-name="Default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6:00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6:00hs</text:span></text:p>
          </table:table-cell>
          <table:table-cell table:number-columns-repeated="2"/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14:30hs:</text:p>
            <text:p><text:span text:style-name="T6">Estudio/</text:span></text:p>
            <text:p><text:span text:style-name="T6">Trabajo</text:span></text:p>
            <text:p><text:span text:style-name="T5">17:3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Baño</text:span>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Situaciones</text:span></text:p>
            <text:p><text:span text:style-name="T6">Especiales</text:span></text:p>
            <text:p><text:span text:style-name="T7">17:00hs</text:span></text:p>
          </table:table-cell>
          <table:table-cell table:number-columns-repeated="5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</text:p>
            <text:p><text:span text:style-name="T6">Respuesta a </text:span></text:p>
            <text:p><text:span text:style-name="T6">Estudio/Trabajo</text:span></text:p>
            <text:p><text:span text:style-name="T7">17:00hs</text:span></text:p>
          </table:table-cell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15:30hs:</text:p>
            <text:p>Situaciobnes</text:p>
            <text:p>Especiales</text:p>
            <text:p><text:span text:style-name="T5">17:35hs</text:span></text:p>
          </table:table-cell>
          <table:table-cell office:value-type="string" calcext:value-type="string">
            <text:p>14:30hs:</text:p>
            <text:p>Situaciobnes</text:p>
            <text:p>Especiale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6:30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4:30hs:</text:p>
            <text:p>Situaciobnes</text:p>
            <text:p>Especiales</text:p>
            <text:p><text:span text:style-name="T5">17:35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5:35hs:</text:p>
            <text:p>Reflexión</text:p>
            <text:p><text:span text:style-name="T5">16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6:30hs:</text:p>
            <text:p>Espacio para</text:p>
            <text:p>Proyecto</text:p>
            <text:p><text:span text:style-name="T5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9"/>
        </table:table-row>
        <table:table-row table:style-name="ro8"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3"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Respuesta a </text:span></text:p>
            <text:p><text:span text:style-name="T6">Estudio/Trabajo</text:span></text:p>
            <text:p><text:span text:style-name="T7">20:00hs</text:span></text:p>
          </table:table-cell>
          <table:table-cell table:style-name="Default"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5">20:00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 </text:span></text:p>
            <text:p><text:span text:style-name="T6">Estudio/</text:span></text:p>
            <text:p><text:span text:style-name="T6">Trabajo</text:span></text:p>
            <text:p><text:span text:style-name="T7">20:00hs</text:span></text:p>
          </table:table-cell>
          <table:table-cell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 </text:span></text:p>
            <text:p><text:span text:style-name="T6">Estudio/</text:span></text:p>
            <text:p><text:span text:style-name="T6">Trabajo</text:span></text:p>
            <text:p><text:span text:style-name="T7">20:00hs</text:span></text:p>
          </table:table-cell>
          <table:table-cell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5">Resto del día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 table:number-columns-repeated="3"/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5">17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6:00hs:</text:p>
            <text:p>Merienda</text:p>
            <text:p>Tranquila</text:p>
            <text:p><text:span text:style-name="T5">17:30hs</text:span></text:p>
          </table:table-cell>
          <table:table-cell/>
          <table:table-cell table:style-name="ce74" table:number-columns-spanned="1" table:number-rows-spanned="4"/>
          <table:table-cell table:number-columns-repeated="2"/>
          <table:table-cell office:value-type="string" calcext:value-type="string">
            <text:p>17:00hs:Estudio/</text:p>
            <text:p>Trabajo</text:p>
            <text:p><text:span text:style-name="T5">18:00hs</text:span></text:p>
          </table:table-cell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5">17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table:style-name="ce21" table:number-columns-repeated="3"/>
          <table:table-cell office:value-type="string" calcext:value-type="string">
            <text:p>16:00hs:</text:p>
            <text:p>Merienda</text:p>
            <text:p>Tranquila</text:p>
            <text:p><text:span text:style-name="T5">17:30hs</text:span></text:p>
          </table:table-cell>
          <table:table-cell/>
          <table:table-cell table:style-name="ce74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table:style-name="ce13"/>
          <table:table-cell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/>
          <table:table-cell office:value-type="string" calcext:value-type="string">
            <text:p>18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7">Resto del día</text:span></text:p>
          </table:table-cell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/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0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Estudio/Trabajo</text:p>
            <text:p><text:span text:style-name="T5">22:3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80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7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<text:span text:style-name="T6">23:30hs</text:span></text:p>
            <text:p><text:span text:style-name="T6">-</text:span></text:p>
            <text:p><text:span text:style-name="T6">01:00hs</text:span>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77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77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6">19:00hs</text:span></text:p>
            <text:p><text:span text:style-name="T6">-</text:span></text:p>
            <text:p><text:span text:style-name="T6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77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6">21:00hs</text:span></text:p>
            <text:p><text:span text:style-name="T6">-</text:span></text:p>
            <text:p><text:span text:style-name="T6">22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77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6">19:00hs</text:span></text:p>
            <text:p><text:span text:style-name="T6">-</text:span></text:p>
            <text:p><text:span text:style-name="T6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77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6">19:00hs</text:span></text:p>
            <text:p><text:span text:style-name="T6">-</text:span></text:p>
            <text:p><text:span text:style-name="T6">20:00hs</text:span></text:p>
          </table:table-cell>
          <table:table-cell table:style-name="ce19" office:value-type="string" calcext:value-type="string">
            <text:p>21:00hs</text:p>
            <text:p>-</text:p>
            <text:p>22:00hs</text:p>
          </table:table-cell>
          <table:table-cell table:style-name="ce77" office:value-type="string" calcext:value-type="string">
            <text:p>21:30hs</text:p>
            <text:p>-</text:p>
            <text:p>22:00hs</text:p>
          </table:table-cell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0" office:value-type="string" calcext:value-type="string" table:number-columns-spanned="127" table:number-rows-spanned="1">
            <text:p>Patrón Épsilon [Eficiencia (37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ÉPSILON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10">
          <table:table-cell table:style-name="ce1"/>
          <table:table-cell table:style-name="ce12"/>
          <table:table-cell table:style-name="ce20" table:number-columns-repeated="5"/>
          <table:table-cell table:style-name="ce30" office:value-type="string" calcext:value-type="string">
            <text:p>Recuperar la mayor</text:p>
            <text:p>Cantidad de </text:p>
            <text:p>Energías posibles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table:number-columns-repeated="3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<text:span text:style-name="T6">Espacio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Atender </text:span></text:p>
            <text:p><text:span text:style-name="T6">Necesidades</text:span></text:p>
            <text:p><text:span text:style-name="T6">Urgentes de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Atender </text:span></text:p>
            <text:p><text:span text:style-name="T6">Necesidades</text:span></text:p>
            <text:p><text:span text:style-name="T6">Urgentes de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Atender </text:span></text:p>
            <text:p><text:span text:style-name="T6">Necesidades</text:span></text:p>
            <text:p><text:span text:style-name="T6">Urgentes de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 office:value-type="string" calcext:value-type="string">
            <text:p>Atender </text:p>
            <text:p>Necesidades</text:p>
            <text:p>Urgentes de</text:p>
            <text:p><text:span text:style-name="T6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6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6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/>
          <table:table-cell table:style-name="ce20" office:value-type="string" calcext:value-type="string">
            <text:p>Espacio </text:p>
            <text:p>Para 1 proyecto</text:p>
            <text:p><text:span text:style-name="T6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6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number-columns-repeated="2"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 table:number-columns-repeated="29"/>
        </table:table-row>
        <table:table-row table:style-name="ro8">
          <table:table-cell/>
          <table:table-cell table:style-name="ce13"/>
          <table:table-cell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style-name="ce21" table:number-columns-repeated="2"/>
          <table:table-cell table:style-name="ce74" table:number-columns-spanned="1" table:number-rows-spanned="10"/>
          <table:table-cell table:number-columns-repeated="3"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 table:number-columns-repeated="3"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style-name="ce21" table:number-columns-repeated="2"/>
          <table:table-cell table:style-name="ce74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style-name="ce21" table:number-columns-repeated="2"/>
          <table:table-cell table:style-name="ce74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table:number-columns-repeated="5"/>
          <table:table-cell table:style-name="ce74" table:number-columns-spanned="1" table:number-rows-spanned="10"/>
          <table:table-cell/>
          <table:table-cell table:style-name="ce13"/>
          <table:table-cell table:number-columns-repeated="5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4"/>
          <table:covered-table-cell/>
          <table:table-cell table:number-columns-repeated="2"/>
          <table:table-cell table:style-name="Default"/>
          <table:table-cell table:style-name="ce21" table:number-columns-repeated="2"/>
          <table:table-cell table:style-name="Default"/>
          <table:table-cell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4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table:number-columns-repeated="5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4:30hs: Galactic</text:p>
            <text:p>Gym</text:p>
            <text:p><text:span text:style-name="T5">16:30hs</text:span></text:p>
          </table:table-cell>
          <table:table-cell table:number-columns-repeated="2"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5:35hs:</text:p>
            <text:p>Reflexión</text:p>
            <text:p><text:span text:style-name="T5">16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3"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3"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9"/>
        </table:table-row>
        <table:table-row table:style-name="ro8"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31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0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/>
          <table:table-cell table:style-name="ce22"/>
          <table:table-cell table:style-name="ce19" table:number-columns-repeated="2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table:style-name="ce19"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table:number-columns-repeated="3"/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3" office:value-type="string" calcext:value-type="string" table:number-columns-spanned="127" table:number-rows-spanned="1">
            <text:p>Patrón Delta [Eficiencia 68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1">
          <table:table-cell/>
          <table:table-cell table:style-name="ce4" office:value-type="string" calcext:value-type="string" table:number-columns-spanned="7" table:number-rows-spanned="1">
            <text:p>Horario de rutina técnico: Sub-zero (nivel 0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itmo </text:span>(nivel 3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68" office:value-type="string" calcext:value-type="string" table:number-columns-spanned="5" table:number-rows-spanned="1">
            <text:p>Tiempos Activos largos</text:p>
          </table:table-cell>
          <table:covered-table-cell table:style-name="ce70"/>
          <table:covered-table-cell table:number-columns-repeated="3" table:style-name="ce72"/>
          <table:table-cell table:style-name="ce68" office:value-type="string" calcext:value-type="string" table:number-columns-spanned="5" table:number-rows-spanned="1">
            <text:p>Tiempos Activos cortos</text:p>
          </table:table-cell>
          <table:covered-table-cell table:style-name="ce70"/>
          <table:covered-table-cell table:number-columns-repeated="3" table:style-name="ce72"/>
          <table:table-cell table:number-columns-repeated="17"/>
          <table:table-cell table:style-name="ce73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69" office:value-type="string" calcext:value-type="string">
            <text:p>Niveles</text:p>
          </table:table-cell>
          <table:table-cell table:style-name="ce69" office:value-type="string" calcext:value-type="string">
            <text:p>Despertar</text:p>
            <text:p>Mínimo</text:p>
          </table:table-cell>
          <table:table-cell table:style-name="ce69" office:value-type="string" calcext:value-type="string">
            <text:p>Despertar</text:p>
            <text:p>Máximo</text:p>
          </table:table-cell>
          <table:table-cell table:style-name="ce69" office:value-type="string" calcext:value-type="string">
            <text:p>Ensueño</text:p>
            <text:p>Mínimo</text:p>
          </table:table-cell>
          <table:table-cell table:style-name="ce69" office:value-type="string" calcext:value-type="string">
            <text:p>Ensueño</text:p>
            <text:p>Máximo</text:p>
          </table:table-cell>
          <table:table-cell table:style-name="ce69" office:value-type="string" calcext:value-type="string">
            <text:p>Niveles</text:p>
          </table:table-cell>
          <table:table-cell table:style-name="ce69" office:value-type="string" calcext:value-type="string">
            <text:p>Despertar</text:p>
            <text:p>Mínimo</text:p>
          </table:table-cell>
          <table:table-cell table:style-name="ce69" office:value-type="string" calcext:value-type="string">
            <text:p>Despertar</text:p>
            <text:p>Máximo</text:p>
          </table:table-cell>
          <table:table-cell table:style-name="ce69" office:value-type="string" calcext:value-type="string">
            <text:p>Ensueño</text:p>
            <text:p>Mínimo</text:p>
          </table:table-cell>
          <table:table-cell table:style-name="ce69" office:value-type="string" calcext:value-type="string">
            <text:p>Ensueño</text:p>
            <text:p>Máximo</text:p>
          </table:table-cell>
          <table:table-cell table:number-columns-repeated="18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9" office:value-type="float" office:value="0" calcext:value-type="float">
            <text:p>0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0" calcext:value-type="float">
            <text:p>0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69" office:value-type="float" office:value="1" calcext:value-type="float">
            <text:p>1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1" calcext:value-type="float">
            <text:p>1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12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 table:number-columns-repeated="9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0">08:30hs</text:span></text:p>
            <text:p><text:span text:style-name="T10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0">08:30hs</text:span></text:p>
            <text:p><text:span text:style-name="T10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/>
          <table:table-cell table:style-name="ce69" office:value-type="float" office:value="2" calcext:value-type="float">
            <text:p>2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2" calcext:value-type="float">
            <text:p>2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8">
          <table:table-cell table:number-columns-repeated="7"/>
          <table:table-cell table:style-name="ce74" table:number-columns-spanned="1" table:number-rows-spanned="10"/>
          <table:table-cell/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/>
          <table:table-cell office:value-type="string" calcext:value-type="string">
            <text:p>11:30hs:Desayuno</text:p>
            <text:p><text:span text:style-name="T5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8:30hs:Desayuno</text:p>
            <text:p><text:span text:style-name="T5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/>
          <table:table-cell table:style-name="ce74" table:number-columns-spanned="1" table:number-rows-spanned="10"/>
          <table:table-cell/>
          <table:table-cell office:value-type="string" calcext:value-type="string">
            <text:p>08:30hs:Desayuno</text:p>
            <text:p><text:span text:style-name="T5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/>
          <table:table-cell table:style-name="ce74" table:number-columns-spanned="1" table:number-rows-spanned="10"/>
          <table:table-cell/>
          <table:table-cell table:style-name="ce69" office:value-type="float" office:value="3" calcext:value-type="float">
            <text:p>3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3" calcext:value-type="float">
            <text:p>3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0:00hs:</text:p>
            <text:p>Espacio de</text:p>
            <text:p>Juego</text:p>
            <text:p><text:span text:style-name="T5">14:30hs</text:span></text:p>
          </table:table-cell>
          <table:table-cell office:value-type="string" calcext:value-type="string">
            <text:p>10:00hs:</text:p>
            <text:p>Espacio de</text:p>
            <text:p>Juego</text:p>
            <text:p><text:span text:style-name="T5">14:30hs</text:span></text:p>
          </table:table-cell>
          <table:table-cell table:style-name="Default"/>
          <table:table-cell office:value-type="string" calcext:value-type="string">
            <text:p>10:00hs:</text:p>
            <text:p>Espacio de</text:p>
            <text:p>Juego</text:p>
            <text:p><text:span text:style-name="T5">14:30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6">08:30hs:</text:span></text:p>
            <text:p><text:span text:style-name="T6">Espacio de</text:span></text:p>
            <text:p><text:span text:style-name="T6">Juego</text:span></text:p>
            <text:p><text:span text:style-name="T7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50hs</text:span></text:p>
          </table:table-cell>
          <table:table-cell office:value-type="string" calcext:value-type="string">
            <text:p><text:span text:style-name="T6">09:30hs:</text:span></text:p>
            <text:p><text:span text:style-name="T6">Código Libre </text:span></text:p>
            <text:p><text:span text:style-name="T7">10:50hs</text:span></text:p>
          </table:table-cell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35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50hs</text:span></text:p>
          </table:table-cell>
          <table:table-cell office:value-type="string" calcext:value-type="string">
            <text:p><text:span text:style-name="T6">09:30hs:</text:span></text:p>
            <text:p><text:span text:style-name="T6">Código Libre </text:span></text:p>
            <text:p><text:span text:style-name="T7">10:50hs</text:span></text:p>
          </table:table-cell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35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5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5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table:style-name="Default"/>
          <table:table-cell table:number-columns-repeated="2"/>
          <table:covered-table-cell/>
          <table:table-cell/>
          <table:table-cell office:value-type="string" calcext:value-type="string">
            <text:p><text:span text:style-name="T6">09:30hs:Espacio</text:span></text:p>
            <text:p><text:span text:style-name="T6">para proyecto</text:span></text:p>
            <text:p><text:span text:style-name="T7">09:50hs</text:span></text:p>
          </table:table-cell>
          <table:table-cell office:value-type="string" calcext:value-type="string">
            <text:p>06:30hs:</text:p>
            <text:p>Estudio/Trabajo</text:p>
            <text:p><text:span text:style-name="T5">07:30hs</text:span></text:p>
          </table:table-cell>
          <table:table-cell office:value-type="string" calcext:value-type="string">
            <text:p>09:30hs:</text:p>
            <text:p>Estudio/Trabajo</text:p>
            <text:p><text:span text:style-name="T5">10:0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5">0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09:30hs:Espacio</text:span></text:p>
            <text:p><text:span text:style-name="T6">para proyecto</text:span></text:p>
            <text:p><text:span text:style-name="T7">09:5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5">08:00hs</text:span></text:p>
          </table:table-cell>
          <table:table-cell office:value-type="string" calcext:value-type="string">
            <text:p>09:30hs:</text:p>
            <text:p>Estudio/Trabajo</text:p>
            <text:p><text:span text:style-name="T5">10:00hs</text:span></text:p>
          </table:table-cell>
          <table:table-cell office:value-type="string" calcext:value-type="string">
            <text:p>06:30hs:</text:p>
            <text:p>Estudio/Trabajo</text:p>
            <text:p><text:span text:style-name="T5">07:30hs</text:span></text:p>
          </table:table-cell>
          <table:table-cell table:number-columns-repeated="2"/>
          <table:covered-table-cell/>
          <table:table-cell/>
          <table:table-cell table:style-name="ce69" office:value-type="float" office:value="4" calcext:value-type="float">
            <text:p>4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4" calcext:value-type="float">
            <text:p>4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-11:30hs-</text:span></text:p>
          </table:table-cell>
          <table:table-cell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5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/>
          <table:table-cell table:style-name="Default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-11:30hs-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5hs</text:span></text:p>
          </table:table-cell>
          <table:table-cell table:number-columns-repeated="2"/>
          <table:table-cell table:style-name="Default"/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1:35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3"/>
          <table:table-cell office:value-type="string" calcext:value-type="string">
            <text:p>10:20hs:</text:p>
            <text:p>Estudio/</text:p>
            <text:p>Trabajo</text:p>
            <text:p><text:span text:style-name="T5">10:40hs</text:span></text:p>
          </table:table-cell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40hs</text:span></text:p>
          </table:table-cell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5">10:00hs</text:span></text:p>
          </table:table-cell>
          <table:table-cell office:value-type="string" calcext:value-type="string">
            <text:p><text:span text:style-name="T6">07:30hs:</text:span></text:p>
            <text:p><text:span text:style-name="T6">Galactic</text:span></text:p>
            <text:p><text:span text:style-name="T6">Gym</text:span></text:p>
            <text:p><text:span text:style-name="T7">09:00hs</text:span></text:p>
          </table:table-cell>
          <table:table-cell/>
          <table:table-cell office:value-type="string" calcext:value-type="string">
            <text:p>08:00hs:</text:p>
            <text:p>Baño</text:p>
            <text:p><text:span text:style-name="T5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40hs</text:span></text:p>
          </table:table-cell>
          <table:table-cell/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5">10:00hs</text:span></text:p>
          </table:table-cell>
          <table:table-cell office:value-type="string" calcext:value-type="string">
            <text:p>08:00hs:</text:p>
            <text:p>Baño</text:p>
            <text:p><text:span text:style-name="T5">09:00hs</text:span></text:p>
          </table:table-cell>
          <table:table-cell/>
          <table:table-cell office:value-type="string" calcext:value-type="string">
            <text:p><text:span text:style-name="T6">07:30hs:</text:span></text:p>
            <text:p><text:span text:style-name="T6">Galactic</text:span></text:p>
            <text:p><text:span text:style-name="T6">Gym</text:span></text:p>
            <text:p><text:span text:style-name="T7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40hs</text:span></text:p>
          </table:table-cell>
          <table:table-cell/>
          <table:covered-table-cell/>
          <table:table-cell/>
          <table:table-cell table:style-name="ce69" office:value-type="float" office:value="5" calcext:value-type="float">
            <text:p>5</text:p>
          </table:table-cell>
          <table:table-cell table:style-name="ce71" office:value-type="string" calcext:value-type="string">
            <text:p>08:00hs</text:p>
          </table:table-cell>
          <table:table-cell table:style-name="ce71" office:value-type="string" calcext:value-type="string">
            <text:p>09:00hs</text:p>
          </table:table-cell>
          <table:table-cell table:style-name="ce71" office:value-type="string" calcext:value-type="string">
            <text:p>23:30hs</text:p>
          </table:table-cell>
          <table:table-cell table:style-name="ce71" office:value-type="string" calcext:value-type="string">
            <text:p>02:00hs</text:p>
          </table:table-cell>
          <table:table-cell table:style-name="ce69" office:value-type="float" office:value="5" calcext:value-type="float">
            <text:p>5</text:p>
          </table:table-cell>
          <table:table-cell table:style-name="ce71" office:value-type="string" calcext:value-type="string">
            <text:p>10:30hs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23:30hs</text:p>
          </table:table-cell>
          <table:table-cell table:style-name="ce71" office:value-type="string" calcext:value-type="string">
            <text:p>02:00hs</text:p>
          </table:table-cell>
          <table:table-cell table:number-columns-repeated="18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9:00hs: Baño</text:p>
            <text:p><text:span text:style-name="T5">10:00hs</text:span></text:p>
          </table:table-cell>
          <table:table-cell/>
          <table:table-cell office:value-type="string" calcext:value-type="string">
            <text:p>09:0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9:0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/>
          <table:table-cell office:value-type="string" calcext:value-type="string">
            <text:p>09:00hs: Baño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69" office:value-type="float" office:value="6" calcext:value-type="float">
            <text:p>6</text:p>
          </table:table-cell>
          <table:table-cell table:style-name="ce71" office:value-type="string" calcext:value-type="string">
            <text:p>07:15hs</text:p>
          </table:table-cell>
          <table:table-cell table:style-name="ce71" office:value-type="string" calcext:value-type="string">
            <text:p>08:10hs</text:p>
          </table:table-cell>
          <table:table-cell table:style-name="ce71" office:value-type="string" calcext:value-type="string">
            <text:p>22:00hs</text:p>
          </table:table-cell>
          <table:table-cell table:style-name="ce71" office:value-type="string" calcext:value-type="string">
            <text:p>01:00hs</text:p>
          </table:table-cell>
          <table:table-cell table:style-name="ce69" office:value-type="float" office:value="6" calcext:value-type="float">
            <text:p>6</text:p>
          </table:table-cell>
          <table:table-cell table:style-name="ce71" office:value-type="string" calcext:value-type="string">
            <text:p>09:30hs</text:p>
          </table:table-cell>
          <table:table-cell table:style-name="ce71" office:value-type="string" calcext:value-type="string">
            <text:p>10:30hs</text:p>
          </table:table-cell>
          <table:table-cell table:style-name="ce71" office:value-type="string" calcext:value-type="string">
            <text:p>22:00hs</text:p>
          </table:table-cell>
          <table:table-cell table:style-name="ce71" office:value-type="string" calcext:value-type="string">
            <text:p>01:00hs</text:p>
          </table:table-cell>
          <table:table-cell table:number-columns-repeated="18"/>
        </table:table-row>
        <table:table-row table:style-name="ro8">
          <table:table-cell office:value-type="string" calcext:value-type="string">
            <text:p>:</text:p>
          </table:table-cell>
          <table:table-cell table:number-columns-repeated="6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4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6">10:4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office:value-type="string" calcext:value-type="string">
            <text:p>10:00hs: </text:p>
            <text:p>Espacio de</text:p>
            <text:p>Juego</text:p>
            <text:p><text:span text:style-name="T5">11:00hs</text:span></text:p>
          </table:table-cell>
          <table:table-cell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<text:span text:style-name="T6">10:4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2"/>
          <table:table-cell office:value-type="string" calcext:value-type="string">
            <text:p>10:00hs: </text:p>
            <text:p>Espacio de</text:p>
            <text:p>Juego</text:p>
            <text:p><text:span text:style-name="T5">11:00hs</text:span></text:p>
          </table:table-cell>
          <table:table-cell office:value-type="string" calcext:value-type="string">
            <text:p><text:span text:style-name="T6">10:4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table:style-name="ce69" office:value-type="float" office:value="7" calcext:value-type="float">
            <text:p>7</text:p>
          </table:table-cell>
          <table:table-cell table:style-name="ce69" office:value-type="string" calcext:value-type="string">
            <text:p>07:00hs</text:p>
          </table:table-cell>
          <table:table-cell table:style-name="ce69" office:value-type="string" calcext:value-type="string">
            <text:p>08:0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string" calcext:value-type="string">
            <text:p>23:30hs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string" calcext:value-type="string">
            <text:p>09:00hs</text:p>
          </table:table-cell>
          <table:table-cell table:style-name="ce69" office:value-type="string" calcext:value-type="string">
            <text:p>10:0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string" calcext:value-type="string">
            <text:p>00:30hs</text:p>
          </table:table-cell>
          <table:table-cell table:number-columns-repeated="18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11:30hs:</text:p>
            <text:p>Espacio de</text:p>
            <text:p>Juego</text:p>
            <text:p><text:span text:style-name="T5">14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<text:span text:style-name="T6">08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covered-table-cell/>
          <table:table-cell table:number-columns-repeated="7"/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table:number-columns-repeated="2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table:number-columns-repeated="2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/>
          <table:table-cell table:style-name="ce69" office:value-type="float" office:value="8" calcext:value-type="float">
            <text:p>8</text:p>
          </table:table-cell>
          <table:table-cell table:style-name="ce69" office:value-type="string" calcext:value-type="string">
            <text:p>06:00hs</text:p>
          </table:table-cell>
          <table:table-cell table:style-name="ce69" office:value-type="string" calcext:value-type="string">
            <text:p>07:00hs</text:p>
          </table:table-cell>
          <table:table-cell table:style-name="ce69" office:value-type="string" calcext:value-type="string">
            <text:p>21:45hs</text:p>
          </table:table-cell>
          <table:table-cell table:style-name="ce69" office:value-type="string" calcext:value-type="string">
            <text:p>23:00hs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string" calcext:value-type="string">
            <text:p>09:00hs</text:p>
          </table:table-cell>
          <table:table-cell table:style-name="ce69" office:value-type="string" calcext:value-type="string">
            <text:p>10:0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string" calcext:value-type="string">
            <text:p>00:30hs</text:p>
          </table:table-cell>
          <table:table-cell table:number-columns-repeated="18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table:style-name="ce69" office:value-type="float" office:value="9" calcext:value-type="float">
            <text:p>9</text:p>
          </table:table-cell>
          <table:table-cell table:style-name="ce69" office:value-type="string" calcext:value-type="string">
            <text:p>05:30hs</text:p>
          </table:table-cell>
          <table:table-cell table:style-name="ce69" office:value-type="string" calcext:value-type="string">
            <text:p>06:30hs</text:p>
          </table:table-cell>
          <table:table-cell table:style-name="ce69" office:value-type="string" calcext:value-type="string">
            <text:p>21:3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string" calcext:value-type="string">
            <text:p>08:30hs</text:p>
          </table:table-cell>
          <table:table-cell table:style-name="ce69" office:value-type="string" calcext:value-type="string">
            <text:p>09:30hs</text:p>
          </table:table-cell>
          <table:table-cell table:style-name="ce69" office:value-type="string" calcext:value-type="string">
            <text:p>21:30hs</text:p>
          </table:table-cell>
          <table:table-cell table:style-name="ce69" office:value-type="string" calcext:value-type="string">
            <text:p>00:30hs</text:p>
          </table:table-cell>
          <table:table-cell table:number-columns-repeated="18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5:00hs: Galactic</text:p>
            <text:p>Gym</text:p>
            <text:p><text:span text:style-name="T5">17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14:30hs:</text:p>
            <text:p>Tiempo</text:p>
            <text:p>Multi-usos</text:p>
            <text:p><text:span text:style-name="T5">Resto del día</text:span></text:p>
          </table:table-cell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 </text:span></text:p>
            <text:p><text:span text:style-name="T6">Código Libre</text:span></text:p>
            <text:p><text:span text:style-name="T7">16:5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 Libre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6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 Libre</text:span></text:p>
            <text:p><text:span text:style-name="T7">15:30hs</text:span></text:p>
          </table:table-cell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6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5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5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5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/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</text:p>
            <text:p>Código</text:p>
            <text:p>Libre</text:p>
            <text:p><text:span text:style-name="T5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4:4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4:30hs:</text:p>
            <text:p>Código</text:p>
            <text:p>Libre</text:p>
            <text:p><text:span text:style-name="T5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4:4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2"/>
          <table:table-cell office:value-type="string" calcext:value-type="string">
            <text:p>15:20hs:</text:p>
            <text:p>Espacio de</text:p>
            <text:p>Juego</text:p>
            <text:p><text:span text:style-name="T5">16:00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14:30hs</text:span></text:p>
          </table:table-cell>
          <table:table-cell/>
          <table:table-cell office:value-type="string" calcext:value-type="string">
            <text:p>15:20hs:</text:p>
            <text:p>Espacio de</text:p>
            <text:p>Juego</text:p>
            <text:p><text:span text:style-name="T5">14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5">17:00hs</text:span></text:p>
          </table:table-cell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Código</text:p>
            <text:p>Libre</text:p>
            <text:p><text:span text:style-name="T5">17:00hs</text:span></text:p>
          </table:table-cell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 office:value-type="string" calcext:value-type="string">
            <text:p><text:span text:style-name="T6">16:2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2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Código Libre</text:span></text:p>
            <text:p><text:span text:style-name="T7">16:30hs</text:span></text:p>
          </table:table-cell>
          <table:table-cell office:value-type="string" calcext:value-type="string">
            <text:p><text:span text:style-name="T6">16:00hs:</text:span></text:p>
            <text:p><text:span text:style-name="T6">Código Libre</text:span></text:p>
            <text:p><text:span text:style-name="T7">17:00hs</text:span></text:p>
          </table:table-cell>
          <table:table-cell office:value-type="string" calcext:value-type="string">
            <text:p><text:span text:style-name="T6">15:3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</text:span></text:p>
            <text:p><text:span text:style-name="T7">17:30hs-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Código Libre</text:span></text:p>
            <text:p><text:span text:style-name="T7">16:3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3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6:00hs:</text:span></text:p>
            <text:p><text:span text:style-name="T6">Código Libre</text:span></text:p>
            <text:p><text:span text:style-name="T7">17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</text:span></text:p>
            <text:p><text:span text:style-name="T7">17:30hs-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55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1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55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1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55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1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5:00hs:</text:p>
            <text:p>Espacio</text:p>
            <text:p>Para proyecto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6:30hs</text:span></text:p>
          </table:table-cell>
          <table:table-cell/>
          <table:table-cell office:value-type="string" calcext:value-type="string">
            <text:p>15:00hs:</text:p>
            <text:p>Espacio</text:p>
            <text:p>Para proyecto</text:p>
            <text:p><text:span text:style-name="T5">15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4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8:30hs:</text:span></text:p>
            <text:p><text:span text:style-name="T6">Código</text:span></text:p>
            <text:p><text:span text:style-name="T6">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</text:span></text:p>
            <text:p><text:span text:style-name="T7">17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</text:span></text:p>
            <text:p><text:span text:style-name="T7">17:3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35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4:40hs:Estudio/</text:span></text:p>
            <text:p><text:span text:style-name="T6">trabajo</text:span></text:p>
            <text:p><text:span text:style-name="T7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35hs-</text:span></text:p>
          </table:table-cell>
          <table:table-cell office:value-type="string" calcext:value-type="string">
            <text:p><text:span text:style-name="T6">14:40hs:Estudio/</text:span></text:p>
            <text:p><text:span text:style-name="T6">trabajo</text:span></text:p>
            <text:p><text:span text:style-name="T7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9"/>
        </table:table-row>
        <table:table-row table:style-name="ro8">
          <table:table-cell table:number-columns-repeated="7"/>
          <table:table-cell table:style-name="ce74" table:number-columns-spanned="1" table:number-rows-spanned="4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table:style-name="ce74" table:number-columns-spanned="1" table:number-rows-spanned="4"/>
          <table:table-cell table:number-columns-repeated="3"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18:00hs: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3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-Resto del día.</text:span></text:p>
          </table:table-cell>
          <table:table-cell office:value-type="string" calcext:value-type="string">
            <text:p><text:span text:style-name="T6">23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3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2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1:0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/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30hs:Baño</text:p>
            <text:p><text:span text:style-name="T5">22: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6">22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6">22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80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13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<text:span text:style-name="T6">23:30hs</text:span></text:p>
            <text:p><text:span text:style-name="T6">-</text:span></text:p>
            <text:p><text:span text:style-name="T6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30hs</text:span></text:p>
            <text:p><text:span text:style-name="T6">-</text:span></text:p>
            <text:p><text:span text:style-name="T6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2:30hs</text:span></text:p>
            <text:p><text:span text:style-name="T6">-</text:span></text:p>
            <text:p><text:span text:style-name="T6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30hs</text:span></text:p>
            <text:p><text:span text:style-name="T6">-</text:span></text:p>
            <text:p><text:span text:style-name="T6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7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7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4" office:value-type="string" calcext:value-type="string" table:number-columns-spanned="127" table:number-rows-spanned="1">
            <text:p>Patrón Platteau [Eficiencia 73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4">
          <table:table-cell/>
          <table:table-cell table:style-name="ce4" office:value-type="string" calcext:value-type="string" table:number-columns-spanned="7" table:number-rows-spanned="1">
            <text:p>Horario de rutina técnico: Sub-zero (nivel 0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</text:span> II (Nivel 9) [PATRÓN PLATTEAU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1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65" office:value-type="string" calcext:value-type="string" table:number-columns-spanned="6" table:number-rows-spanned="1">
            <text:p>Primera parte</text:p>
          </table:table-cell>
          <table:covered-table-cell table:number-columns-repeated="5"/>
          <table:table-cell table:style-name="ce74" table:number-columns-spanned="1" table:number-rows-spanned="15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7">
          <table:table-cell table:style-name="ce1"/>
          <table:table-cell table:number-columns-repeated="96"/>
          <table:table-cell office:value-type="string" calcext:value-type="string">
            <text:p>00:00hs:</text:p>
            <text:p>Durmiendo</text:p>
            <text:p><text:span text:style-name="T5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covered-table-cell/>
          <table:table-cell table:number-columns-repeated="53"/>
        </table:table-row>
        <table:table-row table:style-name="ro15"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/>
          <table:table-cell table:style-name="ce65" office:value-type="string" calcext:value-type="string" table:number-columns-spanned="6" table:number-rows-spanned="1">
            <text:p>Segunda parte</text:p>
          </table:table-cell>
          <table:covered-table-cell table:number-columns-repeated="6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3:00hs:</text:p>
            <text:p>Durmiendo</text:p>
            <text:p><text:span text:style-name="T5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Tercer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6:00hs:</text:p>
            <text:p>Durmiendo</text:p>
            <text:p><text:span text:style-name="T5">09:00hs</text:span></text:p>
          </table:table-cell>
          <table:table-cell office:value-type="string" calcext:value-type="string">
            <text:p><text:span text:style-name="T6">06:00hs:</text:span></text:p>
            <text:p><text:span text:style-name="T6">Estudio/Trabaj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Estudio/Trabaj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Cuar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09:00hs:</text:p>
            <text:p><text:span text:style-name="T6">Estudio/Trabajo</text:span></text:p>
            <text:p><text:span text:style-name="T5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54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0:30hs:</text:p>
            <text:p>Galactic Gym</text:p>
            <text:p><text:span text:style-name="T5">12:30hs</text:span></text:p>
          </table:table-cell>
          <table:table-cell/>
          <table:table-cell office:value-type="string" calcext:value-type="string">
            <text:p>10:30hs:</text:p>
            <text:p>Galactic Gym</text:p>
            <text:p><text:span text:style-name="T5">12:3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1:35hs:</text:span></text:p>
            <text:p><text:span text:style-name="T6">Reflexión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Quin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9">
          <table:table-cell table:number-columns-repeated="76"/>
          <table:table-cell table:style-name="Default"/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 table:number-columns-repeated="5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31"/>
        </table:table-row>
        <table:table-row table:style-name="ro7"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/>
          <table:table-cell office:value-type="string" calcext:value-type="string">
            <text:p>12:00hs:</text:p>
            <text:p>Estudio/Trabajo</text:p>
            <text:p><text:span text:style-name="T5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covered-table-cell/>
          <table:table-cell table:number-columns-repeated="7"/>
          <table:table-cell table:style-name="ce74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74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74" table:number-columns-spanned="1" table:number-rows-spanned="4"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Sex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table-cell office:value-type="string" calcext:value-type="string">
            <text:p>15:00hs:</text:p>
            <text:p>Estudio/Trabajo</text:p>
            <text:p><text:span text:style-name="T5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15"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Séptima parte</text:p>
          </table:table-cell>
          <table:covered-table-cell table:number-columns-repeated="5"/>
          <table:table-cell table:style-name="ce67" table:number-columns-spanned="1" table:number-rows-spanned="5"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9"/>
        </table:table-row>
        <table:table-row table:style-name="ro8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80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office:value-type="string" calcext:value-type="string">
            <text:p>18:00hs:</text:p>
            <text:p><text:span text:style-name="T6">Espacio de</text:span></text:p>
            <text:p><text:span text:style-name="T6">Juego</text:span></text:p>
            <text:p><text:span text:style-name="T5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covered-table-cell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15"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65" office:value-type="string" calcext:value-type="string" table:number-columns-spanned="6" table:number-rows-spanned="1">
            <text:p>Octava parte</text:p>
          </table:table-cell>
          <table:covered-table-cell table:number-columns-repeated="6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21:00hs:</text:p>
            <text:p>Espacio de Juego</text:p>
            <text:p><text:span text:style-name="T5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covered-table-cell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10"/>
          <table:table-cell table:style-name="ce19" table:number-columns-repeated="3"/>
          <table:table-cell table:style-name="ce19" office:value-type="string" calcext:value-type="string">
            <text:p><text:span text:style-name="T6">21:30hs:Regar el</text:span></text:p>
            <text:p><text:span text:style-name="T6">Jardín</text:span></text:p>
            <text:p><text:span text:style-name="T7">22:00hs</text:span></text:p>
          </table:table-cell>
          <table:table-cell table:style-name="ce19"/>
          <table:covered-table-cell table:style-name="ce7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" table:number-rows-repeated="2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4" office:value-type="string" calcext:value-type="string" table:number-columns-spanned="127" table:number-rows-spanned="1">
            <text:p>Patrón Alpha [Eficiencia 76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ALPH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Suspensión (nivel 1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Piloto (nivel 2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spuesta (nivel 3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itmo (nivel 3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Calor (nivel 4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 (Nivel 5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I (Nivel 5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 (Nivel 6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I (Nivel 6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 (Nivel 7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I (Nivel 7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 (Nivel 8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I (Nivel 8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 (Nivel 9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I (Nivel 9) [PATRÓN ALPHA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7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 table:number-columns-repeated="29"/>
        </table:table-row>
        <table:table-row table:style-name="ro8"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/>
          <table:table-cell office:value-type="string" calcext:value-type="string">
            <text:p>11:30hs:Desayuno</text:p>
            <text:p><text:span text:style-name="T5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table:style-name="ce74" table:number-columns-spanned="1" table:number-rows-spanned="10"/>
          <table:table-cell table:number-columns-repeated="3"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5">09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5">09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8:30hs:Desayuno</text:span></text:p>
            <text:p><text:span text:style-name="T6">Energizante</text:span></text:p>
            <text:p><text:span text:style-name="T7">09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6">Energizante</text:span></text:p>
            <text:p><text:span text:style-name="T7">09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00hs</text:span></text:p>
          </table:table-cell>
          <table:table-cell office:value-type="string" calcext:value-type="string">
            <text:p><text:span text:style-name="T6">08:30hs:Desayuno</text:span></text:p>
            <text:p><text:span text:style-name="T6">Energizante</text:span></text:p>
            <text:p><text:span text:style-name="T7">09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6">Energizante</text:span></text:p>
            <text:p><text:span text:style-name="T7">09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8:30hs:Desayuno</text:p>
            <text:p><text:span text:style-name="T5">09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8:1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0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0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0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0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table:style-name="ce74" table:number-columns-spanned="1" table:number-rows-spanned="10"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table-cell/>
          <table:covered-table-cell/>
          <table:table-cell table:number-columns-repeated="2"/>
          <table:table-cell table:style-name="Default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style-name="Default"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table-cell/>
          <table:covered-table-cell/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style-name="Default"/>
          <table:table-cell office:value-type="string" calcext:value-type="string">
            <text:p>10:00hs:</text:p>
            <text:p>Paseo</text:p>
            <text:p>Matutino</text:p>
            <text:p><text:span text:style-name="T5">10:45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style-name="Default"/>
          <table:table-cell table:number-columns-repeated="2"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/>
          <table:table-cell office:value-type="string" calcext:value-type="string">
            <text:p>10:00hs:</text:p>
            <text:p>Paseo</text:p>
            <text:p>Matutino</text:p>
            <text:p><text:span text:style-name="T5">10:4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style-name="ce21" table:number-columns-repeated="2"/>
          <table:table-cell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table-cell table:number-columns-repeated="3"/>
          <table:covered-table-cell/>
          <table:table-cell/>
          <table:table-cell table:style-name="ce13"/>
          <table:table-cell office:value-type="string" calcext:value-type="string">
            <text:p>08:30hs:</text:p>
            <text:p>Estudio/Trabajo</text:p>
            <text:p><text:span text:style-name="T5">09:00hs</text:span></text:p>
          </table:table-cell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table-cell table:number-columns-repeated="3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<text:span text:style-name="T6">09:30hs:</text:span></text:p>
            <text:p><text:span text:style-name="T6">Paseo</text:span></text:p>
            <text:p><text:span text:style-name="T6">Matutino</text:span></text:p>
            <text:p><text:span text:style-name="T7">10:30hs</text:span></text:p>
          </table:table-cell>
          <table:table-cell table:number-columns-repeated="3"/>
          <table:covered-table-cell/>
          <table:table-cell/>
          <table:table-cell table:style-name="ce13"/>
          <table:table-cell office:value-type="string" calcext:value-type="string">
            <text:p>08:00hs:</text:p>
            <text:p>Estudio/Trabajo</text:p>
            <text:p><text:span text:style-name="T5">09:00hs</text:span></text:p>
          </table:table-cell>
          <table:table-cell office:value-type="string" calcext:value-type="string">
            <text:p><text:span text:style-name="T6">09:30hs:</text:span></text:p>
            <text:p><text:span text:style-name="T6">Paseo</text:span></text:p>
            <text:p><text:span text:style-name="T6">Matutino</text:span></text:p>
            <text:p><text:span text:style-name="T7">10:30hs</text:span></text:p>
          </table:table-cell>
          <table:table-cell table:number-columns-repeated="3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07:00hs:</text:p>
            <text:p><text:span text:style-name="T6">Estudio/Trabajo</text:span></text:p>
            <text:p><text:span text:style-name="T6">O Código Libre</text:span></text:p>
            <text:p><text:span text:style-name="T7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/>
          <table:table-cell office:value-type="string" calcext:value-type="string">
            <text:p>07:00hs:</text:p>
            <text:p><text:span text:style-name="T6">Estudio/Trabajo</text:span></text:p>
            <text:p><text:span text:style-name="T6">O Código Libre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07:00hs:</text:p>
            <text:p><text:span text:style-name="T6">Estudio/Trabajo</text:span></text:p>
            <text:p><text:span text:style-name="T6">O Código Libre</text:span></text:p>
            <text:p><text:span text:style-name="T7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07:00hs:</text:p>
            <text:p><text:span text:style-name="T6">Estudio/Trabajo</text:span></text:p>
            <text:p><text:span text:style-name="T6">O Código Libre</text:span></text:p>
            <text:p><text:span text:style-name="T7">09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table:style-name="ce21"/>
          <table:table-cell table:style-name="Default"/>
          <table:table-cell/>
          <table:table-cell table:style-name="Default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table:number-columns-repeated="4"/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<text:span text:style-name="T6">08:30hs:</text:span></text:p>
            <text:p><text:span text:style-name="T6">Estudio/Trabajo</text:span></text:p>
            <text:p><text:span text:style-name="T7">09:00hs</text:span></text:p>
          </table:table-cell>
          <table:table-cell/>
          <table:table-cell office:value-type="string" calcext:value-type="string">
            <text:p><text:span text:style-name="T6">10:3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6">10:3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8:00hs:</text:p>
            <text:p>Estudio/Trabajo</text:p>
            <text:p><text:span text:style-name="T5">09:00hs</text:span></text:p>
          </table:table-cell>
          <table:table-cell/>
          <table:table-cell office:value-type="string" calcext:value-type="string">
            <text:p><text:span text:style-name="T6">10:3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6">10:3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08:30hs:</text:span></text:p>
            <text:p><text:span text:style-name="T6">Estudio/Trabajo</text:span></text:p>
            <text:p><text:span text:style-name="T7">10:30hs</text:span></text:p>
          </table:table-cell>
          <table:table-cell/>
          <table:table-cell table:style-name="ce21"/>
          <table:table-cell/>
          <table:table-cell office:value-type="string" calcext:value-type="string">
            <text:p><text:span text:style-name="T6">08:30hs:</text:span></text:p>
            <text:p><text:span text:style-name="T6">Código</text:span></text:p>
            <text:p><text:span text:style-name="T6">Libre</text:span></text:p>
            <text:p><text:span text:style-name="T7">09:30hs</text:span></text:p>
          </table:table-cell>
          <table:table-cell office:value-type="string" calcext:value-type="string">
            <text:p><text:span text:style-name="T6">10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08:30hs:</text:span></text:p>
            <text:p><text:span text:style-name="T6">Estudio/Trabajo</text:span></text:p>
            <text:p><text:span text:style-name="T7">10:30hs</text:span></text:p>
          </table:table-cell>
          <table:table-cell office:value-type="string" calcext:value-type="string">
            <text:p><text:span text:style-name="T6">07:30hs:</text:span></text:p>
            <text:p><text:span text:style-name="T6">Estudio/Trabajo</text:span></text:p>
            <text:p><text:span text:style-name="T7">09:00hs</text:span></text:p>
          </table:table-cell>
          <table:table-cell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6">08:30hs:</text:span></text:p>
            <text:p><text:span text:style-name="T6">Paseo</text:span></text:p>
            <text:p><text:span text:style-name="T6">matutino</text:span></text:p>
            <text:p><text:span text:style-name="T7">10:00hs</text:span></text:p>
          </table:table-cell>
          <table:table-cell office:value-type="string" calcext:value-type="string">
            <text:p><text:span text:style-name="T6">10:00hs:Estudio/</text:span></text:p>
            <text:p><text:span text:style-name="T6">Trabajo o</text:span></text:p>
            <text:p><text:span text:style-name="T6"> Código Libre</text:span></text:p>
            <text:p><text:span text:style-name="T7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office:value-type="string" calcext:value-type="string">
            <text:p><text:span text:style-name="T6">07:30hs:</text:span></text:p>
            <text:p><text:span text:style-name="T6">Galactic</text:span></text:p>
            <text:p><text:span text:style-name="T6">Gym</text:span></text:p>
            <text:p><text:span text:style-name="T7">09:00hs</text:span></text:p>
          </table:table-cell>
          <table:table-cell table:style-name="ce21"/>
          <table:table-cell/>
          <table:table-cell office:value-type="string" calcext:value-type="string">
            <text:p><text:span text:style-name="T6">08:30hs:</text:span></text:p>
            <text:p><text:span text:style-name="T6">Paseo</text:span></text:p>
            <text:p><text:span text:style-name="T6">matutino</text:span></text:p>
            <text:p><text:span text:style-name="T7">10:00hs</text:span></text:p>
          </table:table-cell>
          <table:table-cell office:value-type="string" calcext:value-type="string">
            <text:p><text:span text:style-name="T6">10:00hs:Estudio/</text:span></text:p>
            <text:p><text:span text:style-name="T6">Trabajo o</text:span></text:p>
            <text:p><text:span text:style-name="T6"> Código Libre</text:span></text:p>
            <text:p><text:span text:style-name="T7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office:value-type="string" calcext:value-type="string">
            <text:p><text:span text:style-name="T6">07:30hs:</text:span></text:p>
            <text:p><text:span text:style-name="T6">Estudio/Trabajo</text:span></text:p>
            <text:p><text:span text:style-name="T7">09:00hs</text:span></text:p>
          </table:table-cell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6">08:30hs:</text:span></text:p>
            <text:p><text:span text:style-name="T6">Paseo</text:span></text:p>
            <text:p><text:span text:style-name="T6">matutino</text:span></text:p>
            <text:p><text:span text:style-name="T7">10:00hs</text:span></text:p>
          </table:table-cell>
          <table:table-cell office:value-type="string" calcext:value-type="string">
            <text:p><text:span text:style-name="T6">10:00hs:Estudio/</text:span></text:p>
            <text:p><text:span text:style-name="T6">Trabajo o</text:span></text:p>
            <text:p><text:span text:style-name="T6"> Código Libre</text:span></text:p>
            <text:p><text:span text:style-name="T7">11:35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4"/>
          <table:table-cell office:value-type="string" calcext:value-type="string">
            <text:p><text:span text:style-name="T6">10:45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Default"/>
          <table:table-cell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10:30hs:</text:p>
            <text:p><text:span text:style-name="T6">Estudio/Trabajo</text:span></text:p>
            <text:p><text:span text:style-name="T7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10:30hs:</text:p>
            <text:p>Estudio/Trabajo</text:p>
            <text:p><text:span text:style-name="T5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10:30hs:</text:p>
            <text:p><text:span text:style-name="T6">Estudio/Trabajo</text:span></text:p>
            <text:p><text:span text:style-name="T7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10:30hs:</text:p>
            <text:p>Estudio/Trabajo</text:p>
            <text:p><text:span text:style-name="T5">11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/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6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style-name="ce21"/>
          <table:table-cell/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09:3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6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6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09:30hs</text:span></text:p>
          </table:table-cell>
          <table:table-cell table:style-name="ce21"/>
          <table:table-cell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0:00hs:</text:span></text:p>
            <text:p><text:span text:style-name="T6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<text:span text:style-name="T6">10:00hs:</text:span></text:p>
            <text:p><text:span text:style-name="T6">Estudio/Trabajo</text:span></text:p>
            <text:p><text:span text:style-name="T7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table:style-name="ce21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0:00hs:</text:span></text:p>
            <text:p><text:span text:style-name="T6">Estudio/Trabajo</text:span></text:p>
            <text:p><text:span text:style-name="T7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office:value-type="string" calcext:value-type="string">
            <text:p><text:span text:style-name="T6">11:30hs:</text:span></text:p>
            <text:p><text:span text:style-name="T6">Código</text:span></text:p>
            <text:p><text:span text:style-name="T6">Libre</text:span></text:p>
            <text:p><text:span text:style-name="T7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6">Código</text:span></text:p>
            <text:p><text:span text:style-name="T6">Libre</text:span></text:p>
            <text:p><text:span text:style-name="T7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6">Código</text:span></text:p>
            <text:p><text:span text:style-name="T6">Libre</text:span></text:p>
            <text:p><text:span text:style-name="T7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number-columns-repeated="3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3"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number-columns-repeated="2"/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4"/>
          <table:table-cell table:style-name="ce52"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8">13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style-name="Default"/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11:30hs:</text:p>
            <text:p><text:span text:style-name="T6">Respuesta a 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11:30hs:</text:p>
            <text:p>Respuesta a </text:p>
            <text:p>Estudio/Trabajo</text:p>
            <text:p><text:span text:style-name="T5">12:30hs</text:span></text:p>
          </table:table-cell>
          <table:table-cell table:number-columns-repeated="2"/>
          <table:table-cell office:value-type="string" calcext:value-type="string">
            <text:p>11:00hs:</text:p>
            <text:p>Respuesta a </text:p>
            <text:p>Estudio/Trabajo</text:p>
            <text:p><text:span text:style-name="T5">1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1:00hs:</text:p>
            <text:p>Respuesta a</text:p>
            <text:p>Estudio/trabajo</text:p>
            <text:p><text:span text:style-name="T5">12: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11:30hs:Espacio</text:p>
            <text:p>para proyecto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 table:number-columns-repeated="4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14:30hs: Galactic</text:p>
            <text:p>Gym</text:p>
            <text:p><text:span text:style-name="T5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table:style-name="Default"/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table:style-name="ce13"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table:style-name="ce13"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/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5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14:30hs:</text:p>
            <text:p><text:span text:style-name="T6">Estudio/</text:span></text:p>
            <text:p><text:span text:style-name="T6">Trabajo</text:span></text:p>
            <text:p><text:span text:style-name="T5">17:3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<text:span text:style-name="T6">14:30hs:Baño</text:span>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Situaciones</text:span></text:p>
            <text:p><text:span text:style-name="T6">Especiales</text:span></text:p>
            <text:p><text:span text:style-name="T7">17:00hs</text:span></text:p>
          </table:table-cell>
          <table:table-cell table:number-columns-repeated="5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</text:p>
            <text:p><text:span text:style-name="T6">Respuesta a </text:span></text:p>
            <text:p><text:span text:style-name="T6">Estudio/Trabajo</text:span></text:p>
            <text:p><text:span text:style-name="T7">17:00hs</text:span></text:p>
          </table:table-cell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3"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00hs:Código</text:p>
            <text:p>Libre</text:p>
            <text:p><text:span text:style-name="T5">17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16:00hs:Código</text:p>
            <text:p>Libre</text:p>
            <text:p><text:span text:style-name="T5">17:00hs</text:span></text:p>
          </table:table-cell>
          <table:table-cell/>
          <table:covered-table-cell/>
          <table:table-cell/>
          <table:table-cell office:value-type="string" calcext:value-type="string">
            <text:p>16:00hs:Estudio/</text:p>
            <text:p>trabajo</text:p>
            <text:p><text:span text:style-name="T5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6:0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6:0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6:30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6:0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5">17:35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5:35hs:</text:p>
            <text:p>Reflexión</text:p>
            <text:p><text:span text:style-name="T5">16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6:30hs:</text:p>
            <text:p>Espacio para</text:p>
            <text:p>Proyecto</text:p>
            <text:p><text:span text:style-name="T5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6:00hs: Código</text:p>
            <text:p>Libre</text:p>
            <text:p><text:span text:style-name="T5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9"/>
        </table:table-row>
        <table:table-row table:style-name="ro8"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2"/>
          <table:table-cell table:style-name="ce74" table:number-columns-spanned="1" table:number-rows-spanned="4"/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2"/>
          <table:table-cell table:style-name="ce74" table:number-columns-spanned="1" table:number-rows-spanned="4"/>
          <table:table-cell table:number-columns-repeated="3"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Respuesta a </text:span></text:p>
            <text:p><text:span text:style-name="T6">Estudio/Trabajo</text:span></text:p>
            <text:p><text:span text:style-name="T7">20:00hs</text:span></text:p>
          </table:table-cell>
          <table:table-cell table:style-name="Default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5">20:00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 </text:span></text:p>
            <text:p><text:span text:style-name="T6">Estudio/</text:span></text:p>
            <text:p><text:span text:style-name="T6">Trabajo</text:span></text:p>
            <text:p><text:span text:style-name="T7">20:00hs</text:span></text:p>
          </table:table-cell>
          <table:table-cell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 </text:span></text:p>
            <text:p><text:span text:style-name="T6">Estudio/</text:span></text:p>
            <text:p><text:span text:style-name="T6">Trabajo</text:span></text:p>
            <text:p><text:span text:style-name="T7">20:00hs</text:span></text:p>
          </table:table-cell>
          <table:table-cell/>
          <table:table-cell office:value-type="string" calcext:value-type="string">
            <text:p><text:span text:style-name="T6">18:45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5">Resto del día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table:number-columns-repeated="3"/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 table:number-columns-repeated="3"/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5">17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6:00hs:</text:p>
            <text:p>Merienda</text:p>
            <text:p>Tranquila</text:p>
            <text:p><text:span text:style-name="T5">17:30hs</text:span></text:p>
          </table:table-cell>
          <table:table-cell/>
          <table:table-cell table:style-name="ce74" table:number-columns-spanned="1" table:number-rows-spanned="4"/>
          <table:table-cell table:number-columns-repeated="2"/>
          <table:table-cell office:value-type="string" calcext:value-type="string">
            <text:p>17:00hs:Estudio/</text:p>
            <text:p>Trabajo</text:p>
            <text:p><text:span text:style-name="T5">18:00hs</text:span></text:p>
          </table:table-cell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5">17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table:style-name="ce21" table:number-columns-repeated="3"/>
          <table:table-cell office:value-type="string" calcext:value-type="string">
            <text:p>16:00hs:</text:p>
            <text:p>Merienda</text:p>
            <text:p>Tranquila</text:p>
            <text:p><text:span text:style-name="T5">17:30hs</text:span></text:p>
          </table:table-cell>
          <table:table-cell/>
          <table:table-cell table:style-name="ce74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6">18:45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/>
          <table:table-cell office:value-type="string" calcext:value-type="string">
            <text:p>18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7">Resto del día</text:span></text:p>
          </table:table-cell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0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Estudio/Trabajo</text:p>
            <text:p><text:span text:style-name="T5">22:3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80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7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<text:span text:style-name="T6">23:30hs</text:span></text:p>
            <text:p><text:span text:style-name="T6">-</text:span></text:p>
            <text:p><text:span text:style-name="T6">01:00hs</text:span>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77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77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6">19:00hs</text:span></text:p>
            <text:p><text:span text:style-name="T6">-</text:span></text:p>
            <text:p><text:span text:style-name="T6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77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6">21:00hs</text:span></text:p>
            <text:p><text:span text:style-name="T6">-</text:span></text:p>
            <text:p><text:span text:style-name="T6">22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77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6">19:00hs</text:span></text:p>
            <text:p><text:span text:style-name="T6">-</text:span></text:p>
            <text:p><text:span text:style-name="T6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77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6">19:00hs</text:span></text:p>
            <text:p><text:span text:style-name="T6">-</text:span></text:p>
            <text:p><text:span text:style-name="T6">20:00hs</text:span></text:p>
          </table:table-cell>
          <table:table-cell table:style-name="ce19" office:value-type="string" calcext:value-type="string">
            <text:p>21:00hs</text:p>
            <text:p>-</text:p>
            <text:p>22:00hs</text:p>
          </table:table-cell>
          <table:table-cell table:style-name="ce77" office:value-type="string" calcext:value-type="string">
            <text:p>21:30hs</text:p>
            <text:p>-</text:p>
            <text:p>22:00hs</text:p>
          </table:table-cell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4" office:value-type="string" calcext:value-type="string" table:number-columns-spanned="127" table:number-rows-spanned="1">
            <text:p>Patrón Omega [Eficiencia 71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OMEG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Suspensión (nivel 1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Piloto (nivel 2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spuesta (nivel 3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itmo (nivel 3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Calor (nivel 4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 (Nivel 5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I (Nivel 5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 (Nivel 6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I (Nivel 6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 (Nivel 7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I (Nivel 7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 (Nivel 8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I (Nivel 8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 (Nivel 9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I (Nivel 9) [PATRÓN OMEGA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8">
          <table:table-cell table:style-name="ce1"/>
          <table:table-cell table:style-name="ce12"/>
          <table:table-cell table:style-name="ce20" table:number-columns-repeated="5"/>
          <table:table-cell table:style-name="ce30" office:value-type="string" calcext:value-type="string">
            <text:p>Recuperar la mayor</text:p>
            <text:p>Cantidad de </text:p>
            <text:p>Energías posibles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table:number-columns-repeated="3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<text:span text:style-name="T6">Espacio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Atender </text:span></text:p>
            <text:p><text:span text:style-name="T6">Necesidades</text:span></text:p>
            <text:p><text:span text:style-name="T6">Urgentes de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Atender </text:span></text:p>
            <text:p><text:span text:style-name="T6">Necesidades</text:span></text:p>
            <text:p><text:span text:style-name="T6">Urgentes de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Atender </text:span></text:p>
            <text:p><text:span text:style-name="T6">Necesidades</text:span></text:p>
            <text:p><text:span text:style-name="T6">Urgentes de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 office:value-type="string" calcext:value-type="string">
            <text:p>Atender </text:p>
            <text:p>Necesidades</text:p>
            <text:p>Urgentes de</text:p>
            <text:p><text:span text:style-name="T6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6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6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/>
          <table:table-cell table:style-name="ce20" office:value-type="string" calcext:value-type="string">
            <text:p>Espacio </text:p>
            <text:p>Para 1 proyecto</text:p>
            <text:p><text:span text:style-name="T6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6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number-columns-repeated="2"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 table:number-columns-repeated="29"/>
        </table:table-row>
        <table:table-row table:style-name="ro8">
          <table:table-cell/>
          <table:table-cell table:style-name="ce13"/>
          <table:table-cell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table-cell table:style-name="ce21"/>
          <table:table-cell table:style-name="ce74" table:number-columns-spanned="1" table:number-rows-spanned="10"/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table-cell/>
          <table:table-cell table:style-name="ce74" table:number-columns-spanned="1" table:number-rows-spanned="10"/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style-name="ce21" table:number-columns-repeated="2"/>
          <table:table-cell table:style-name="ce74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style-name="ce21" table:number-columns-repeated="2"/>
          <table:table-cell table:style-name="ce74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 table:number-columns-repeated="3"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table-cell table:number-columns-repeated="3"/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table:number-columns-repeated="5"/>
          <table:table-cell table:style-name="ce74" table:number-columns-spanned="1" table:number-rows-spanned="10"/>
          <table:table-cell/>
          <table:table-cell table:style-name="ce13"/>
          <table:table-cell/>
          <table:table-cell office:value-type="string" calcext:value-type="string">
            <text:p><text:span text:style-name="T6">09:30hs:</text:span></text:p>
            <text:p><text:span text:style-name="T6">Paseo</text:span></text:p>
            <text:p><text:span text:style-name="T6">Matutino</text:span></text:p>
            <text:p><text:span text:style-name="T7">10:30hs</text:span></text:p>
          </table:table-cell>
          <table:table-cell table:number-columns-repeated="3"/>
          <table:table-cell table:style-name="ce74" table:number-columns-spanned="1" table:number-rows-spanned="10"/>
          <table:table-cell table:number-columns-repeated="3"/>
          <table:table-cell office:value-type="string" calcext:value-type="string">
            <text:p><text:span text:style-name="T6">09:30hs:</text:span></text:p>
            <text:p><text:span text:style-name="T6">Paseo</text:span></text:p>
            <text:p><text:span text:style-name="T6">Matutino</text:span></text:p>
            <text:p><text:span text:style-name="T7">10:30hs</text:span></text:p>
          </table:table-cell>
          <table:table-cell table:number-columns-repeated="3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5"/>
          <table:table-cell office:value-type="string" calcext:value-type="string">
            <text:p><text:span text:style-name="T6">08:30hs:</text:span></text:p>
            <text:p><text:span text:style-name="T6">Paseo</text:span></text:p>
            <text:p><text:span text:style-name="T6">matutino</text:span></text:p>
            <text:p><text:span text:style-name="T7">10:00hs</text:span></text:p>
          </table:table-cell>
          <table:table-cell/>
          <table:table-cell table:style-name="ce74" table:number-columns-spanned="1" table:number-rows-spanned="10"/>
          <table:table-cell table:number-columns-repeated="5"/>
          <table:table-cell office:value-type="string" calcext:value-type="string">
            <text:p><text:span text:style-name="T6">08:30hs:</text:span></text:p>
            <text:p><text:span text:style-name="T6">Paseo</text:span></text:p>
            <text:p><text:span text:style-name="T6">matutino</text:span></text:p>
            <text:p><text:span text:style-name="T7">10:00hs</text:span></text:p>
          </table:table-cell>
          <table:table-cell/>
          <table:table-cell table:style-name="ce74" table:number-columns-spanned="1" table:number-rows-spanned="10"/>
          <table:table-cell table:number-columns-repeated="5"/>
          <table:table-cell office:value-type="string" calcext:value-type="string">
            <text:p><text:span text:style-name="T6">08:30hs:</text:span></text:p>
            <text:p><text:span text:style-name="T6">Paseo</text:span></text:p>
            <text:p><text:span text:style-name="T6">matutino</text:span></text:p>
            <text:p><text:span text:style-name="T7">10:00hs</text:span></text:p>
          </table:table-cell>
          <table:table-cell/>
          <table:table-cell table:style-name="ce74" table:number-columns-spanned="1" table:number-rows-spanned="10"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style-name="Default"/>
          <table:table-cell office:value-type="string" calcext:value-type="string">
            <text:p>10:00hs:</text:p>
            <text:p>Paseo</text:p>
            <text:p>Matutino</text:p>
            <text:p><text:span text:style-name="T5">10:45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style-name="Default"/>
          <table:table-cell table:number-columns-repeated="2"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/>
          <table:table-cell office:value-type="string" calcext:value-type="string">
            <text:p>10:00hs:</text:p>
            <text:p>Paseo</text:p>
            <text:p>Matutino</text:p>
            <text:p><text:span text:style-name="T5">10:4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4"/>
          <table:covered-table-cell/>
          <table:table-cell table:number-columns-repeated="2"/>
          <table:table-cell table:style-name="Default"/>
          <table:table-cell table:style-name="ce21" table:number-columns-repeated="2"/>
          <table:table-cell table:style-name="Default"/>
          <table:table-cell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table-cell table:number-columns-repeated="3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table:number-columns-repeated="4"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4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table:number-columns-repeated="5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 table:number-columns-repeated="4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14:30hs: Galactic</text:p>
            <text:p>Gym</text:p>
            <text:p><text:span text:style-name="T5">16:30hs</text:span></text:p>
          </table:table-cell>
          <table:table-cell table:number-columns-repeated="2"/>
          <table:table-cell table:style-name="Default"/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number-columns-repeated="5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 table:number-columns-repeated="4"/>
          <table:covered-table-cell/>
          <table:table-cell/>
          <table:table-cell table:style-name="ce13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/>
          <table:table-cell table:style-name="ce13"/>
          <table:table-cell table:style-name="Default"/>
          <table:table-cell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5:35hs:</text:p>
            <text:p>Reflexión</text:p>
            <text:p><text:span text:style-name="T5">16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3"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table:number-columns-repeated="2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3"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9"/>
        </table:table-row>
        <table:table-row table:style-name="ro8"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5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/>
          <table:table-cell table:style-name="ce31" table:number-columns-spanned="1" table:number-rows-spanned="4"/>
          <table:table-cell table:number-columns-repeated="2"/>
          <table:table-cell table:style-name="Default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3"/>
          <table:table-cell table:style-name="ce31" table:number-columns-spanned="1" table:number-rows-spanned="4"/>
          <table:table-cell table:number-columns-repeated="5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/>
          <table:table-cell table:style-name="ce31" table:number-columns-spanned="1" table:number-rows-spanned="4"/>
          <table:table-cell table:number-columns-repeated="3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3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31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0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/>
          <table:table-cell table:style-name="ce22"/>
          <table:table-cell table:style-name="ce19" table:number-columns-repeated="2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table:style-name="ce19"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table:number-columns-repeated="3"/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3" office:value-type="string" calcext:value-type="string" table:number-columns-spanned="127" table:number-rows-spanned="1">
            <text:p>Patrón Lambda [Eficiencia 70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LAMBD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Suspensión (nivel 1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Piloto (nivel 2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itmo (nivel 3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spuesta (nivel 3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Calor (nivel 4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 (Nivel 5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I (Nivel 5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 (Nivel 6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I (Nivel 6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 (Nivel 7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I (Nivel 7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 (Nivel 8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I (Nivel 8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 (Nivel 9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I (Nivel 9) [PATRÓN LAMBDA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12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0">08:30hs</text:span></text:p>
            <text:p><text:span text:style-name="T10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0">08:30hs</text:span></text:p>
            <text:p><text:span text:style-name="T10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 table:number-columns-repeated="29"/>
        </table:table-row>
        <table:table-row table:style-name="ro8"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/>
          <table:table-cell table:style-name="ce74" table:number-columns-spanned="1" table:number-rows-spanned="10"/>
          <table:table-cell/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/>
          <table:table-cell office:value-type="string" calcext:value-type="string">
            <text:p>11:30hs:Desayuno</text:p>
            <text:p><text:span text:style-name="T5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table:style-name="ce74" table:number-columns-spanned="1" table:number-rows-spanned="10"/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3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8:30hs:Desayuno</text:p>
            <text:p><text:span text:style-name="T5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/>
          <table:table-cell table:style-name="ce74" table:number-columns-spanned="1" table:number-rows-spanned="10"/>
          <table:table-cell/>
          <table:table-cell office:value-type="string" calcext:value-type="string">
            <text:p>08:30hs:Desayuno</text:p>
            <text:p><text:span text:style-name="T5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/>
          <table:table-cell table:style-name="ce74" table:number-columns-spanned="1" table:number-rows-spanned="10"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0:00hs:</text:p>
            <text:p>Espacio de</text:p>
            <text:p>Juego</text:p>
            <text:p><text:span text:style-name="T5">14:30hs</text:span></text:p>
          </table:table-cell>
          <table:table-cell office:value-type="string" calcext:value-type="string">
            <text:p>12:00hs:</text:p>
            <text:p><text:span text:style-name="T6">Paseo de</text:span></text:p>
            <text:p><text:span text:style-name="T6">mediodía</text:span></text:p>
            <text:p><text:span text:style-name="T5">12:45hs</text:span></text:p>
          </table:table-cell>
          <table:table-cell table:style-name="Default"/>
          <table:table-cell office:value-type="string" calcext:value-type="string">
            <text:p>12:00hs:</text:p>
            <text:p><text:span text:style-name="T6">Paseo de</text:span></text:p>
            <text:p><text:span text:style-name="T6">mediodía</text:span></text:p>
            <text:p><text:span text:style-name="T5">12:45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6">08:30hs:</text:span></text:p>
            <text:p><text:span text:style-name="T6">Espacio de</text:span></text:p>
            <text:p><text:span text:style-name="T6">Juego</text:span></text:p>
            <text:p><text:span text:style-name="T7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6">08:30hs:</text:span></text:p>
            <text:p><text:span text:style-name="T6">Espacio de</text:span></text:p>
            <text:p><text:span text:style-name="T6">Juego</text:span></text:p>
            <text:p><text:span text:style-name="T7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50hs</text:span></text:p>
          </table:table-cell>
          <table:table-cell office:value-type="string" calcext:value-type="string">
            <text:p><text:span text:style-name="T6">09:30hs:</text:span></text:p>
            <text:p><text:span text:style-name="T6">Código Libre </text:span></text:p>
            <text:p><text:span text:style-name="T7">10:50hs</text:span></text:p>
          </table:table-cell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50hs</text:span></text:p>
          </table:table-cell>
          <table:table-cell office:value-type="string" calcext:value-type="string">
            <text:p><text:span text:style-name="T6">09:30hs:</text:span></text:p>
            <text:p><text:span text:style-name="T6">Código Libre </text:span></text:p>
            <text:p><text:span text:style-name="T7">10:50hs</text:span></text:p>
          </table:table-cell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35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5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5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table:style-name="Default"/>
          <table:table-cell table:number-columns-repeated="2"/>
          <table:covered-table-cell/>
          <table:table-cell/>
          <table:table-cell office:value-type="string" calcext:value-type="string">
            <text:p><text:span text:style-name="T6">09:30hs:Espacio</text:span></text:p>
            <text:p><text:span text:style-name="T6">para proyecto</text:span></text:p>
            <text:p><text:span text:style-name="T7">09:50hs</text:span></text:p>
          </table:table-cell>
          <table:table-cell office:value-type="string" calcext:value-type="string">
            <text:p>06:30hs:</text:p>
            <text:p>Estudio/Trabajo</text:p>
            <text:p><text:span text:style-name="T5">07:30hs</text:span></text:p>
          </table:table-cell>
          <table:table-cell office:value-type="string" calcext:value-type="string">
            <text:p>09:30hs:</text:p>
            <text:p>Estudio/Trabajo</text:p>
            <text:p><text:span text:style-name="T5">10:0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5">0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09:30hs:Espacio</text:span></text:p>
            <text:p><text:span text:style-name="T6">para proyecto</text:span></text:p>
            <text:p><text:span text:style-name="T7">09:5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5">08:00hs</text:span></text:p>
          </table:table-cell>
          <table:table-cell office:value-type="string" calcext:value-type="string">
            <text:p>09:30hs:</text:p>
            <text:p>Estudio/Trabajo</text:p>
            <text:p><text:span text:style-name="T5">10:00hs</text:span></text:p>
          </table:table-cell>
          <table:table-cell office:value-type="string" calcext:value-type="string">
            <text:p>06:30hs:</text:p>
            <text:p>Estudio/Trabajo</text:p>
            <text:p><text:span text:style-name="T5">07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3"/>
          <table:table-cell table:style-name="Default"/>
          <table:table-cell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-11:15hs-</text:span></text:p>
          </table:table-cell>
          <table:table-cell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5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0hs</text:span></text:p>
          </table:table-cell>
          <table:table-cell/>
          <table:table-cell table:style-name="Default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-11:30hs-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0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5hs</text:span></text:p>
          </table:table-cell>
          <table:table-cell table:number-columns-repeated="2"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 table:number-columns-repeated="6"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3"/>
          <table:table-cell office:value-type="string" calcext:value-type="string">
            <text:p>10:20hs:</text:p>
            <text:p>Estudio/</text:p>
            <text:p>Trabajo</text:p>
            <text:p><text:span text:style-name="T5">10:40hs</text:span></text:p>
          </table:table-cell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40hs</text:span></text:p>
          </table:table-cell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5">10:00hs</text:span></text:p>
          </table:table-cell>
          <table:table-cell office:value-type="string" calcext:value-type="string">
            <text:p><text:span text:style-name="T6">07:30hs:</text:span></text:p>
            <text:p><text:span text:style-name="T6">Galactic</text:span></text:p>
            <text:p><text:span text:style-name="T6">Gym</text:span></text:p>
            <text:p><text:span text:style-name="T7">09:00hs</text:span></text:p>
          </table:table-cell>
          <table:table-cell/>
          <table:table-cell office:value-type="string" calcext:value-type="string">
            <text:p>08:00hs:</text:p>
            <text:p>Baño</text:p>
            <text:p><text:span text:style-name="T5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35hs</text:span></text:p>
          </table:table-cell>
          <table:table-cell/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5">10:00hs</text:span></text:p>
          </table:table-cell>
          <table:table-cell office:value-type="string" calcext:value-type="string">
            <text:p>08:00hs:</text:p>
            <text:p>Baño</text:p>
            <text:p><text:span text:style-name="T5">09:00hs</text:span></text:p>
          </table:table-cell>
          <table:table-cell/>
          <table:table-cell office:value-type="string" calcext:value-type="string">
            <text:p><text:span text:style-name="T6">07:30hs:</text:span></text:p>
            <text:p><text:span text:style-name="T6">Galactic</text:span></text:p>
            <text:p><text:span text:style-name="T6">Gym</text:span></text:p>
            <text:p><text:span text:style-name="T7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35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3"/>
          <table:table-cell office:value-type="string" calcext:value-type="string">
            <text:p>12:00hs:</text:p>
            <text:p>Espacio de</text:p>
            <text:p>Juego</text:p>
            <text:p><text:span text:style-name="T5">14:30hs</text:span></text:p>
          </table:table-cell>
          <table:table-cell/>
          <table:table-cell office:value-type="string" calcext:value-type="string">
            <text:p>12:00hs:</text:p>
            <text:p>Espacio de</text:p>
            <text:p>Juego</text:p>
            <text:p><text:span text:style-name="T5">14:30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9:00hs: Baño</text:p>
            <text:p><text:span text:style-name="T5">10:00hs</text:span></text:p>
          </table:table-cell>
          <table:table-cell/>
          <table:table-cell office:value-type="string" calcext:value-type="string">
            <text:p>09:0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9:0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/>
          <table:table-cell office:value-type="string" calcext:value-type="string">
            <text:p>09:00hs: Baño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office:value-type="string" calcext:value-type="string">
            <text:p>:</text:p>
          </table:table-cell>
          <table:table-cell table:number-columns-repeated="6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4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6">10:4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office:value-type="string" calcext:value-type="string">
            <text:p>10:00hs: </text:p>
            <text:p>Espacio de</text:p>
            <text:p>Juego</text:p>
            <text:p><text:span text:style-name="T5">11:00hs</text:span></text:p>
          </table:table-cell>
          <table:table-cell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<text:span text:style-name="T6">10:35hs:</text:span></text:p>
            <text:p><text:span text:style-name="T6">Paseo</text:span></text:p>
            <text:p><text:span text:style-name="T6">matutino</text:span></text:p>
            <text:p><text:span text:style-name="T7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2"/>
          <table:table-cell office:value-type="string" calcext:value-type="string">
            <text:p>10:00hs: </text:p>
            <text:p>Espacio de</text:p>
            <text:p>Juego</text:p>
            <text:p><text:span text:style-name="T5">11:00hs</text:span></text:p>
          </table:table-cell>
          <table:table-cell office:value-type="string" calcext:value-type="string">
            <text:p><text:span text:style-name="T6">10:35hs:</text:span></text:p>
            <text:p><text:span text:style-name="T6">Paseo</text:span></text:p>
            <text:p><text:span text:style-name="T6">matutino</text:span></text:p>
            <text:p><text:span text:style-name="T7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11:30hs:</text:p>
            <text:p>Espacio de</text:p>
            <text:p>Juego</text:p>
            <text:p><text:span text:style-name="T5">14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<text:span text:style-name="T6">08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1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1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table:number-columns-repeated="2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/>
          <table:table-cell table:style-name="Default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15:00hs: Galactic</text:p>
            <text:p>Gym</text:p>
            <text:p><text:span text:style-name="T5">17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14:30hs:</text:p>
            <text:p>Tiempo</text:p>
            <text:p>Multi-usos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15:00hs: Galactic</text:p>
            <text:p>Gym</text:p>
            <text:p><text:span text:style-name="T5">17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14:30hs:</text:p>
            <text:p>Tiempo</text:p>
            <text:p>Multi-usos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6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6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5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5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5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/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14:30hs:</text:p>
            <text:p>Código</text:p>
            <text:p>Libre</text:p>
            <text:p><text:span text:style-name="T5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4:4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4:30hs:</text:p>
            <text:p>Código</text:p>
            <text:p>Libre</text:p>
            <text:p><text:span text:style-name="T5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4:4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2"/>
          <table:table-cell office:value-type="string" calcext:value-type="string">
            <text:p>15:20hs:</text:p>
            <text:p>Espacio de</text:p>
            <text:p>Juego</text:p>
            <text:p><text:span text:style-name="T5">16:00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14:30hs</text:span></text:p>
          </table:table-cell>
          <table:table-cell/>
          <table:table-cell office:value-type="string" calcext:value-type="string">
            <text:p>15:20hs:</text:p>
            <text:p>Espacio de</text:p>
            <text:p>Juego</text:p>
            <text:p><text:span text:style-name="T5">14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5">17:00hs</text:span></text:p>
          </table:table-cell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15hs:</text:p>
            <text:p>Código</text:p>
            <text:p>Libre</text:p>
            <text:p><text:span text:style-name="T5">17:00hs</text:span></text:p>
          </table:table-cell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 office:value-type="string" calcext:value-type="string">
            <text:p><text:span text:style-name="T6">16:2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2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/>
          <table:covered-table-cell/>
          <table:table-cell/>
          <table:table-cell office:value-type="string" calcext:value-type="string">
            <text:p>15:15hs:</text:p>
            <text:p>Código</text:p>
            <text:p>Libre</text:p>
            <text:p><text:span text:style-name="T5">17:00hs</text:span></text:p>
          </table:table-cell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 office:value-type="string" calcext:value-type="string">
            <text:p><text:span text:style-name="T6">16:2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2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/>
          <table:covered-table-cell/>
          <table:table-cell table:number-columns-repeated="3"/>
          <table:table-cell office:value-type="string" calcext:value-type="string">
            <text:p><text:span text:style-name="T6">14:30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Código Libre</text:span></text:p>
            <text:p><text:span text:style-name="T7">16:30hs</text:span></text:p>
          </table:table-cell>
          <table:table-cell office:value-type="string" calcext:value-type="string">
            <text:p><text:span text:style-name="T6">16:00hs:</text:span></text:p>
            <text:p><text:span text:style-name="T6">Código Libre</text:span></text:p>
            <text:p><text:span text:style-name="T7">17:00hs</text:span></text:p>
          </table:table-cell>
          <table:table-cell office:value-type="string" calcext:value-type="string">
            <text:p><text:span text:style-name="T6">15:15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</text:span></text:p>
            <text:p><text:span text:style-name="T7">17:30hs-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Código Libre</text:span></text:p>
            <text:p><text:span text:style-name="T7">16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 Libre</text:span></text:p>
            <text:p><text:span text:style-name="T7">15:30hs</text:span></text:p>
          </table:table-cell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</text:span></text:p>
            <text:p><text:span text:style-name="T7">17:30hs-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55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1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55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1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55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1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6:0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6:0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6:0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5:00hs:</text:p>
            <text:p>Espacio</text:p>
            <text:p>Para proyecto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6:0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6:30hs</text:span></text:p>
          </table:table-cell>
          <table:table-cell/>
          <table:table-cell office:value-type="string" calcext:value-type="string">
            <text:p>15:00hs:</text:p>
            <text:p>Espacio</text:p>
            <text:p>Para proyecto</text:p>
            <text:p><text:span text:style-name="T5">15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4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8:30hs:</text:span></text:p>
            <text:p><text:span text:style-name="T6">Código</text:span></text:p>
            <text:p><text:span text:style-name="T6">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8:30hs:</text:span></text:p>
            <text:p><text:span text:style-name="T6">Código</text:span></text:p>
            <text:p><text:span text:style-name="T6">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Paseo</text:span></text:p>
            <text:p><text:span text:style-name="T6">Vespertino</text:span></text:p>
            <text:p><text:span text:style-name="T7">17:15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3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6:00hs:</text:span></text:p>
            <text:p><text:span text:style-name="T6">Código Libre</text:span></text:p>
            <text:p><text:span text:style-name="T7">17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3"/>
          <table:table-cell office:value-type="string" calcext:value-type="string">
            <text:p><text:span text:style-name="T6">16:40hs:</text:span></text:p>
            <text:p><text:span text:style-name="T6">Paseo</text:span></text:p>
            <text:p><text:span text:style-name="T6">Vespertino</text:span></text:p>
            <text:p><text:span text:style-name="T5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6:40hs:</text:span></text:p>
            <text:p><text:span text:style-name="T6">Paseo</text:span></text:p>
            <text:p><text:span text:style-name="T6">Vespertino</text:span></text:p>
            <text:p><text:span text:style-name="T7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Paseo</text:span></text:p>
            <text:p><text:span text:style-name="T6">Vespertino</text:span></text:p>
            <text:p><text:span text:style-name="T7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35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4:40hs:Estudio/</text:span></text:p>
            <text:p><text:span text:style-name="T6">trabajo</text:span></text:p>
            <text:p><text:span text:style-name="T7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35hs-</text:span></text:p>
          </table:table-cell>
          <table:table-cell office:value-type="string" calcext:value-type="string">
            <text:p><text:span text:style-name="T6">14:40hs:Estudio/</text:span></text:p>
            <text:p><text:span text:style-name="T6">trabajo</text:span></text:p>
            <text:p><text:span text:style-name="T7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9"/>
        </table:table-row>
        <table:table-row table:style-name="ro8"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table:style-name="ce74" table:number-columns-spanned="1" table:number-rows-spanned="4"/>
          <table:table-cell table:number-columns-repeated="3"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</text:p>
            <text:p><text:span text:style-name="T6">Respuesta a </text:span></text:p>
            <text:p><text:span text:style-name="T6">Estudio/Trabajo</text:span></text:p>
            <text:p><text:span text:style-name="T7">20:40hs</text:span></text:p>
          </table:table-cell>
          <table:table-cell office:value-type="string" calcext:value-type="string">
            <text:p><text:span text:style-name="T6">20:20hs:</text:span></text:p>
            <text:p><text:span text:style-name="T6">Respuesta a </text:span></text:p>
            <text:p><text:span text:style-name="T6">Estudio/Trabajo</text:span></text:p>
            <text:p><text:span text:style-name="T7">23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<text:span text:style-name="T6">18:00hs:</text:span></text:p>
            <text:p><text:span text:style-name="T6">Respuesta a </text:span></text:p>
            <text:p><text:span text:style-name="T6">Estudio/Trabajo</text:span></text:p>
            <text:p><text:span text:style-name="T7">20:4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3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table:style-name="ce21"/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7">20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</text:span></text:p>
            <text:p><text:span text:style-name="T7">17:3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7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7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7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-Resto del día.</text:span></text:p>
          </table:table-cell>
          <table:table-cell office:value-type="string" calcext:value-type="string">
            <text:p><text:span text:style-name="T6">23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45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-Resto del día.</text:span></text:p>
          </table:table-cell>
          <table:table-cell office:value-type="string" calcext:value-type="string">
            <text:p><text:span text:style-name="T6">23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45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3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1:0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30hs:Baño</text:p>
            <text:p><text:span text:style-name="T5">22: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2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number-columns-repeated="3"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2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6">22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80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13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<text:span text:style-name="T6">23:30hs</text:span></text:p>
            <text:p><text:span text:style-name="T6">-</text:span></text:p>
            <text:p><text:span text:style-name="T6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30hs</text:span></text:p>
            <text:p><text:span text:style-name="T6">-</text:span></text:p>
            <text:p><text:span text:style-name="T6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2:30hs</text:span></text:p>
            <text:p><text:span text:style-name="T6">-</text:span></text:p>
            <text:p><text:span text:style-name="T6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30hs</text:span></text:p>
            <text:p><text:span text:style-name="T6">-</text:span></text:p>
            <text:p><text:span text:style-name="T6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7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7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4" office:value-type="string" calcext:value-type="string" table:number-columns-spanned="127" table:number-rows-spanned="1">
            <text:p>Patrón Smooth [Eficiencia 77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SMOOTH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Suspensión (nivel 1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Piloto (nivel 2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spuesta (nivel 3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itmo (nivel 3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Calor (nivel 4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 (Nivel 5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I (Nivel 5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 (Nivel 6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I (Nivel 6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 (Nivel 7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I (Nivel 7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 (Nivel 8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I (Nivel 8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 (Nivel 9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I (Nivel 9) [PATRÓN SMOOTH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1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65" office:value-type="string" calcext:value-type="string" table:number-columns-spanned="6" table:number-rows-spanned="1">
            <text:p>Primera parte</text:p>
          </table:table-cell>
          <table:covered-table-cell table:number-columns-repeated="5"/>
          <table:table-cell table:style-name="ce74" table:number-columns-spanned="1" table:number-rows-spanned="1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7">
          <table:table-cell table:style-name="ce1"/>
          <table:table-cell table:number-columns-repeated="96"/>
          <table:table-cell office:value-type="string" calcext:value-type="string">
            <text:p>00:00hs:</text:p>
            <text:p>Durmiendo</text:p>
            <text:p><text:span text:style-name="T5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covered-table-cell/>
          <table:table-cell table:number-columns-repeated="53"/>
        </table:table-row>
        <table:table-row table:style-name="ro15"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/>
          <table:table-cell table:style-name="ce65" office:value-type="string" calcext:value-type="string" table:number-columns-spanned="6" table:number-rows-spanned="1">
            <text:p>Segunda parte</text:p>
          </table:table-cell>
          <table:covered-table-cell table:number-columns-repeated="6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3:00hs:</text:p>
            <text:p>Durmiendo</text:p>
            <text:p><text:span text:style-name="T5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Tercer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6:00hs:</text:p>
            <text:p>Durmiendo</text:p>
            <text:p><text:span text:style-name="T5">09:00hs</text:span></text:p>
          </table:table-cell>
          <table:table-cell office:value-type="string" calcext:value-type="string">
            <text:p><text:span text:style-name="T6">06:00hs:</text:span></text:p>
            <text:p><text:span text:style-name="T6">Estudio/Trabaj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Estudio/Trabaj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Cuar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09:00hs:</text:p>
            <text:p><text:span text:style-name="T6">Paseo</text:span></text:p>
            <text:p><text:span text:style-name="T6">Matutino</text:span></text:p>
            <text:p><text:span text:style-name="T5">10:3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54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0:30hs:</text:p>
            <text:p><text:span text:style-name="T6">Estudio/Trabajo</text:span></text:p>
            <text:p><text:span text:style-name="T5">12:00hs</text:span></text:p>
          </table:table-cell>
          <table:table-cell office:value-type="string" calcext:value-type="string">
            <text:p>10:30hs:</text:p>
            <text:p>Galactic Gym</text:p>
            <text:p><text:span text:style-name="T5">12:30hs</text:span></text:p>
          </table:table-cell>
          <table:table-cell/>
          <table:table-cell office:value-type="string" calcext:value-type="string">
            <text:p>10:30hs:</text:p>
            <text:p>Galactic Gym</text:p>
            <text:p><text:span text:style-name="T5">12:3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1:35hs:</text:span></text:p>
            <text:p><text:span text:style-name="T6">Reflexión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Quin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9">
          <table:table-cell table:number-columns-repeated="76"/>
          <table:table-cell table:style-name="Default"/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 table:number-columns-repeated="5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31"/>
        </table:table-row>
        <table:table-row table:style-name="ro7"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/>
          <table:table-cell office:value-type="string" calcext:value-type="string">
            <text:p>12:00hs:</text:p>
            <text:p>Estudio/Trabajo</text:p>
            <text:p><text:span text:style-name="T5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covered-table-cell/>
          <table:table-cell table:number-columns-repeated="7"/>
          <table:table-cell table:style-name="ce74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74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74" table:number-columns-spanned="1" table:number-rows-spanned="4"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Sex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6">15:00hs:</text:span></text:p>
            <text:p><text:span text:style-name="T6">Paseo</text:span></text:p>
            <text:p><text:span text:style-name="T6">Vespertino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5:00hs:</text:p>
            <text:p>Estudio/Trabajo</text:p>
            <text:p><text:span text:style-name="T5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9"/>
        </table:table-row>
        <table:table-row table:style-name="ro1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80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65" office:value-type="string" calcext:value-type="string" table:number-columns-spanned="6" table:number-rows-spanned="1">
            <text:p>Séptima parte</text:p>
          </table:table-cell>
          <table:covered-table-cell table:number-columns-repeated="5"/>
          <table:table-cell table:style-name="ce67" table:number-columns-spanned="1" table:number-rows-spanned="5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8"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office:value-type="string" calcext:value-type="string">
            <text:p>18:00hs:</text:p>
            <text:p><text:span text:style-name="T6">Espacio de</text:span></text:p>
            <text:p><text:span text:style-name="T6">Juego</text:span></text:p>
            <text:p><text:span text:style-name="T5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covered-table-cell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 table:number-columns-repeated="29"/>
        </table:table-row>
        <table:table-row table:style-name="ro15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65" office:value-type="string" calcext:value-type="string" table:number-columns-spanned="6" table:number-rows-spanned="1">
            <text:p>Octava parte</text:p>
          </table:table-cell>
          <table:covered-table-cell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21:00hs:</text:p>
            <text:p>Espacio de Juego</text:p>
            <text:p><text:span text:style-name="T5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covered-table-cell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10"/>
          <table:table-cell table:style-name="ce19" table:number-columns-repeated="3"/>
          <table:table-cell table:style-name="ce19" office:value-type="string" calcext:value-type="string">
            <text:p><text:span text:style-name="T6">21:30hs:Regar el</text:span></text:p>
            <text:p><text:span text:style-name="T6">Jardín</text:span></text:p>
            <text:p><text:span text:style-name="T7">22:00hs</text:span></text:p>
          </table:table-cell>
          <table:table-cell table:style-name="ce19"/>
          <table:covered-table-cell table:style-name="ce7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8" office:value-type="string" calcext:value-type="string" table:number-columns-spanned="127" table:number-rows-spanned="1">
            <text:p>Patrón Phi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PHI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Suspensión (nivel 1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Piloto (nivel 2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itmo (nivel 3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spuesta (nivel 3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Calor (nivel 4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 (Nivel 5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I (Nivel 5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 (Nivel 6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I (Nivel 6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 (Nivel 7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I (Nivel 7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 (Nivel 8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I (Nivel 8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 (Nivel 9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I (Nivel 9) [PATRÓN PHI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12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0">08:30hs</text:span></text:p>
            <text:p><text:span text:style-name="T10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0">08:30hs</text:span></text:p>
            <text:p><text:span text:style-name="T10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 table:number-columns-repeated="29"/>
        </table:table-row>
        <table:table-row table:style-name="ro8"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/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/>
          <table:table-cell office:value-type="string" calcext:value-type="string">
            <text:p>11:30hs:Desayuno</text:p>
            <text:p><text:span text:style-name="T5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table:style-name="ce74" table:number-columns-spanned="1" table:number-rows-spanned="12"/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3"/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08:30hs:Desayuno</text:p>
            <text:p><text:span text:style-name="T5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/>
          <table:table-cell table:style-name="ce74" table:number-columns-spanned="1" table:number-rows-spanned="12"/>
          <table:table-cell/>
          <table:table-cell office:value-type="string" calcext:value-type="string">
            <text:p>08:30hs:Desayuno</text:p>
            <text:p><text:span text:style-name="T5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/>
          <table:table-cell table:style-name="ce74" table:number-columns-spanned="1" table:number-rows-spanned="12"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0:00hs:</text:p>
            <text:p>Espacio de</text:p>
            <text:p>Juego</text:p>
            <text:p><text:span text:style-name="T5">14:30hs</text:span></text:p>
          </table:table-cell>
          <table:table-cell office:value-type="string" calcext:value-type="string">
            <text:p>12:00hs:</text:p>
            <text:p><text:span text:style-name="T6">Paseo de</text:span></text:p>
            <text:p><text:span text:style-name="T6">mediodía</text:span></text:p>
            <text:p><text:span text:style-name="T5">12:45hs</text:span></text:p>
          </table:table-cell>
          <table:table-cell table:style-name="Default"/>
          <table:table-cell office:value-type="string" calcext:value-type="string">
            <text:p>12:00hs:</text:p>
            <text:p><text:span text:style-name="T6">Paseo de</text:span></text:p>
            <text:p><text:span text:style-name="T6">mediodía</text:span></text:p>
            <text:p><text:span text:style-name="T5">12:45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6">08:30hs:</text:span></text:p>
            <text:p><text:span text:style-name="T6">Espacio de</text:span></text:p>
            <text:p><text:span text:style-name="T6">Juego</text:span></text:p>
            <text:p><text:span text:style-name="T7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6">08:30hs:</text:span></text:p>
            <text:p><text:span text:style-name="T6">Espacio de</text:span></text:p>
            <text:p><text:span text:style-name="T6">Juego</text:span></text:p>
            <text:p><text:span text:style-name="T7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40hs</text:span></text:p>
          </table:table-cell>
          <table:table-cell office:value-type="string" calcext:value-type="string">
            <text:p><text:span text:style-name="T6">09:30hs:</text:span></text:p>
            <text:p><text:span text:style-name="T6">Código Libre </text:span></text:p>
            <text:p><text:span text:style-name="T7">10:50hs</text:span></text:p>
          </table:table-cell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50hs</text:span></text:p>
          </table:table-cell>
          <table:table-cell office:value-type="string" calcext:value-type="string">
            <text:p><text:span text:style-name="T6">09:30hs:</text:span></text:p>
            <text:p><text:span text:style-name="T6">Código Libre </text:span></text:p>
            <text:p><text:span text:style-name="T7">10:50hs</text:span></text:p>
          </table:table-cell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35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5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5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table:style-name="Default"/>
          <table:table-cell table:number-columns-repeated="2"/>
          <table:covered-table-cell/>
          <table:table-cell/>
          <table:table-cell office:value-type="string" calcext:value-type="string">
            <text:p><text:span text:style-name="T6">09:30hs:Espacio</text:span></text:p>
            <text:p><text:span text:style-name="T6">para proyecto</text:span></text:p>
            <text:p><text:span text:style-name="T7">09:50hs</text:span></text:p>
          </table:table-cell>
          <table:table-cell office:value-type="string" calcext:value-type="string">
            <text:p>06:30hs:</text:p>
            <text:p>Estudio/Trabajo</text:p>
            <text:p><text:span text:style-name="T5">07:30hs</text:span></text:p>
          </table:table-cell>
          <table:table-cell office:value-type="string" calcext:value-type="string">
            <text:p>09:30hs:</text:p>
            <text:p>Estudio/Trabajo</text:p>
            <text:p><text:span text:style-name="T5">10:0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5">0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09:30hs:Espacio</text:span></text:p>
            <text:p><text:span text:style-name="T6">para proyecto</text:span></text:p>
            <text:p><text:span text:style-name="T7">09:5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5">08:00hs</text:span></text:p>
          </table:table-cell>
          <table:table-cell office:value-type="string" calcext:value-type="string">
            <text:p>09:30hs:</text:p>
            <text:p>Estudio/Trabajo</text:p>
            <text:p><text:span text:style-name="T5">10:00hs</text:span></text:p>
          </table:table-cell>
          <table:table-cell office:value-type="string" calcext:value-type="string">
            <text:p>06:30hs:</text:p>
            <text:p>Estudio/Trabajo</text:p>
            <text:p><text:span text:style-name="T5">07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3"/>
          <table:table-cell table:style-name="Default"/>
          <table:table-cell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-11:15hs-</text:span></text:p>
          </table:table-cell>
          <table:table-cell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5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0hs</text:span></text:p>
          </table:table-cell>
          <table:table-cell/>
          <table:table-cell table:style-name="Default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-11:30hs-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0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5hs</text:span></text:p>
          </table:table-cell>
          <table:table-cell table:number-columns-repeated="2"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 table:number-columns-repeated="6"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3"/>
          <table:table-cell office:value-type="string" calcext:value-type="string">
            <text:p>10:20hs:</text:p>
            <text:p>Estudio/</text:p>
            <text:p>Trabajo</text:p>
            <text:p><text:span text:style-name="T5">10:40hs</text:span></text:p>
          </table:table-cell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40hs</text:span></text:p>
          </table:table-cell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5">10:00hs</text:span></text:p>
          </table:table-cell>
          <table:table-cell office:value-type="string" calcext:value-type="string">
            <text:p><text:span text:style-name="T6">07:30hs:</text:span></text:p>
            <text:p><text:span text:style-name="T6">Galactic</text:span></text:p>
            <text:p><text:span text:style-name="T6">Gym</text:span></text:p>
            <text:p><text:span text:style-name="T7">09:00hs</text:span></text:p>
          </table:table-cell>
          <table:table-cell/>
          <table:table-cell office:value-type="string" calcext:value-type="string">
            <text:p>08:00hs:</text:p>
            <text:p>Baño</text:p>
            <text:p><text:span text:style-name="T5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35hs</text:span></text:p>
          </table:table-cell>
          <table:table-cell/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5">10:00hs</text:span></text:p>
          </table:table-cell>
          <table:table-cell office:value-type="string" calcext:value-type="string">
            <text:p>08:00hs:</text:p>
            <text:p>Baño</text:p>
            <text:p><text:span text:style-name="T5">09:00hs</text:span></text:p>
          </table:table-cell>
          <table:table-cell/>
          <table:table-cell office:value-type="string" calcext:value-type="string">
            <text:p><text:span text:style-name="T6">07:30hs:</text:span></text:p>
            <text:p><text:span text:style-name="T6">Galactic</text:span></text:p>
            <text:p><text:span text:style-name="T6">Gym</text:span></text:p>
            <text:p><text:span text:style-name="T7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35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3"/>
          <table:table-cell office:value-type="string" calcext:value-type="string">
            <text:p>12:00hs:</text:p>
            <text:p>Espacio de</text:p>
            <text:p>Juego</text:p>
            <text:p><text:span text:style-name="T5">14:30hs</text:span></text:p>
          </table:table-cell>
          <table:table-cell/>
          <table:table-cell office:value-type="string" calcext:value-type="string">
            <text:p>12:00hs:</text:p>
            <text:p>Espacio de</text:p>
            <text:p>Juego</text:p>
            <text:p><text:span text:style-name="T5">14:30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9:00hs: Baño</text:p>
            <text:p><text:span text:style-name="T5">10:00hs</text:span></text:p>
          </table:table-cell>
          <table:table-cell/>
          <table:table-cell office:value-type="string" calcext:value-type="string">
            <text:p>09:0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9:0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/>
          <table:table-cell office:value-type="string" calcext:value-type="string">
            <text:p>09:00hs: Baño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office:value-type="string" calcext:value-type="string">
            <text:p>:</text:p>
          </table:table-cell>
          <table:table-cell table:number-columns-repeated="6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4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6">10:4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office:value-type="string" calcext:value-type="string">
            <text:p>10:00hs: </text:p>
            <text:p>Espacio de</text:p>
            <text:p>Juego</text:p>
            <text:p><text:span text:style-name="T5">11:00hs</text:span></text:p>
          </table:table-cell>
          <table:table-cell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<text:span text:style-name="T6">10:35hs:</text:span></text:p>
            <text:p><text:span text:style-name="T6">Paseo</text:span></text:p>
            <text:p><text:span text:style-name="T6">matutino</text:span></text:p>
            <text:p><text:span text:style-name="T7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2"/>
          <table:table-cell office:value-type="string" calcext:value-type="string">
            <text:p>10:00hs: </text:p>
            <text:p>Espacio de</text:p>
            <text:p>Juego</text:p>
            <text:p><text:span text:style-name="T5">11:00hs</text:span></text:p>
          </table:table-cell>
          <table:table-cell office:value-type="string" calcext:value-type="string">
            <text:p><text:span text:style-name="T6">10:35hs:</text:span></text:p>
            <text:p><text:span text:style-name="T6">Paseo</text:span></text:p>
            <text:p><text:span text:style-name="T6">matutino</text:span></text:p>
            <text:p><text:span text:style-name="T7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11:30hs:</text:p>
            <text:p>Espacio de</text:p>
            <text:p>Juego</text:p>
            <text:p><text:span text:style-name="T5">14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<text:span text:style-name="T6">08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1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1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table:number-columns-repeated="2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/>
          <table:table-cell table:style-name="Default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40hs:</text:span></text:p>
            <text:p><text:span text:style-name="T6">Momento de</text:span></text:p>
            <text:p><text:span text:style-name="T6">Redes Sociales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40hs:</text:span></text:p>
            <text:p><text:span text:style-name="T6">Momento de</text:span></text:p>
            <text:p><text:span text:style-name="T6">Redes Sociales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40hs:</text:span></text:p>
            <text:p><text:span text:style-name="T6">Momento de</text:span></text:p>
            <text:p><text:span text:style-name="T6">Redes Sociales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40hs:</text:span></text:p>
            <text:p><text:span text:style-name="T6">Momento de</text:span></text:p>
            <text:p><text:span text:style-name="T6">Redes Sociales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9"/>
        </table:table-row>
        <table:table-row table:style-name="ro9"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2:00hs:Almuerzo</text:span></text:p>
            <text:p><text:span text:style-name="T7">14:30hs</text:span></text:p>
          </table:table-cell>
          <table:table-cell table:style-name="ce80"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2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15:00hs: Galactic</text:p>
            <text:p>Gym</text:p>
            <text:p><text:span text:style-name="T5">17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14:30hs:</text:p>
            <text:p>Tiempo</text:p>
            <text:p>Multi-usos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15:00hs: Galactic</text:p>
            <text:p>Gym</text:p>
            <text:p><text:span text:style-name="T5">17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14:30hs:</text:p>
            <text:p>Tiempo</text:p>
            <text:p>Multi-usos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2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6:2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6:25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5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2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10hs</text:span></text:p>
          </table:table-cell>
          <table:table-cell office:value-type="string" calcext:value-type="string">
            <text:p><text:span text:style-name="T6">14:30hs:</text:span></text:p>
            <text:p><text:span text:style-name="T6">Momento de</text:span></text:p>
            <text:p><text:span text:style-name="T6">Redes Sociales</text:span></text:p>
            <text:p><text:span text:style-name="T7">14:5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2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Momento de</text:span></text:p>
            <text:p><text:span text:style-name="T6">Redes Sociales</text:span></text:p>
            <text:p><text:span text:style-name="T7">14:5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2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0hs</text:span></text:p>
          </table:table-cell>
          <table:table-cell/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4:30hs:</text:p>
            <text:p>Código</text:p>
            <text:p>Libre</text:p>
            <text:p><text:span text:style-name="T5">14:55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2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4:30hs:</text:p>
            <text:p>Código</text:p>
            <text:p>Libre</text:p>
            <text:p><text:span text:style-name="T5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4:4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Código</text:span></text:p>
            <text:p><text:span text:style-name="T6">Libre</text:span></text:p>
            <text:p><text:span text:style-name="T7">16:4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00hs:</text:span></text:p>
            <text:p><text:span text:style-name="T6">Momento de</text:span></text:p>
            <text:p><text:span text:style-name="T6">Redes Sociales</text:span></text:p>
            <text:p><text:span text:style-name="T7">16:20hs</text:span></text:p>
          </table:table-cell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Código</text:span></text:p>
            <text:p><text:span text:style-name="T6">Libre</text:span></text:p>
            <text:p><text:span text:style-name="T7">16:4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00hs:</text:span></text:p>
            <text:p><text:span text:style-name="T6">Momento de</text:span></text:p>
            <text:p><text:span text:style-name="T6">Redes Sociales</text:span></text:p>
            <text:p><text:span text:style-name="T7">16:20hs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5:10hs:</text:span></text:p>
            <text:p><text:span text:style-name="T6">Momento de</text:span></text:p>
            <text:p><text:span text:style-name="T6">Redes Sociales</text:span></text:p>
            <text:p><text:span text:style-name="T7">15:30hs</text:span></text:p>
          </table:table-cell>
          <table:table-cell office:value-type="string" calcext:value-type="string">
            <text:p>16:00hs:</text:p>
            <text:p>Momento de</text:p>
            <text:p>Finanzas</text:p>
            <text:p><text:span text:style-name="T5">16:10hs</text:span></text:p>
          </table:table-cell>
          <table:table-cell/>
          <table:table-cell office:value-type="string" calcext:value-type="string">
            <text:p>15:20hs:</text:p>
            <text:p>Momento de</text:p>
            <text:p>Finanzas</text:p>
            <text:p><text:span text:style-name="T5">15:30hs</text:span></text:p>
          </table:table-cell>
          <table:table-cell office:value-type="string" calcext:value-type="string">
            <text:p><text:span text:style-name="T6">16:20hs:</text:span></text:p>
            <text:p><text:span text:style-name="T6">Momento de</text:span></text:p>
            <text:p><text:span text:style-name="T6">Redes Sociales</text:span></text:p>
            <text:p><text:span text:style-name="T7">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20hs:</text:span></text:p>
            <text:p><text:span text:style-name="T6">Momento de</text:span></text:p>
            <text:p><text:span text:style-name="T6">Redes Sociales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2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16:25hs:</text:p>
            <text:p>Momento de</text:p>
            <text:p>Finanzas</text:p>
            <text:p><text:span text:style-name="T5">16:35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15:20hs:</text:p>
            <text:p>Momento de</text:p>
            <text:p>Finanzas</text:p>
            <text:p><text:span text:style-name="T5">15:3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Momento de</text:span></text:p>
            <text:p><text:span text:style-name="T6">Finanzas</text:span></text:p>
            <text:p><text:span text:style-name="T7">15:40hs</text:span></text:p>
          </table:table-cell>
          <table:table-cell/>
          <table:table-cell office:value-type="string" calcext:value-type="string">
            <text:p><text:span text:style-name="T6">15:50hs:</text:span></text:p>
            <text:p><text:span text:style-name="T6">Momento de</text:span></text:p>
            <text:p><text:span text:style-name="T6">Redes Sociales</text:span></text:p>
            <text:p><text:span text:style-name="T7">16:10hs</text:span></text:p>
          </table:table-cell>
          <table:table-cell office:value-type="string" calcext:value-type="string">
            <text:p><text:span text:style-name="T6">15:30hs:</text:span></text:p>
            <text:p><text:span text:style-name="T6">Momento de</text:span></text:p>
            <text:p><text:span text:style-name="T6">Finanzas</text:span></text:p>
            <text:p><text:span text:style-name="T7">15:40hs</text:span></text:p>
          </table:table-cell>
          <table:table-cell/>
          <table:table-cell office:value-type="string" calcext:value-type="string">
            <text:p>14:5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/>
          <table:table-cell office:value-type="string" calcext:value-type="string">
            <text:p>15:20hs:</text:p>
            <text:p>Momento de</text:p>
            <text:p>Finanzas</text:p>
            <text:p><text:span text:style-name="T5">15:3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Momento de</text:span></text:p>
            <text:p><text:span text:style-name="T6">Finanzas</text:span></text:p>
            <text:p><text:span text:style-name="T7">15:40hs</text:span></text:p>
          </table:table-cell>
          <table:table-cell/>
          <table:table-cell office:value-type="string" calcext:value-type="string">
            <text:p><text:span text:style-name="T6">15:50hs:</text:span></text:p>
            <text:p><text:span text:style-name="T6">Momento de</text:span></text:p>
            <text:p><text:span text:style-name="T6">Redes Sociales</text:span></text:p>
            <text:p><text:span text:style-name="T7">16:10hs</text:span></text:p>
          </table:table-cell>
          <table:table-cell office:value-type="string" calcext:value-type="string">
            <text:p><text:span text:style-name="T6">15:30hs:</text:span></text:p>
            <text:p><text:span text:style-name="T6">Momento de</text:span></text:p>
            <text:p><text:span text:style-name="T6">Finanzas</text:span></text:p>
            <text:p><text:span text:style-name="T7">15:4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table-cell office:value-type="string" calcext:value-type="string">
            <text:p>14:5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/>
          <table:table-cell office:value-type="string" calcext:value-type="string">
            <text:p>15:20hs:</text:p>
            <text:p>Momento de</text:p>
            <text:p>Finanzas</text:p>
            <text:p><text:span text:style-name="T5">15:3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Momento de</text:span></text:p>
            <text:p><text:span text:style-name="T6">Finanzas</text:span></text:p>
            <text:p><text:span text:style-name="T7">15:40hs</text:span></text:p>
          </table:table-cell>
          <table:table-cell/>
          <table:table-cell office:value-type="string" calcext:value-type="string">
            <text:p><text:span text:style-name="T6">15:50hs:</text:span></text:p>
            <text:p><text:span text:style-name="T6">Momento de</text:span></text:p>
            <text:p><text:span text:style-name="T6">Redes Sociales</text:span></text:p>
            <text:p><text:span text:style-name="T7">16:10hs</text:span></text:p>
          </table:table-cell>
          <table:table-cell office:value-type="string" calcext:value-type="string">
            <text:p><text:span text:style-name="T6">15:30hs:</text:span></text:p>
            <text:p><text:span text:style-name="T6">Momento de</text:span></text:p>
            <text:p><text:span text:style-name="T6">Finanzas</text:span></text:p>
            <text:p><text:span text:style-name="T7">15:4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Momento de</text:span></text:p>
            <text:p><text:span text:style-name="T6">Finanzas</text:span></text:p>
            <text:p><text:span text:style-name="T7">15:40hs</text:span></text:p>
          </table:table-cell>
          <table:table-cell office:value-type="string" calcext:value-type="string">
            <text:p>14:55hs:</text:p>
            <text:p>Momento de</text:p>
            <text:p>Finanzas</text:p>
            <text:p><text:span text:style-name="T5">15:05hs</text:span></text:p>
          </table:table-cell>
          <table:table-cell/>
          <table:table-cell office:value-type="string" calcext:value-type="string">
            <text:p>15:20hs:</text:p>
            <text:p>Momento de</text:p>
            <text:p>Finanzas</text:p>
            <text:p><text:span text:style-name="T5">15:3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table-cell/>
          <table:covered-table-cell/>
          <table:table-cell/>
          <table:table-cell table:style-name="ce87" office:value-type="string" calcext:value-type="string">
            <text:p><text:span text:style-name="T4">15:30hs:</text:span></text:p>
            <text:p><text:span text:style-name="T4">Momento de</text:span></text:p>
            <text:p><text:span text:style-name="T4">Finanzas</text:span></text:p>
            <text:p><text:span text:style-name="T8">15:40hs</text:span></text:p>
          </table:table-cell>
          <table:table-cell/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5:50hs</text:span></text:p>
          </table:table-cell>
          <table:table-cell/>
          <table:table-cell table:style-name="ce52" office:value-type="string" calcext:value-type="string">
            <text:p><text:span text:style-name="T4">14:40hs:</text:span></text:p>
            <text:p><text:span text:style-name="T4">Momento de</text:span></text:p>
            <text:p><text:span text:style-name="T4">Redes Sociales</text:span></text:p>
            <text:p><text:span text:style-name="T8">15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3"/>
          <table:table-cell office:value-type="string" calcext:value-type="string">
            <text:p>17:15hs:</text:p>
            <text:p>Momento de</text:p>
            <text:p>Finanzas</text:p>
            <text:p><text:span text:style-name="T5">17:35hs</text:span></text:p>
          </table:table-cell>
          <table:table-cell/>
          <table:table-cell office:value-type="string" calcext:value-type="string">
            <text:p>16:55hs:</text:p>
            <text:p>Momento de</text:p>
            <text:p>Redes Sociales</text:p>
            <text:p><text:span text:style-name="T5">17:35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5:20hs:</text:p>
            <text:p>Espacio de</text:p>
            <text:p>Juego</text:p>
            <text:p><text:span text:style-name="T5">16:00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14:30hs</text:span></text:p>
          </table:table-cell>
          <table:table-cell/>
          <table:table-cell office:value-type="string" calcext:value-type="string">
            <text:p>15:20hs:</text:p>
            <text:p>Espacio de</text:p>
            <text:p>Juego</text:p>
            <text:p><text:span text:style-name="T5">14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5">17:00hs</text:span></text:p>
          </table:table-cell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17:15hs:</text:p>
            <text:p>Momento de</text:p>
            <text:p>Finanza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55hs:</text:p>
            <text:p>Momento de</text:p>
            <text:p>Redes Sociales</text:p>
            <text:p><text:span text:style-name="T5">17:35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 office:value-type="string" calcext:value-type="string">
            <text:p><text:span text:style-name="T6">16:25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2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 office:value-type="string" calcext:value-type="string">
            <text:p><text:span text:style-name="T6">16:25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2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Código Libre</text:span></text:p>
            <text:p><text:span text:style-name="T7">16:30hs</text:span></text:p>
          </table:table-cell>
          <table:table-cell office:value-type="string" calcext:value-type="string">
            <text:p><text:span text:style-name="T6">16:10hs:</text:span></text:p>
            <text:p><text:span text:style-name="T6">Código Libre</text:span></text:p>
            <text:p><text:span text:style-name="T7">17:00hs</text:span></text:p>
          </table:table-cell>
          <table:table-cell office:value-type="string" calcext:value-type="string">
            <text:p><text:span text:style-name="T6">15:15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</text:span></text:p>
            <text:p><text:span text:style-name="T7">17:30hs-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Código Libre</text:span></text:p>
            <text:p><text:span text:style-name="T7">16:30hs</text:span></text:p>
          </table:table-cell>
          <table:table-cell office:value-type="string" calcext:value-type="string">
            <text:p>15:20hs:</text:p>
            <text:p>Momento de</text:p>
            <text:p>Finanzas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 Libre</text:span></text:p>
            <text:p><text:span text:style-name="T7">15:30hs</text:span></text:p>
          </table:table-cell>
          <table:table-cell office:value-type="string" calcext:value-type="string">
            <text:p><text:span text:style-name="T6">16:00hs:</text:span></text:p>
            <text:p><text:span text:style-name="T6">Momento de</text:span></text:p>
            <text:p><text:span text:style-name="T6">Redes Sociales</text:span></text:p>
            <text:p><text:span text:style-name="T7">16:10hs</text:span></text:p>
          </table:table-cell>
          <table:table-cell office:value-type="string" calcext:value-type="string">
            <text:p><text:span text:style-name="T6">16:35hs:</text:span></text:p>
            <text:p><text:span text:style-name="T6">Código Libre</text:span></text:p>
            <text:p><text:span text:style-name="T7">17:30hs-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55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2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1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1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7:00hs:</text:p>
            <text:p>Momento de</text:p>
            <text:p>Finanzas</text:p>
            <text:p><text:span text:style-name="T5">17:10hs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1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6:0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7:00hs:</text:p>
            <text:p>Momento de</text:p>
            <text:p>Finanzas</text:p>
            <text:p><text:span text:style-name="T5">17:10hs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1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6:0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5:05hs:</text:p>
            <text:p>Espacio</text:p>
            <text:p>Para proyecto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6:0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6:30hs</text:span></text:p>
          </table:table-cell>
          <table:table-cell table:style-name="ce52" office:value-type="string" calcext:value-type="string">
            <text:p><text:span text:style-name="T4">15:50hs:</text:span></text:p>
            <text:p><text:span text:style-name="T4">Momento de</text:span></text:p>
            <text:p><text:span text:style-name="T4">Redes Sociales</text:span></text:p>
            <text:p><text:span text:style-name="T8">16:10hs</text:span></text:p>
          </table:table-cell>
          <table:table-cell office:value-type="string" calcext:value-type="string">
            <text:p>15:00hs:</text:p>
            <text:p>Espacio</text:p>
            <text:p>Para proyecto</text:p>
            <text:p><text:span text:style-name="T5">15:30hs</text:span></text:p>
          </table:table-cell>
          <table:table-cell table:style-name="ce52" office:value-type="string" calcext:value-type="string">
            <text:p><text:span text:style-name="T4">15:00hs:</text:span></text:p>
            <text:p><text:span text:style-name="T4">Momento de</text:span></text:p>
            <text:p><text:span text:style-name="T4">Finanzas</text:span></text:p>
            <text:p><text:span text:style-name="T8">15:1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16:45hs:</text:p>
            <text:p>Momento de</text:p>
            <text:p>Finanzas</text:p>
            <text:p><text:span text:style-name="T5">17:00hs</text:span></text:p>
          </table:table-cell>
          <table:table-cell/>
          <table:table-cell office:value-type="string" calcext:value-type="string">
            <text:p>16:55hs:</text:p>
            <text:p>Momento de</text:p>
            <text:p>Redes Sociales</text:p>
            <text:p><text:span text:style-name="T5">17:35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8:30hs:</text:span></text:p>
            <text:p><text:span text:style-name="T6">Código</text:span></text:p>
            <text:p><text:span text:style-name="T6">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8:30hs:</text:span></text:p>
            <text:p><text:span text:style-name="T6">Código</text:span></text:p>
            <text:p><text:span text:style-name="T6">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Paseo</text:span></text:p>
            <text:p><text:span text:style-name="T6">Vespertino</text:span></text:p>
            <text:p><text:span text:style-name="T7">17:15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3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6:10hs:</text:span></text:p>
            <text:p><text:span text:style-name="T6">Código Libre</text:span></text:p>
            <text:p><text:span text:style-name="T7">17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00hs:</text:p>
            <text:p>Momento de</text:p>
            <text:p>Finanzas</text:p>
            <text:p><text:span text:style-name="T5">17:10hs</text:span></text:p>
          </table:table-cell>
          <table:table-cell table:number-columns-repeated="2"/>
          <table:table-cell office:value-type="string" calcext:value-type="string">
            <text:p><text:span text:style-name="T6">16:40hs:</text:span></text:p>
            <text:p><text:span text:style-name="T6">Paseo</text:span></text:p>
            <text:p><text:span text:style-name="T6">Vespertino</text:span></text:p>
            <text:p><text:span text:style-name="T5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6:40hs:</text:span></text:p>
            <text:p><text:span text:style-name="T6">Paseo</text:span></text:p>
            <text:p><text:span text:style-name="T6">Vespertino</text:span></text:p>
            <text:p><text:span text:style-name="T7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Paseo</text:span></text:p>
            <text:p><text:span text:style-name="T6">Vespertino</text:span></text:p>
            <text:p><text:span text:style-name="T7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35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4:40hs:Estudio/</text:span></text:p>
            <text:p><text:span text:style-name="T6">trabajo</text:span></text:p>
            <text:p><text:span text:style-name="T7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6:1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35hs-</text:span></text:p>
          </table:table-cell>
          <table:table-cell office:value-type="string" calcext:value-type="string">
            <text:p><text:span text:style-name="T6">15:10hs:Estudio/</text:span></text:p>
            <text:p><text:span text:style-name="T6">trabajo</text:span></text:p>
            <text:p><text:span text:style-name="T7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9"/>
        </table:table-row>
        <table:table-row table:style-name="ro8"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table:style-name="ce74" table:number-columns-spanned="1" table:number-rows-spanned="4"/>
          <table:table-cell table:number-columns-repeated="3"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</text:p>
            <text:p><text:span text:style-name="T6">Respuesta a </text:span></text:p>
            <text:p><text:span text:style-name="T6">Estudio/Trabajo</text:span></text:p>
            <text:p><text:span text:style-name="T7">20:40hs</text:span></text:p>
          </table:table-cell>
          <table:table-cell office:value-type="string" calcext:value-type="string">
            <text:p><text:span text:style-name="T6">20:20hs:</text:span></text:p>
            <text:p><text:span text:style-name="T6">Respuesta a </text:span></text:p>
            <text:p><text:span text:style-name="T6">Estudio/Trabajo</text:span></text:p>
            <text:p><text:span text:style-name="T7">23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<text:span text:style-name="T6">18:00hs:</text:span></text:p>
            <text:p><text:span text:style-name="T6">Respuesta a </text:span></text:p>
            <text:p><text:span text:style-name="T6">Estudio/Trabajo</text:span></text:p>
            <text:p><text:span text:style-name="T7">20:4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3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7">20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</text:span></text:p>
            <text:p><text:span text:style-name="T7">17:3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7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7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7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-Resto del día.</text:span></text:p>
          </table:table-cell>
          <table:table-cell office:value-type="string" calcext:value-type="string">
            <text:p><text:span text:style-name="T6">23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45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-Resto del día.</text:span></text:p>
          </table:table-cell>
          <table:table-cell office:value-type="string" calcext:value-type="string">
            <text:p><text:span text:style-name="T6">23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45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3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3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30hs:Baño</text:p>
            <text:p><text:span text:style-name="T5">22: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2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number-columns-repeated="3"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2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1:1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6">22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80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13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<text:span text:style-name="T6">23:30hs</text:span></text:p>
            <text:p><text:span text:style-name="T6">-</text:span></text:p>
            <text:p><text:span text:style-name="T6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30hs</text:span></text:p>
            <text:p><text:span text:style-name="T6">-</text:span></text:p>
            <text:p><text:span text:style-name="T6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2:30hs</text:span></text:p>
            <text:p><text:span text:style-name="T6">-</text:span></text:p>
            <text:p><text:span text:style-name="T6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30hs</text:span></text:p>
            <text:p><text:span text:style-name="T6">-</text:span></text:p>
            <text:p><text:span text:style-name="T6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7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7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4" office:value-type="string" calcext:value-type="string" table:number-columns-spanned="127" table:number-rows-spanned="1">
            <text:p>Patrón TryFlex [Eficiencia 75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TRYFLEX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Suspensión (nivel 1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Piloto (nivel 2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spuesta (nivel 3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itmo (nivel 3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Calor (nivel 4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 (Nivel 5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I (Nivel 5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 (Nivel 6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I (Nivel 6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 (Nivel 7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I (Nivel 7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 (Nivel 8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I (Nivel 8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 (Nivel 9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I (Nivel 9) [PATRÓN TRYFLEX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1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65" office:value-type="string" calcext:value-type="string" table:number-columns-spanned="6" table:number-rows-spanned="1">
            <text:p>Primera parte</text:p>
          </table:table-cell>
          <table:covered-table-cell table:number-columns-repeated="5"/>
          <table:table-cell table:style-name="ce74" table:number-columns-spanned="1" table:number-rows-spanned="17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7">
          <table:table-cell table:style-name="ce1"/>
          <table:table-cell table:number-columns-repeated="96"/>
          <table:table-cell office:value-type="string" calcext:value-type="string">
            <text:p>00:00hs:</text:p>
            <text:p>Durmiendo</text:p>
            <text:p><text:span text:style-name="T5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covered-table-cell/>
          <table:table-cell table:number-columns-repeated="53"/>
        </table:table-row>
        <table:table-row table:style-name="ro15"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/>
          <table:table-cell table:style-name="ce65" office:value-type="string" calcext:value-type="string" table:number-columns-spanned="6" table:number-rows-spanned="1">
            <text:p>Segunda parte</text:p>
          </table:table-cell>
          <table:covered-table-cell table:number-columns-repeated="6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3:00hs:</text:p>
            <text:p>Durmiendo</text:p>
            <text:p><text:span text:style-name="T5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Tercer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6:00hs:</text:p>
            <text:p>Durmiendo</text:p>
            <text:p><text:span text:style-name="T5">09:00hs</text:span></text:p>
          </table:table-cell>
          <table:table-cell office:value-type="string" calcext:value-type="string">
            <text:p><text:span text:style-name="T6">06:00hs:</text:span></text:p>
            <text:p><text:span text:style-name="T6">Estudio/Trabaj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Estudio/Trabaj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Cuar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09:00hs:</text:p>
            <text:p><text:span text:style-name="T6">Paseo</text:span></text:p>
            <text:p><text:span text:style-name="T6">Matutino</text:span></text:p>
            <text:p><text:span text:style-name="T5">10:3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54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0:30hs:</text:p>
            <text:p><text:span text:style-name="T6">Estudio/Trabajo</text:span></text:p>
            <text:p><text:span text:style-name="T5">12:00hs</text:span></text:p>
          </table:table-cell>
          <table:table-cell office:value-type="string" calcext:value-type="string">
            <text:p>10:30hs:</text:p>
            <text:p>Galactic Gym</text:p>
            <text:p><text:span text:style-name="T5">12:30hs</text:span></text:p>
          </table:table-cell>
          <table:table-cell/>
          <table:table-cell office:value-type="string" calcext:value-type="string">
            <text:p>10:30hs:</text:p>
            <text:p>Galactic Gym</text:p>
            <text:p><text:span text:style-name="T5">12:3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1:35hs:</text:span></text:p>
            <text:p><text:span text:style-name="T6">Reflexión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Quin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9">
          <table:table-cell table:number-columns-repeated="97"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 table:number-columns-repeated="53"/>
        </table:table-row>
        <table:table-row table:style-name="ro9">
          <table:table-cell table:number-columns-repeated="76"/>
          <table:table-cell table:style-name="Default"/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 table:number-columns-repeated="5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31"/>
        </table:table-row>
        <table:table-row table:style-name="ro7"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/>
          <table:table-cell office:value-type="string" calcext:value-type="string">
            <text:p>12:00hs:</text:p>
            <text:p>Estudio/Trabajo</text:p>
            <text:p><text:span text:style-name="T5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covered-table-cell/>
          <table:table-cell table:number-columns-repeated="7"/>
          <table:table-cell table:style-name="ce74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74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74" table:number-columns-spanned="1" table:number-rows-spanned="4"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Sex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6">15:00hs:</text:span></text:p>
            <text:p><text:span text:style-name="T6">Momento de</text:span></text:p>
            <text:p><text:span text:style-name="T6">Finanzas</text:span></text:p>
            <text:p><text:span text:style-name="T7">15:2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table-cell office:value-type="string" calcext:value-type="string">
            <text:p><text:span text:style-name="T6">15:00hs:</text:span></text:p>
            <text:p><text:span text:style-name="T6">Paseo</text:span></text:p>
            <text:p><text:span text:style-name="T6">Vespertino</text:span></text:p>
            <text:p><text:span text:style-name="T7">16:3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Finanzas</text:span></text:p>
            <text:p><text:span text:style-name="T7">15:2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510hs:</text:p>
            <text:p>Estudio/Trabajo</text:p>
            <text:p><text:span text:style-name="T5">18:00hs</text:span></text:p>
          </table:table-cell>
          <table:table-cell office:value-type="string" calcext:value-type="string">
            <text:p><text:span text:style-name="T6">15:2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2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1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9"/>
        </table:table-row>
        <table:table-row table:style-name="ro1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80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65" office:value-type="string" calcext:value-type="string" table:number-columns-spanned="6" table:number-rows-spanned="1">
            <text:p>Séptima parte</text:p>
          </table:table-cell>
          <table:covered-table-cell table:number-columns-repeated="5"/>
          <table:table-cell table:style-name="ce67" table:number-columns-spanned="1" table:number-rows-spanned="5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8"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office:value-type="string" calcext:value-type="string">
            <text:p>18:00hs:</text:p>
            <text:p><text:span text:style-name="T6">Espacio de</text:span></text:p>
            <text:p><text:span text:style-name="T6">Juego</text:span></text:p>
            <text:p><text:span text:style-name="T5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covered-table-cell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 table:number-columns-repeated="29"/>
        </table:table-row>
        <table:table-row table:style-name="ro15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65" office:value-type="string" calcext:value-type="string" table:number-columns-spanned="6" table:number-rows-spanned="1">
            <text:p>Octava parte</text:p>
          </table:table-cell>
          <table:covered-table-cell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21:00hs:</text:p>
            <text:p>Espacio de Juego</text:p>
            <text:p><text:span text:style-name="T5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covered-table-cell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10"/>
          <table:table-cell table:style-name="ce19" table:number-columns-repeated="3"/>
          <table:table-cell table:style-name="ce19" office:value-type="string" calcext:value-type="string">
            <text:p><text:span text:style-name="T6">21:30hs:Regar el</text:span></text:p>
            <text:p><text:span text:style-name="T6">Jardín</text:span></text:p>
            <text:p><text:span text:style-name="T7">22:00hs</text:span></text:p>
          </table:table-cell>
          <table:table-cell table:style-name="ce19"/>
          <table:covered-table-cell table:style-name="ce7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8" office:value-type="string" calcext:value-type="string" table:number-columns-spanned="127" table:number-rows-spanned="1">
            <text:p>Patrón Libra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LIBRA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 table:style-name="ce11" office:value-type="string" calcext:value-type="string">
            <text:p><text:span text:style-name="T4">1 SEMANA = 120 </text:span></text:p>
            <text:p><text:span text:style-name="T4">HORAS. MENOS </text:span></text:p>
            <text:p><text:span text:style-name="T4">DOM Y SAB</text:span></text:p>
          </table:table-cell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 table:style-name="ce11"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 table:style-name="ce11"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7">
          <table:table-cell table:style-name="ce11" office:value-type="string" calcext:value-type="string">
            <text:p>Nivel 1: Semana</text:p>
            <text:p>20% intensidad </text:p>
            <text:p>Horaria = 24h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0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0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0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0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0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2:30hs</text:p>
          </table:table-cell>
          <table:table-cell office:value-type="string" calcext:value-type="string">
            <text:p><text:span text:style-name="T6">10:30hs</text:span></text:p>
            <text:p><text:span text:style-name="T6">-</text:span></text:p>
            <text:p><text:span text:style-name="T6">12:30hs</text:span></text:p>
          </table:table-cell>
          <table:table-cell office:value-type="string" calcext:value-type="string">
            <text:p><text:span text:style-name="T6">10:30hs</text:span></text:p>
            <text:p><text:span text:style-name="T6">-</text:span></text:p>
            <text:p><text:span text:style-name="T6">12:30hs</text:span></text:p>
          </table:table-cell>
          <table:table-cell office:value-type="string" calcext:value-type="string">
            <text:p><text:span text:style-name="T6">08:0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0:30hs</text:span></text:p>
            <text:p><text:span text:style-name="T6">-</text:span></text:p>
            <text:p><text:span text:style-name="T6">12:30hs</text:span></text:p>
          </table:table-cell>
          <table:table-cell office:value-type="string" calcext:value-type="string">
            <text:p><text:span text:style-name="T6">10:30hs</text:span></text:p>
            <text:p><text:span text:style-name="T6">-</text:span></text:p>
            <text:p><text:span text:style-name="T6">12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30hs</text:span></text:p>
          </table:table-cell>
          <table:table-cell office:value-type="string" calcext:value-type="string">
            <text:p><text:span text:style-name="T6">06:00hs</text:span></text:p>
            <text:p><text:span text:style-name="T6">-</text:span></text:p>
            <text:p><text:span text:style-name="T6">07:1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06:30hs</text:p>
            <text:p>-</text:p>
            <text:p>07:30hs</text:p>
          </table:table-cell>
          <table:table-cell office:value-type="string" calcext:value-type="string">
            <text:p><text:span text:style-name="T6">05:30hs</text:span></text:p>
            <text:p><text:span text:style-name="T6">-</text:span></text:p>
            <text:p><text:span text:style-name="T6">06:30hs</text:span></text:p>
          </table:table-cell>
          <table:table-cell office:value-type="string" calcext:value-type="string">
            <text:p><text:span text:style-name="T6">06:30hs</text:span></text:p>
            <text:p><text:span text:style-name="T6">-</text:span></text:p>
            <text:p><text:span text:style-name="T6">07:30hs</text:span></text:p>
          </table:table-cell>
          <table:table-cell office:value-type="string" calcext:value-type="string">
            <text:p><text:span text:style-name="T6">05:00hs</text:span></text:p>
            <text:p><text:span text:style-name="T6">-</text:span></text:p>
            <text:p><text:span text:style-name="T6">06:10hs</text:span></text:p>
          </table:table-cell>
          <table:table-cell office:value-type="string" calcext:value-type="string">
            <text:p><text:span text:style-name="T6">06:30hs</text:span></text:p>
            <text:p><text:span text:style-name="T6">-</text:span></text:p>
            <text:p><text:span text:style-name="T6">07:30hs</text:span></text:p>
          </table:table-cell>
          <table:table-cell office:value-type="string" calcext:value-type="string">
            <text:p><text:span text:style-name="T6">06:30hs</text:span></text:p>
            <text:p><text:span text:style-name="T6">-</text:span></text:p>
            <text:p><text:span text:style-name="T6">07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04:30hs</text:p>
            <text:p>-</text:p>
            <text:p>05:30hs</text:p>
          </table:table-cell>
          <table:table-cell office:value-type="string" calcext:value-type="string">
            <text:p><text:span text:style-name="T6">04:30hs</text:span></text:p>
            <text:p><text:span text:style-name="T6">-</text:span></text:p>
            <text:p><text:span text:style-name="T6">05:30hs</text:span></text:p>
          </table:table-cell>
          <table:table-cell office:value-type="string" calcext:value-type="string">
            <text:p><text:span text:style-name="T6">04:00hs</text:span></text:p>
            <text:p><text:span text:style-name="T6">-</text:span></text:p>
            <text:p><text:span text:style-name="T6">05:00hs</text:span></text:p>
          </table:table-cell>
          <table:table-cell office:value-type="string" calcext:value-type="string">
            <text:p><text:span text:style-name="T6">04:00hs</text:span></text:p>
            <text:p><text:span text:style-name="T6">-</text:span></text:p>
            <text:p><text:span text:style-name="T6">05:00hs</text:span></text:p>
          </table:table-cell>
          <table:table-cell office:value-type="string" calcext:value-type="string">
            <text:p><text:span text:style-name="T6">04:00hs</text:span></text:p>
            <text:p><text:span text:style-name="T6">-</text:span></text:p>
            <text:p><text:span text:style-name="T6">05:00hs</text:span></text:p>
          </table:table-cell>
          <table:table-cell office:value-type="string" calcext:value-type="string">
            <text:p><text:span text:style-name="T6">06:30hs</text:span></text:p>
            <text:p><text:span text:style-name="T6">-</text:span></text:p>
            <text:p><text:span text:style-name="T6">07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04:30hs</text:p>
            <text:p>-</text:p>
            <text:p>05:30hs</text:p>
          </table:table-cell>
          <table:table-cell office:value-type="string" calcext:value-type="string">
            <text:p><text:span text:style-name="T6">04:30hs</text:span></text:p>
            <text:p><text:span text:style-name="T6">-</text:span></text:p>
            <text:p><text:span text:style-name="T6">05:30hs</text:span></text:p>
          </table:table-cell>
          <table:table-cell office:value-type="string" calcext:value-type="string">
            <text:p><text:span text:style-name="T6">04:00hs</text:span></text:p>
            <text:p><text:span text:style-name="T6">-</text:span></text:p>
            <text:p><text:span text:style-name="T6">05:00hs</text:span></text:p>
          </table:table-cell>
          <table:table-cell office:value-type="string" calcext:value-type="string">
            <text:p><text:span text:style-name="T6">04:00hs</text:span></text:p>
            <text:p><text:span text:style-name="T6">-</text:span></text:p>
            <text:p><text:span text:style-name="T6">05:00hs</text:span></text:p>
          </table:table-cell>
          <table:table-cell office:value-type="string" calcext:value-type="string">
            <text:p><text:span text:style-name="T6">03:00hs</text:span></text:p>
            <text:p><text:span text:style-name="T6">-</text:span></text:p>
            <text:p><text:span text:style-name="T6">04:00hs</text:span></text:p>
          </table:table-cell>
          <table:table-cell office:value-type="string" calcext:value-type="string">
            <text:p><text:span text:style-name="T6">05:30hs</text:span></text:p>
            <text:p><text:span text:style-name="T6">-</text:span></text:p>
            <text:p><text:span text:style-name="T6">06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04:30hs</text:p>
            <text:p>-</text:p>
            <text:p>05:30hs</text:p>
          </table:table-cell>
          <table:table-cell office:value-type="string" calcext:value-type="string">
            <text:p><text:span text:style-name="T6">04:30hs</text:span></text:p>
            <text:p><text:span text:style-name="T6">-</text:span></text:p>
            <text:p><text:span text:style-name="T6">05:30hs</text:span></text:p>
          </table:table-cell>
          <table:table-cell office:value-type="string" calcext:value-type="string">
            <text:p><text:span text:style-name="T6">04:00hs</text:span></text:p>
            <text:p><text:span text:style-name="T6">-</text:span></text:p>
            <text:p><text:span text:style-name="T6">05:00hs</text:span></text:p>
          </table:table-cell>
          <table:table-cell office:value-type="string" calcext:value-type="string">
            <text:p><text:span text:style-name="T6">04:00hs</text:span></text:p>
            <text:p><text:span text:style-name="T6">-</text:span></text:p>
            <text:p><text:span text:style-name="T6">05:00hs</text:span></text:p>
          </table:table-cell>
          <table:table-cell office:value-type="string" calcext:value-type="string">
            <text:p><text:span text:style-name="T6">03:00hs</text:span></text:p>
            <text:p><text:span text:style-name="T6">-</text:span></text:p>
            <text:p><text:span text:style-name="T6">04:00hs</text:span></text:p>
          </table:table-cell>
          <table:table-cell office:value-type="string" calcext:value-type="string">
            <text:p><text:span text:style-name="T6">04:30hs</text:span></text:p>
            <text:p><text:span text:style-name="T6">-</text:span></text:p>
            <text:p><text:span text:style-name="T6">05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 table:number-columns-repeated="29"/>
        </table:table-row>
        <table:table-row table:style-name="ro7">
          <table:table-cell table:style-name="ce11" office:value-type="string" calcext:value-type="string">
            <text:p>Nivel 2: Semana</text:p>
            <text:p>23% intensidad </text:p>
            <text:p>Horaria = 28h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08:00hs: Galactic</text:p>
            <text:p>Gym</text:p>
            <text:p><text:span text:style-name="T5">08:3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08:00hs: Galactic</text:p>
            <text:p>Gym</text:p>
            <text:p><text:span text:style-name="T5">08:3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08:00hs: Galactic</text:p>
            <text:p>Gym</text:p>
            <text:p><text:span text:style-name="T5">08:3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08:00hs: Galactic</text:p>
            <text:p>Gym</text:p>
            <text:p><text:span text:style-name="T5">08:3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08:00hs: Galactic</text:p>
            <text:p>Gym</text:p>
            <text:p><text:span text:style-name="T5">08:3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10:30hs: Galactic</text:span></text:p>
            <text:p><text:span text:style-name="T6">Gym</text:span></text:p>
            <text:p><text:span text:style-name="T7">11:00hs</text:span></text:p>
          </table:table-cell>
          <table:table-cell office:value-type="string" calcext:value-type="string">
            <text:p><text:span text:style-name="T6">10:30hs: Galactic</text:span></text:p>
            <text:p><text:span text:style-name="T6">Gym</text:span></text:p>
            <text:p><text:span text:style-name="T7">11:00hs</text:span></text:p>
          </table:table-cell>
          <table:table-cell office:value-type="string" calcext:value-type="string">
            <text:p><text:span text:style-name="T6">10:30hs: Galactic</text:span></text:p>
            <text:p><text:span text:style-name="T6">Gym</text:span></text:p>
            <text:p><text:span text:style-name="T7">11:00hs</text:span></text:p>
          </table:table-cell>
          <table:table-cell office:value-type="string" calcext:value-type="string">
            <text:p>08:00hs: Galactic</text:p>
            <text:p>Gym</text:p>
            <text:p><text:span text:style-name="T5">08:30hs</text:span></text:p>
          </table:table-cell>
          <table:table-cell office:value-type="string" calcext:value-type="string">
            <text:p><text:span text:style-name="T6">10:30hs: Galactic</text:span></text:p>
            <text:p><text:span text:style-name="T6">Gym</text:span></text:p>
            <text:p><text:span text:style-name="T7">11:00hs</text:span></text:p>
          </table:table-cell>
          <table:table-cell office:value-type="string" calcext:value-type="string">
            <text:p><text:span text:style-name="T6">10:30hs: Galactic</text:span></text:p>
            <text:p><text:span text:style-name="T6">Gym</text:span></text:p>
            <text:p><text:span text:style-name="T7">11:0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08:30hs: Galactic</text:span></text:p>
            <text:p><text:span text:style-name="T6">Gym</text:span></text:p>
            <text:p><text:span text:style-name="T7">09:00hs</text:span></text:p>
          </table:table-cell>
          <table:table-cell office:value-type="string" calcext:value-type="string">
            <text:p><text:span text:style-name="T6">08:30hs: Galactic</text:span></text:p>
            <text:p><text:span text:style-name="T6">Gym</text:span></text:p>
            <text:p><text:span text:style-name="T7">09:00hs</text:span></text:p>
          </table:table-cell>
          <table:table-cell office:value-type="string" calcext:value-type="string">
            <text:p><text:span text:style-name="T6">08:30hs: Galactic</text:span></text:p>
            <text:p><text:span text:style-name="T6">Gym</text:span></text:p>
            <text:p><text:span text:style-name="T7">09:00hs</text:span></text:p>
          </table:table-cell>
          <table:table-cell office:value-type="string" calcext:value-type="string">
            <text:p>06:00hs: Galactic</text:p>
            <text:p>Gym</text:p>
            <text:p><text:span text:style-name="T5">06:30hs</text:span></text:p>
          </table:table-cell>
          <table:table-cell office:value-type="string" calcext:value-type="string">
            <text:p><text:span text:style-name="T6">08:30hs: Galactic</text:span></text:p>
            <text:p><text:span text:style-name="T6">Gym</text:span></text:p>
            <text:p><text:span text:style-name="T7">09:00hs</text:span></text:p>
          </table:table-cell>
          <table:table-cell office:value-type="string" calcext:value-type="string">
            <text:p><text:span text:style-name="T6">08:30hs: Galactic</text:span></text:p>
            <text:p><text:span text:style-name="T6">Gym</text:span></text:p>
            <text:p><text:span text:style-name="T7">09:00hs</text:span></text:p>
          </table:table-cell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06:30hs: Galactic</text:span></text:p>
            <text:p><text:span text:style-name="T6">Gym</text:span></text:p>
            <text:p><text:span text:style-name="T7">07:00hs</text:span></text:p>
          </table:table-cell>
          <table:table-cell office:value-type="string" calcext:value-type="string">
            <text:p><text:span text:style-name="T6">05:30hs: Galactic</text:span></text:p>
            <text:p><text:span text:style-name="T6">Gym</text:span></text:p>
            <text:p><text:span text:style-name="T7">06:00hs</text:span></text:p>
          </table:table-cell>
          <table:table-cell office:value-type="string" calcext:value-type="string">
            <text:p><text:span text:style-name="T6">06:30hs: Galactic</text:span></text:p>
            <text:p><text:span text:style-name="T6">Gym</text:span></text:p>
            <text:p><text:span text:style-name="T7">07:00hs</text:span></text:p>
          </table:table-cell>
          <table:table-cell office:value-type="string" calcext:value-type="string">
            <text:p>06:00hs: Galactic</text:p>
            <text:p>Gym</text:p>
            <text:p><text:span text:style-name="T5">06:30hs</text:span></text:p>
          </table:table-cell>
          <table:table-cell office:value-type="string" calcext:value-type="string">
            <text:p><text:span text:style-name="T6">06:30hs: Galactic</text:span></text:p>
            <text:p><text:span text:style-name="T6">Gym</text:span></text:p>
            <text:p><text:span text:style-name="T7">07:00hs</text:span></text:p>
          </table:table-cell>
          <table:table-cell office:value-type="string" calcext:value-type="string">
            <text:p><text:span text:style-name="T6">06:30hs: Galactic</text:span></text:p>
            <text:p><text:span text:style-name="T6">Gym</text:span></text:p>
            <text:p><text:span text:style-name="T7">07:00hs</text:span></text:p>
          </table:table-cell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04:30hs: Galactic</text:span></text:p>
            <text:p><text:span text:style-name="T6">Gym</text:span></text:p>
            <text:p><text:span text:style-name="T7">05:00hs</text:span></text:p>
          </table:table-cell>
          <table:table-cell office:value-type="string" calcext:value-type="string">
            <text:p><text:span text:style-name="T6">04:30hs: Galactic</text:span></text:p>
            <text:p><text:span text:style-name="T6">Gym</text:span></text:p>
            <text:p><text:span text:style-name="T7">05:00hs</text:span></text:p>
          </table:table-cell>
          <table:table-cell office:value-type="string" calcext:value-type="string">
            <text:p><text:span text:style-name="T6">04:00hs: Galactic</text:span></text:p>
            <text:p><text:span text:style-name="T6">Gym</text:span></text:p>
            <text:p><text:span text:style-name="T7">04:30hs</text:span></text:p>
          </table:table-cell>
          <table:table-cell office:value-type="string" calcext:value-type="string">
            <text:p>04:00hs: Galactic</text:p>
            <text:p>Gym</text:p>
            <text:p><text:span text:style-name="T5">05:30hs</text:span></text:p>
          </table:table-cell>
          <table:table-cell office:value-type="string" calcext:value-type="string">
            <text:p><text:span text:style-name="T6">05:00hs: Galactic</text:span></text:p>
            <text:p><text:span text:style-name="T6">Gym</text:span></text:p>
            <text:p><text:span text:style-name="T7">05:30hs</text:span></text:p>
          </table:table-cell>
          <table:table-cell office:value-type="string" calcext:value-type="string">
            <text:p><text:span text:style-name="T6">06:30hs: Galactic</text:span></text:p>
            <text:p><text:span text:style-name="T6">Gym</text:span></text:p>
            <text:p><text:span text:style-name="T7">07:00hs</text:span></text:p>
          </table:table-cell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04:30hs: Galactic</text:span></text:p>
            <text:p><text:span text:style-name="T6">Gym</text:span></text:p>
            <text:p><text:span text:style-name="T7">05:00hs</text:span></text:p>
          </table:table-cell>
          <table:table-cell office:value-type="string" calcext:value-type="string">
            <text:p><text:span text:style-name="T6">04:30hs: Galactic</text:span></text:p>
            <text:p><text:span text:style-name="T6">Gym</text:span></text:p>
            <text:p><text:span text:style-name="T7">05:00hs</text:span></text:p>
          </table:table-cell>
          <table:table-cell office:value-type="string" calcext:value-type="string">
            <text:p><text:span text:style-name="T6">04:00hs: Galactic</text:span></text:p>
            <text:p><text:span text:style-name="T6">Gym</text:span></text:p>
            <text:p><text:span text:style-name="T7">04:30hs</text:span></text:p>
          </table:table-cell>
          <table:table-cell office:value-type="string" calcext:value-type="string">
            <text:p>04:00hs: Galactic</text:p>
            <text:p>Gym</text:p>
            <text:p><text:span text:style-name="T5">05:30hs</text:span></text:p>
          </table:table-cell>
          <table:table-cell office:value-type="string" calcext:value-type="string">
            <text:p><text:span text:style-name="T6">04:00hs: Galactic</text:span></text:p>
            <text:p><text:span text:style-name="T6">Gym</text:span></text:p>
            <text:p><text:span text:style-name="T7">04:30hs</text:span></text:p>
          </table:table-cell>
          <table:table-cell office:value-type="string" calcext:value-type="string">
            <text:p><text:span text:style-name="T6">05:30hs: Galactic</text:span></text:p>
            <text:p><text:span text:style-name="T6">Gym</text:span></text:p>
            <text:p><text:span text:style-name="T7">07:00hs</text:span></text:p>
          </table:table-cell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04:30hs: Galactic</text:span></text:p>
            <text:p><text:span text:style-name="T6">Gym</text:span></text:p>
            <text:p><text:span text:style-name="T7">05:00hs</text:span></text:p>
          </table:table-cell>
          <table:table-cell office:value-type="string" calcext:value-type="string">
            <text:p><text:span text:style-name="T6">04:30hs: Galactic</text:span></text:p>
            <text:p><text:span text:style-name="T6">Gym</text:span></text:p>
            <text:p><text:span text:style-name="T7">05:00hs</text:span></text:p>
          </table:table-cell>
          <table:table-cell office:value-type="string" calcext:value-type="string">
            <text:p><text:span text:style-name="T6">04:00hs: Galactic</text:span></text:p>
            <text:p><text:span text:style-name="T6">Gym</text:span></text:p>
            <text:p><text:span text:style-name="T7">04:30hs</text:span></text:p>
          </table:table-cell>
          <table:table-cell office:value-type="string" calcext:value-type="string">
            <text:p>04:00hs: Galactic</text:p>
            <text:p>Gym</text:p>
            <text:p><text:span text:style-name="T5">05:30hs</text:span></text:p>
          </table:table-cell>
          <table:table-cell office:value-type="string" calcext:value-type="string">
            <text:p><text:span text:style-name="T6">04:00hs: Galactic</text:span></text:p>
            <text:p><text:span text:style-name="T6">Gym</text:span></text:p>
            <text:p><text:span text:style-name="T7">04:30hs</text:span></text:p>
          </table:table-cell>
          <table:table-cell office:value-type="string" calcext:value-type="string">
            <text:p><text:span text:style-name="T6">04:30hs: Galactic</text:span></text:p>
            <text:p><text:span text:style-name="T6">Gym</text:span></text:p>
            <text:p><text:span text:style-name="T7">05:00hs</text:span></text:p>
          </table:table-cell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 table:number-columns-repeated="29"/>
        </table:table-row>
        <table:table-row table:style-name="ro7">
          <table:table-cell table:style-name="ce11" office:value-type="string" calcext:value-type="string">
            <text:p>Nivel 3: Semana</text:p>
            <text:p>28% intensidad </text:p>
            <text:p>Horaria = 34h</text:p>
          </table:table-cell>
          <table:table-cell office:value-type="string" calcext:value-type="string">
            <text:p>12:00hs:</text:p>
            <text:p><text:span text:style-name="T6">Desayuno</text:span></text:p>
            <text:p><text:span text:style-name="T5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 office:value-type="string" calcext:value-type="string">
            <text:p><text:span text:style-name="T6">08:30hs:</text:span></text:p>
            <text:p><text:span text:style-name="T6">Desayuno</text:span></text:p>
            <text:p><text:span text:style-name="T7">10:0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/>
          <table:covered-table-cell/>
          <table:table-cell/>
          <table:table-cell office:value-type="string" calcext:value-type="string">
            <text:p>12:00hs:</text:p>
            <text:p><text:span text:style-name="T6">Desayuno</text:span></text:p>
            <text:p><text:span text:style-name="T5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 office:value-type="string" calcext:value-type="string">
            <text:p><text:span text:style-name="T6">08:30hs:</text:span></text:p>
            <text:p><text:span text:style-name="T6">Desayuno</text:span></text:p>
            <text:p><text:span text:style-name="T7">10:0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/>
          <table:covered-table-cell/>
          <table:table-cell/>
          <table:table-cell office:value-type="string" calcext:value-type="string">
            <text:p>12:00hs:</text:p>
            <text:p><text:span text:style-name="T6">Desayuno</text:span></text:p>
            <text:p><text:span text:style-name="T5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 office:value-type="string" calcext:value-type="string">
            <text:p><text:span text:style-name="T6">08:30hs:</text:span></text:p>
            <text:p><text:span text:style-name="T6">Desayuno</text:span></text:p>
            <text:p><text:span text:style-name="T7">10:0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/>
          <table:covered-table-cell/>
          <table:table-cell/>
          <table:table-cell office:value-type="string" calcext:value-type="string">
            <text:p>12:00hs:</text:p>
            <text:p><text:span text:style-name="T6">Desayuno</text:span></text:p>
            <text:p><text:span text:style-name="T5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 office:value-type="string" calcext:value-type="string">
            <text:p><text:span text:style-name="T6">08:30hs:</text:span></text:p>
            <text:p><text:span text:style-name="T6">Desayuno</text:span></text:p>
            <text:p><text:span text:style-name="T7">10:0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/>
          <table:covered-table-cell/>
          <table:table-cell/>
          <table:table-cell office:value-type="string" calcext:value-type="string">
            <text:p>12:00hs:</text:p>
            <text:p><text:span text:style-name="T6">Desayuno</text:span></text:p>
            <text:p><text:span text:style-name="T5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 office:value-type="string" calcext:value-type="string">
            <text:p><text:span text:style-name="T6">08:30hs:</text:span></text:p>
            <text:p><text:span text:style-name="T6">Desayuno</text:span></text:p>
            <text:p><text:span text:style-name="T7">10:0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/>
          <table:covered-table-cell/>
          <table:table-cell/>
          <table:table-cell office:value-type="string" calcext:value-type="string">
            <text:p>11:00hs:</text:p>
            <text:p><text:span text:style-name="T6">Desayuno</text:span></text:p>
            <text:p><text:span text:style-name="T5">11:30hs</text:span></text:p>
          </table:table-cell>
          <table:table-cell office:value-type="string" calcext:value-type="string">
            <text:p><text:span text:style-name="T6">11:00hs:</text:span></text:p>
            <text:p><text:span text:style-name="T6">Desayuno</text:span></text:p>
            <text:p><text:span text:style-name="T7">11:30hs</text:span></text:p>
          </table:table-cell>
          <table:table-cell office:value-type="string" calcext:value-type="string">
            <text:p><text:span text:style-name="T6">11:00hs:</text:span></text:p>
            <text:p><text:span text:style-name="T6">Desayuno</text:span></text:p>
            <text:p><text:span text:style-name="T7">11:30hs</text:span></text:p>
          </table:table-cell>
          <table:table-cell office:value-type="string" calcext:value-type="string">
            <text:p><text:span text:style-name="T6">08:30hs:</text:span></text:p>
            <text:p><text:span text:style-name="T6">Desayuno</text:span></text:p>
            <text:p><text:span text:style-name="T7">10:00hs</text:span></text:p>
          </table:table-cell>
          <table:table-cell office:value-type="string" calcext:value-type="string">
            <text:p><text:span text:style-name="T6">11:00hs:</text:span></text:p>
            <text:p><text:span text:style-name="T6">Desayuno</text:span></text:p>
            <text:p><text:span text:style-name="T7">11:30hs</text:span></text:p>
          </table:table-cell>
          <table:table-cell/>
          <table:covered-table-cell/>
          <table:table-cell/>
          <table:table-cell office:value-type="string" calcext:value-type="string">
            <text:p>09:00hs:</text:p>
            <text:p><text:span text:style-name="T6">Desayuno</text:span></text:p>
            <text:p><text:span text:style-name="T5">09:30hs</text:span></text:p>
          </table:table-cell>
          <table:table-cell office:value-type="string" calcext:value-type="string">
            <text:p><text:span text:style-name="T6">09:00hs:</text:span></text:p>
            <text:p><text:span text:style-name="T6">Desayuno</text:span></text:p>
            <text:p><text:span text:style-name="T7">09:30hs</text:span></text:p>
          </table:table-cell>
          <table:table-cell office:value-type="string" calcext:value-type="string">
            <text:p><text:span text:style-name="T6">09:00hs:</text:span></text:p>
            <text:p><text:span text:style-name="T6">Desayuno</text:span></text:p>
            <text:p><text:span text:style-name="T7">09:30hs</text:span></text:p>
          </table:table-cell>
          <table:table-cell office:value-type="string" calcext:value-type="string">
            <text:p><text:span text:style-name="T6">06:30hs:</text:span></text:p>
            <text:p><text:span text:style-name="T6">Desayuno</text:span></text:p>
            <text:p><text:span text:style-name="T7">07:00hs</text:span></text:p>
          </table:table-cell>
          <table:table-cell office:value-type="string" calcext:value-type="string">
            <text:p><text:span text:style-name="T6">09:00hs:</text:span></text:p>
            <text:p><text:span text:style-name="T6">Desayuno</text:span></text:p>
            <text:p><text:span text:style-name="T7">09:30hs</text:span></text:p>
          </table:table-cell>
          <table:table-cell office:value-type="string" calcext:value-type="string">
            <text:p><text:span text:style-name="T6">09:00hs:</text:span></text:p>
            <text:p><text:span text:style-name="T6">Desayuno</text:span></text:p>
            <text:p><text:span text:style-name="T7">09:30hs</text:span></text:p>
          </table:table-cell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07:00hs:</text:p>
            <text:p><text:span text:style-name="T6">Desayuno</text:span></text:p>
            <text:p><text:span text:style-name="T5">07:30hs</text:span></text:p>
          </table:table-cell>
          <table:table-cell office:value-type="string" calcext:value-type="string">
            <text:p><text:span text:style-name="T6">06:00hs:</text:span></text:p>
            <text:p><text:span text:style-name="T6">Desayuno</text:span></text:p>
            <text:p><text:span text:style-name="T7">06:30hs</text:span></text:p>
          </table:table-cell>
          <table:table-cell office:value-type="string" calcext:value-type="string">
            <text:p><text:span text:style-name="T6">07:00hs:</text:span></text:p>
            <text:p><text:span text:style-name="T6">Desayuno</text:span></text:p>
            <text:p><text:span text:style-name="T7">07:30hs</text:span></text:p>
          </table:table-cell>
          <table:table-cell office:value-type="string" calcext:value-type="string">
            <text:p><text:span text:style-name="T6">06:30hs:</text:span></text:p>
            <text:p><text:span text:style-name="T6">Desayuno</text:span></text:p>
            <text:p><text:span text:style-name="T7">07:00hs</text:span></text:p>
          </table:table-cell>
          <table:table-cell office:value-type="string" calcext:value-type="string">
            <text:p><text:span text:style-name="T6">07:00hs:</text:span></text:p>
            <text:p><text:span text:style-name="T6">Desayuno</text:span></text:p>
            <text:p><text:span text:style-name="T7">07:3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05:00hs:</text:p>
            <text:p><text:span text:style-name="T6">Desayuno</text:span></text:p>
            <text:p><text:span text:style-name="T5">05:30hs</text:span></text:p>
          </table:table-cell>
          <table:table-cell office:value-type="string" calcext:value-type="string">
            <text:p><text:span text:style-name="T6">05:00hs:</text:span></text:p>
            <text:p><text:span text:style-name="T6">Desayuno</text:span></text:p>
            <text:p><text:span text:style-name="T7">05:30hs</text:span></text:p>
          </table:table-cell>
          <table:table-cell office:value-type="string" calcext:value-type="string">
            <text:p><text:span text:style-name="T6">04:30hs:</text:span></text:p>
            <text:p><text:span text:style-name="T6">Desayuno</text:span></text:p>
            <text:p><text:span text:style-name="T7">05:00hs</text:span></text:p>
          </table:table-cell>
          <table:table-cell office:value-type="string" calcext:value-type="string">
            <text:p><text:span text:style-name="T6">04:30hs:</text:span></text:p>
            <text:p><text:span text:style-name="T6">Desayuno</text:span></text:p>
            <text:p><text:span text:style-name="T7">05:00hs</text:span></text:p>
          </table:table-cell>
          <table:table-cell office:value-type="string" calcext:value-type="string">
            <text:p><text:span text:style-name="T6">05:30hs:</text:span></text:p>
            <text:p><text:span text:style-name="T6">Desayuno</text:span></text:p>
            <text:p><text:span text:style-name="T7">06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05:00hs:</text:p>
            <text:p><text:span text:style-name="T6">Desayuno</text:span></text:p>
            <text:p><text:span text:style-name="T5">05:30hs</text:span></text:p>
          </table:table-cell>
          <table:table-cell office:value-type="string" calcext:value-type="string">
            <text:p><text:span text:style-name="T6">05:00hs:</text:span></text:p>
            <text:p><text:span text:style-name="T6">Desayuno</text:span></text:p>
            <text:p><text:span text:style-name="T7">05:30hs</text:span></text:p>
          </table:table-cell>
          <table:table-cell office:value-type="string" calcext:value-type="string">
            <text:p><text:span text:style-name="T6">04:30hs:</text:span></text:p>
            <text:p><text:span text:style-name="T6">Desayuno</text:span></text:p>
            <text:p><text:span text:style-name="T7">05:00hs</text:span></text:p>
          </table:table-cell>
          <table:table-cell office:value-type="string" calcext:value-type="string">
            <text:p><text:span text:style-name="T6">04:30hs:</text:span></text:p>
            <text:p><text:span text:style-name="T6">Desayuno</text:span></text:p>
            <text:p><text:span text:style-name="T7">05:00hs</text:span></text:p>
          </table:table-cell>
          <table:table-cell office:value-type="string" calcext:value-type="string">
            <text:p><text:span text:style-name="T6">04:30hs:</text:span></text:p>
            <text:p><text:span text:style-name="T6">Desayuno</text:span></text:p>
            <text:p><text:span text:style-name="T7">05:00hs</text:span></text:p>
          </table:table-cell>
          <table:table-cell office:value-type="string" calcext:value-type="string">
            <text:p><text:span text:style-name="T6">07:00hs:</text:span></text:p>
            <text:p><text:span text:style-name="T6">Desayuno</text:span></text:p>
            <text:p><text:span text:style-name="T7">07:30hs</text:span></text:p>
          </table:table-cell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05:00hs:</text:p>
            <text:p><text:span text:style-name="T6">Desayuno</text:span></text:p>
            <text:p><text:span text:style-name="T5">05:30hs</text:span></text:p>
          </table:table-cell>
          <table:table-cell office:value-type="string" calcext:value-type="string">
            <text:p><text:span text:style-name="T6">05:00hs:</text:span></text:p>
            <text:p><text:span text:style-name="T6">Desayuno</text:span></text:p>
            <text:p><text:span text:style-name="T7">05:30hs</text:span></text:p>
          </table:table-cell>
          <table:table-cell office:value-type="string" calcext:value-type="string">
            <text:p><text:span text:style-name="T6">04:30hs:</text:span></text:p>
            <text:p><text:span text:style-name="T6">Desayuno</text:span></text:p>
            <text:p><text:span text:style-name="T7">05:00hs</text:span></text:p>
          </table:table-cell>
          <table:table-cell office:value-type="string" calcext:value-type="string">
            <text:p><text:span text:style-name="T6">04:30hs:</text:span></text:p>
            <text:p><text:span text:style-name="T6">Desayuno</text:span></text:p>
            <text:p><text:span text:style-name="T7">05:00hs</text:span></text:p>
          </table:table-cell>
          <table:table-cell office:value-type="string" calcext:value-type="string">
            <text:p><text:span text:style-name="T6">04:30hs:</text:span></text:p>
            <text:p><text:span text:style-name="T6">Desayuno</text:span></text:p>
            <text:p><text:span text:style-name="T7">05:00hs</text:span></text:p>
          </table:table-cell>
          <table:table-cell office:value-type="string" calcext:value-type="string">
            <text:p><text:span text:style-name="T6">05:00hs:</text:span></text:p>
            <text:p><text:span text:style-name="T6">Desayuno</text:span></text:p>
            <text:p><text:span text:style-name="T7">05:30hs</text:span></text:p>
          </table:table-cell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style-name="ce11" office:value-type="string" calcext:value-type="string">
            <text:p>Nivel 4: Semana</text:p>
            <text:p>35% intensidad </text:p>
            <text:p>Horaria = 42h</text:p>
          </table:table-cell>
          <table:table-cell table:number-columns-repeated="3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7:00hs:</text:p>
            <text:p>Paseo</text:p>
            <text:p>Matutino</text:p>
            <text:p><text:span text:style-name="T5">07:45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7:00hs:</text:p>
            <text:p>Paseo</text:p>
            <text:p>Matutino</text:p>
            <text:p><text:span text:style-name="T5">07:45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05:00hs:</text:span></text:p>
            <text:p><text:span text:style-name="T6">Estudio/</text:span></text:p>
            <text:p><text:span text:style-name="T6">Trabajo</text:span></text:p>
            <text:p><text:span text:style-name="T7">06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05:00hs:</text:span></text:p>
            <text:p><text:span text:style-name="T6">Estudio/</text:span></text:p>
            <text:p><text:span text:style-name="T6">Trabajo</text:span></text:p>
            <text:p><text:span text:style-name="T7">06:00hs</text:span></text:p>
          </table:table-cell>
          <table:table-cell/>
          <table:table-cell office:value-type="string" calcext:value-type="string">
            <text:p><text:span text:style-name="T6">07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05:00hs:</text:span></text:p>
            <text:p><text:span text:style-name="T6">Estudio/</text:span></text:p>
            <text:p><text:span text:style-name="T6">Trabajo</text:span></text:p>
            <text:p><text:span text:style-name="T7">06:00hs</text:span></text:p>
          </table:table-cell>
          <table:table-cell/>
          <table:table-cell office:value-type="string" calcext:value-type="string">
            <text:p><text:span text:style-name="T6">05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style-name="ce11" office:value-type="string" calcext:value-type="string">
            <text:p>Nivel 5: Semana</text:p>
            <text:p>45% intensidad </text:p>
            <text:p>Horaria = 54h</text:p>
          </table:table-cell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07:00hs:</text:span>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07:00hs:</text:span>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06:00hs:</text:p>
            <text:p>Paseo</text:p>
            <text:p>Matutino</text:p>
            <text:p><text:span text:style-name="T5">06:45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06:00hs:</text:p>
            <text:p>Paseo</text:p>
            <text:p>Matutino</text:p>
            <text:p><text:span text:style-name="T5">06:45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06:00hs:</text:p>
            <text:p>Paseo</text:p>
            <text:p>Matutino</text:p>
            <text:p><text:span text:style-name="T5">06:45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8">
          <table:table-cell table:style-name="ce11" office:value-type="string" calcext:value-type="string">
            <text:p>Nivel 6: Semana</text:p>
            <text:p>51% intensidad </text:p>
            <text:p>Horaria = 61h</text:p>
          </table:table-cell>
          <table:table-cell table:number-columns-repeated="6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09:00hs:</text:p>
            <text:p>Espacio de</text:p>
            <text:p>Juego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09:00hs:</text:p>
            <text:p>Espacio de</text:p>
            <text:p>Juego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06:45hs:</text:span>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06:45hs:</text:span>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06:45hs:</text:span>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8">
          <table:table-cell table:style-name="ce11" office:value-type="string" calcext:value-type="string">
            <text:p>Nivel 7: Semana</text:p>
            <text:p>58% intensidad </text:p>
            <text:p>Horaria = 70h</text:p>
          </table:table-cell>
          <table:table-cell table:number-columns-repeated="3"/>
          <table:table-cell office:value-type="string" calcext:value-type="string">
            <text:p/>
            <text:p/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/>
            <text:p/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0:00hs:</text:span></text:p>
            <text:p><text:span text:style-name="T6">Estudio/</text:span></text:p>
            <text:p><text:span text:style-name="T6">Trabajo</text:span></text:p>
            <text:p><text:span text:style-name="T7">11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0:00hs:</text:span></text:p>
            <text:p><text:span text:style-name="T6">Estudio/</text:span></text:p>
            <text:p><text:span text:style-name="T6">Trabajo</text:span></text:p>
            <text:p><text:span text:style-name="T7">11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/>
            <text:p/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0:00hs:</text:span></text:p>
            <text:p><text:span text:style-name="T6">Estudio/</text:span></text:p>
            <text:p><text:span text:style-name="T6">Trabajo</text:span></text:p>
            <text:p><text:span text:style-name="T7">11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4"/>
          <table:table-cell office:value-type="string" calcext:value-type="string">
            <text:p>09:00hs:</text:p>
            <text:p>Espacio de</text:p>
            <text:p>Juego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4"/>
          <table:table-cell office:value-type="string" calcext:value-type="string">
            <text:p>09:00hs:</text:p>
            <text:p>Espacio de</text:p>
            <text:p>Juego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4"/>
          <table:table-cell office:value-type="string" calcext:value-type="string">
            <text:p><text:span text:style-name="T6">09:00hs:</text:span></text:p>
            <text:p><text:span text:style-name="T6">Estudio/</text:span></text:p>
            <text:p><text:span text:style-name="T6">Trabajo</text:span>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29"/>
        </table:table-row>
        <table:table-row table:style-name="ro8">
          <table:table-cell table:style-name="ce11" office:value-type="string" calcext:value-type="string">
            <text:p>Nivel 8: Semana</text:p>
            <text:p>65% intensidad </text:p>
            <text:p>Horaria = 78h</text:p>
          </table:table-cell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1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<text:span text:style-name="T6">11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09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table-cell office:value-type="string" calcext:value-type="string">
            <text:p><text:span text:style-name="T6">09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table-cell office:value-type="string" calcext:value-type="string">
            <text:p><text:span text:style-name="T6">10:00hs:</text:span></text:p>
            <text:p><text:span text:style-name="T6">Estudio/</text:span></text:p>
            <text:p><text:span text:style-name="T6">Trabajo</text:span></text:p>
            <text:p><text:span text:style-name="T7">11:30hs</text:span></text:p>
          </table:table-cell>
          <table:table-cell office:value-type="string" calcext:value-type="string">
            <text:p><text:span text:style-name="T6">09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07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table-cell office:value-type="string" calcext:value-type="string">
            <text:p><text:span text:style-name="T6">07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table-cell office:value-type="string" calcext:value-type="string">
            <text:p><text:span text:style-name="T6">10:0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table-cell office:value-type="string" calcext:value-type="string">
            <text:p><text:span text:style-name="T6">07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05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table-cell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9"/>
        </table:table-row>
        <table:table-row table:style-name="ro8">
          <table:table-cell table:style-name="ce11" office:value-type="string" calcext:value-type="string">
            <text:p>Nivel 9: Semana</text:p>
            <text:p>70% intensidad </text:p>
            <text:p>Horaria = 84h</text:p>
          </table:table-cell>
          <table:table-cell office:value-type="string" calcext:value-type="string">
            <text:p><text:span text:style-name="T6">12:3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2:30hs:</text:span></text:p>
            <text:p><text:span text:style-name="T6">Estudio/</text:span></text:p>
            <text:p><text:span text:style-name="T6">Trabajo</text:span></text:p>
            <text:p><text:span text:style-name="T7">-13:00hs</text:span></text:p>
          </table:table-cell>
          <table:table-cell office:value-type="string" calcext:value-type="string">
            <text:p><text:span text:style-name="T6">12:3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/>
          <table:table-cell office:value-type="string" calcext:value-type="string">
            <text:p><text:span text:style-name="T6">12:3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2:3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/>
          <table:table-cell office:value-type="string" calcext:value-type="string">
            <text:p><text:span text:style-name="T6">12:3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2:3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/>
          <table:table-cell office:value-type="string" calcext:value-type="string">
            <text:p><text:span text:style-name="T6">12:3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2:3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/>
          <table:table-cell office:value-type="string" calcext:value-type="string">
            <text:p><text:span text:style-name="T6">12:3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09:3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/>
          <table:table-cell office:value-type="string" calcext:value-type="string">
            <text:p><text:span text:style-name="T6">12:3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07:3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/>
          <table:table-cell office:value-type="string" calcext:value-type="string">
            <text:p><text:span text:style-name="T6">12:3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05:3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05:0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0:0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06:0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05:3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05:3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05:0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0:0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05:0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05:3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05:3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05:0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0:0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05:0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 table:number-columns-repeated="29"/>
        </table:table-row>
        <table:table-row table:style-name="ro9"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9:3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6:;5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20:3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6:5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21:3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6:5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22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6:5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22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6:5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22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6:5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22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6:5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22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6:5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22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6:5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5"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/>
          <table:covered-table-cell/>
          <table:table-cell/>
          <table:table-cell office:value-type="string" calcext:value-type="string">
            <text:p>15:15hs:</text:p>
            <text:p>Espacio de</text:p>
            <text:p>Juego</text:p>
            <text:p><text:span text:style-name="T5">16:40hs</text:span></text:p>
          </table:table-cell>
          <table:table-cell/>
          <table:table-cell office:value-type="string" calcext:value-type="string">
            <text:p><text:span text:style-name="T6">15:15hs: </text:span></text:p>
            <text:p><text:span text:style-name="T6">Estudio/</text:span></text:p>
            <text:p><text:span text:style-name="T6">Trabajo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Estudio/</text:span></text:p>
            <text:p><text:span text:style-name="T6">Trabajo</text:span></text:p>
            <text:p><text:span text:style-name="T7">16:40hs</text:span></text:p>
          </table:table-cell>
          <table:table-cell/>
          <table:table-cell office:value-type="string" calcext:value-type="string">
            <text:p><text:span text:style-name="T6">15:15hs: </text:span></text:p>
            <text:p><text:span text:style-name="T6">Estudio/</text:span></text:p>
            <text:p><text:span text:style-name="T6">Trabajo</text:span></text:p>
            <text:p><text:span text:style-name="T7">16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Estudio/</text:span></text:p>
            <text:p><text:span text:style-name="T6">Trabajo</text:span></text:p>
            <text:p><text:span text:style-name="T7">16:40hs</text:span></text:p>
          </table:table-cell>
          <table:table-cell/>
          <table:table-cell office:value-type="string" calcext:value-type="string">
            <text:p><text:span text:style-name="T6">15:15hs: </text:span></text:p>
            <text:p><text:span text:style-name="T6">Estudio/</text:span></text:p>
            <text:p><text:span text:style-name="T6">Trabajo</text:span></text:p>
            <text:p><text:span text:style-name="T7">16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Estudio/</text:span></text:p>
            <text:p><text:span text:style-name="T6">Trabajo</text:span></text:p>
            <text:p><text:span text:style-name="T7">16:40hs</text:span></text:p>
          </table:table-cell>
          <table:table-cell/>
          <table:table-cell office:value-type="string" calcext:value-type="string">
            <text:p><text:span text:style-name="T6">15:15hs: </text:span></text:p>
            <text:p><text:span text:style-name="T6">Estudio/</text:span></text:p>
            <text:p><text:span text:style-name="T6">Trabajo</text:span></text:p>
            <text:p><text:span text:style-name="T7">16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Estudio/</text:span></text:p>
            <text:p><text:span text:style-name="T6">Trabajo</text:span></text:p>
            <text:p><text:span text:style-name="T7">16:40hs</text:span></text:p>
          </table:table-cell>
          <table:table-cell/>
          <table:table-cell office:value-type="string" calcext:value-type="string">
            <text:p><text:span text:style-name="T6">15:15hs: </text:span></text:p>
            <text:p><text:span text:style-name="T6">Estudio/</text:span></text:p>
            <text:p><text:span text:style-name="T6">Trabajo</text:span></text:p>
            <text:p><text:span text:style-name="T7">16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Estudio/</text:span></text:p>
            <text:p><text:span text:style-name="T6">Trabajo</text:span></text:p>
            <text:p><text:span text:style-name="T7">16:40hs</text:span></text:p>
          </table:table-cell>
          <table:table-cell/>
          <table:table-cell office:value-type="string" calcext:value-type="string">
            <text:p><text:span text:style-name="T6">15:15hs: </text:span></text:p>
            <text:p><text:span text:style-name="T6">Estudio/</text:span></text:p>
            <text:p><text:span text:style-name="T6">Trabajo</text:span></text:p>
            <text:p><text:span text:style-name="T7">16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Estudio/</text:span></text:p>
            <text:p><text:span text:style-name="T6">Trabajo</text:span></text:p>
            <text:p><text:span text:style-name="T7">16:40hs</text:span></text:p>
          </table:table-cell>
          <table:table-cell/>
          <table:table-cell office:value-type="string" calcext:value-type="string">
            <text:p><text:span text:style-name="T6">15:15hs: </text:span></text:p>
            <text:p><text:span text:style-name="T6">Estudio/</text:span></text:p>
            <text:p><text:span text:style-name="T6">Trabajo</text:span></text:p>
            <text:p><text:span text:style-name="T7">16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Estudio/</text:span></text:p>
            <text:p><text:span text:style-name="T6">Trabajo</text:span></text:p>
            <text:p><text:span text:style-name="T7">16:40hs</text:span></text:p>
          </table:table-cell>
          <table:table-cell/>
          <table:table-cell office:value-type="string" calcext:value-type="string">
            <text:p><text:span text:style-name="T6">15:15hs: </text:span></text:p>
            <text:p><text:span text:style-name="T6">Estudio/</text:span></text:p>
            <text:p><text:span text:style-name="T6">Trabajo</text:span></text:p>
            <text:p><text:span text:style-name="T7">16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<text:span text:style-name="T6">15:20hs: </text:span></text:p>
            <text:p><text:span text:style-name="T6">Estudio/</text:span></text:p>
            <text:p><text:span text:style-name="T6">Trabajo</text:span></text:p>
            <text:p><text:span text:style-name="T7">17:35hs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Estudio/</text:span></text:p>
            <text:p><text:span text:style-name="T6">Trabajo</text:span></text:p>
            <text:p><text:span text:style-name="T7">16:40hs</text:span></text:p>
          </table:table-cell>
          <table:table-cell/>
          <table:table-cell office:value-type="string" calcext:value-type="string">
            <text:p><text:span text:style-name="T6">15:15hs: </text:span></text:p>
            <text:p><text:span text:style-name="T6">Estudio/</text:span></text:p>
            <text:p><text:span text:style-name="T6">Trabajo</text:span></text:p>
            <text:p><text:span text:style-name="T7">16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<text:span text:style-name="T6">15:20hs: </text:span></text:p>
            <text:p><text:span text:style-name="T6">Estudio/</text:span></text:p>
            <text:p><text:span text:style-name="T6">Trabajo</text:span></text:p>
            <text:p><text:span text:style-name="T7">17:35hs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9"/>
        </table:table-row>
        <table:table-row table:style-name="ro8"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5">20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0:3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4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9"/>
        </table:table-row>
        <table:table-row table:style-name="ro8">
          <table:table-cell table:number-columns-repeated="3"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3:3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30hs:Ducha</text:span></text:p>
            <text:p><text:span text:style-name="T7">21:30hs</text:span></text:p>
          </table:table-cell>
          <table:table-cell office:value-type="string" calcext:value-type="string">
            <text:p>20:40hs:</text:p>
            <text:p>Momento de</text:p>
            <text:p>Finanzas</text:p>
            <text:p><text:span text:style-name="T5">20:5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2:05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0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1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2:05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0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1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 </text:span></text:p>
            <text:p><text:span text:style-name="T6">Espacio de</text:span></text:p>
            <text:p><text:span text:style-name="T6">Juego</text:span></text:p>
            <text:p><text:span text:style-name="T5">20:2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2:05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0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1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2:05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0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1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3:05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0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1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3:05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0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1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01:05hs</text:span></text:p>
          </table:table-cell>
          <table:table-cell office:value-type="string" calcext:value-type="string">
            <text:p>21:50hs:</text:p>
            <text:p>Momento de</text:p>
            <text:p>Finanzas</text:p>
            <text:p><text:span text:style-name="T5">22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0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1:30hs</text:span></text:p>
          </table:table-cell>
          <table:table-cell office:value-type="string" calcext:value-type="string">
            <text:p><text:span text:style-name="T6">18:00hs: </text:span></text:p>
            <text:p><text:span text:style-name="T6">Estudio/</text:span></text:p>
            <text:p><text:span text:style-name="T6">Trabajo</text:span></text:p>
            <text:p><text:span text:style-name="T7">22:15hs</text:span></text:p>
          </table:table-cell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01:05hs</text:span></text:p>
          </table:table-cell>
          <table:table-cell office:value-type="string" calcext:value-type="string">
            <text:p>21:50hs:</text:p>
            <text:p>Momento de</text:p>
            <text:p>Finanzas</text:p>
            <text:p><text:span text:style-name="T5">22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0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1:30hs</text:span></text:p>
          </table:table-cell>
          <table:table-cell office:value-type="string" calcext:value-type="string">
            <text:p><text:span text:style-name="T6">18:00hs: </text:span></text:p>
            <text:p><text:span text:style-name="T6">Estudio/</text:span></text:p>
            <text:p><text:span text:style-name="T6">Trabajo</text:span></text:p>
            <text:p><text:span text:style-name="T7">01:15hs</text:span></text:p>
          </table:table-cell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5">21:0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6">23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1:00hs</text:span></text:p>
          </table:table-cell>
          <table:table-cell/>
          <table:table-cell office:value-type="string" calcext:value-type="string">
            <text:p><text:span text:style-name="T6">20:50hs:</text:span></text:p>
            <text:p><text:span text:style-name="T6">Espacio de</text:span></text:p>
            <text:p><text:span text:style-name="T6">Juego</text:span></text:p>
            <text:p><text:span text:style-name="T7">21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2:05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0:30hs:Baño</text:p>
            <text:p><text:span text:style-name="T5">21:3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1:5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3:05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1:30hs:Baño</text:p>
            <text:p><text:span text:style-name="T5">22:3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2:5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0:00hs</text:span></text:p>
          </table:table-cell>
          <table:table-cell/>
          <table:table-cell office:value-type="string" calcext:value-type="string">
            <text:p><text:span text:style-name="T6">20:30hs:</text:span></text:p>
            <text:p><text:span text:style-name="T6">Espacio de</text:span></text:p>
            <text:p><text:span text:style-name="T6">Jueg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3:05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2:00hs:Baño</text:p>
            <text:p><text:span text:style-name="T5">23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3:2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3:05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2:00hs:Baño</text:p>
            <text:p><text:span text:style-name="T5">23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3:2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3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3:05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2:00hs:Baño</text:p>
            <text:p><text:span text:style-name="T5">23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3:2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3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3:05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2:00hs:Baño</text:p>
            <text:p><text:span text:style-name="T5">23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2:2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3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2:00hs:Baño</text:p>
            <text:p><text:span text:style-name="T5">23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00:20hs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3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2:00hs:Baño</text:p>
            <text:p><text:span text:style-name="T5">23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00:20hs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3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/>
          <table:table-cell office:value-type="string" calcext:value-type="string">
            <text:p><text:span text:style-name="T6">21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30hs:</text:p>
            <text:p>Momento de</text:p>
            <text:p>Finanzas</text:p>
            <text:p><text:span text:style-name="T5">21:40hs</text:span></text:p>
          </table:table-cell>
          <table:table-cell/>
          <table:table-cell office:value-type="string" calcext:value-type="string">
            <text:p><text:span text:style-name="T6">21:00hs:</text:span></text:p>
            <text:p><text:span text:style-name="T6">Estudio/</text:span></text:p>
            <text:p><text:span text:style-name="T6">Trabajo</text:span></text:p>
            <text:p><text:span text:style-name="T7">22:00hs</text:span></text:p>
          </table:table-cell>
          <table:table-cell office:value-type="string" calcext:value-type="string">
            <text:p><text:span text:style-name="T6">22:0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2:30hs:</text:p>
            <text:p>Momento de</text:p>
            <text:p>Finanzas</text:p>
            <text:p><text:span text:style-name="T5">22:40hs</text:span></text:p>
          </table:table-cell>
          <table:table-cell/>
          <table:table-cell office:value-type="string" calcext:value-type="string">
            <text:p><text:span text:style-name="T6">21:00hs:</text:span></text:p>
            <text:p><text:span text:style-name="T6">Estudio/</text:span></text:p>
            <text:p><text:span text:style-name="T6">Trabajo</text:span></text:p>
            <text:p><text:span text:style-name="T7">23:00hs</text:span></text:p>
          </table:table-cell>
          <table:table-cell office:value-type="string" calcext:value-type="string">
            <text:p><text:span text:style-name="T6">22:00hs:</text:span></text:p>
            <text:p><text:span text:style-name="T6">Estudio/</text:span></text:p>
            <text:p><text:span text:style-name="T6">Trabajo</text:span></text:p>
            <text:p><text:span text:style-name="T7">00:2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/>
          <table:table-cell office:value-type="string" calcext:value-type="string">
            <text:p><text:span text:style-name="T6">23:20hs:</text:span></text:p>
            <text:p><text:span text:style-name="T6">Espacio de</text:span></text:p>
            <text:p><text:span text:style-name="T6">Jueg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3:00hs:</text:p>
            <text:p>Momento de</text:p>
            <text:p>Finanzas</text:p>
            <text:p><text:span text:style-name="T5">23:10hs</text:span></text:p>
          </table:table-cell>
          <table:table-cell/>
          <table:table-cell office:value-type="string" calcext:value-type="string">
            <text:p><text:span text:style-name="T6">21:00hs:</text:span></text:p>
            <text:p><text:span text:style-name="T6">Estudio/</text:span></text:p>
            <text:p><text:span text:style-name="T6">Trabajo</text:span></text:p>
            <text:p><text:span text:style-name="T7">23:30hs</text:span></text:p>
          </table:table-cell>
          <table:table-cell office:value-type="string" calcext:value-type="string">
            <text:p><text:span text:style-name="T6">22:00hs:</text:span></text:p>
            <text:p><text:span text:style-name="T6">Estudio/</text:span></text:p>
            <text:p><text:span text:style-name="T6">Trabajo</text:span></text:p>
            <text:p><text:span text:style-name="T7">00:5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3:00hs:</text:p>
            <text:p>Momento de</text:p>
            <text:p>Finanzas</text:p>
            <text:p><text:span text:style-name="T5">23:10hs</text:span></text:p>
          </table:table-cell>
          <table:table-cell/>
          <table:table-cell office:value-type="string" calcext:value-type="string">
            <text:p><text:span text:style-name="T6">21:00hs:</text:span></text:p>
            <text:p><text:span text:style-name="T6">Estudio/</text:span></text:p>
            <text:p><text:span text:style-name="T6">Trabajo</text:span></text:p>
            <text:p><text:span text:style-name="T7">23:30hs</text:span></text:p>
          </table:table-cell>
          <table:table-cell office:value-type="string" calcext:value-type="string">
            <text:p><text:span text:style-name="T6">22:00hs:</text:span></text:p>
            <text:p><text:span text:style-name="T6">Estudio/</text:span></text:p>
            <text:p><text:span text:style-name="T6">Trabajo</text:span></text:p>
            <text:p><text:span text:style-name="T7">00:5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3:00hs:</text:p>
            <text:p>Momento de</text:p>
            <text:p>Finanzas</text:p>
            <text:p><text:span text:style-name="T5">23:10hs</text:span></text:p>
          </table:table-cell>
          <table:table-cell/>
          <table:table-cell office:value-type="string" calcext:value-type="string">
            <text:p><text:span text:style-name="T6">21:00hs:</text:span></text:p>
            <text:p><text:span text:style-name="T6">Estudio/</text:span></text:p>
            <text:p><text:span text:style-name="T6">Trabajo</text:span></text:p>
            <text:p><text:span text:style-name="T7">23:30hs</text:span></text:p>
          </table:table-cell>
          <table:table-cell office:value-type="string" calcext:value-type="string">
            <text:p><text:span text:style-name="T6">22:00hs:</text:span></text:p>
            <text:p><text:span text:style-name="T6">Estudio/</text:span></text:p>
            <text:p><text:span text:style-name="T6">Trabajo</text:span></text:p>
            <text:p><text:span text:style-name="T7">00:5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3:00hs:</text:p>
            <text:p>Momento de</text:p>
            <text:p>Finanzas</text:p>
            <text:p><text:span text:style-name="T5">23:10hs</text:span></text:p>
          </table:table-cell>
          <table:table-cell/>
          <table:table-cell office:value-type="string" calcext:value-type="string">
            <text:p><text:span text:style-name="T6">21:00hs:</text:span></text:p>
            <text:p><text:span text:style-name="T6">Estudio/</text:span></text:p>
            <text:p><text:span text:style-name="T6">Trabajo</text:span></text:p>
            <text:p><text:span text:style-name="T7">01:15hs</text:span></text:p>
          </table:table-cell>
          <table:table-cell office:value-type="string" calcext:value-type="string">
            <text:p><text:span text:style-name="T6">22:00hs:</text:span></text:p>
            <text:p><text:span text:style-name="T6">Estudio/</text:span></text:p>
            <text:p><text:span text:style-name="T6">Trabajo</text:span></text:p>
            <text:p><text:span text:style-name="T7">00:5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2"/>
          <table:table-cell office:value-type="string" calcext:value-type="string">
            <text:p><text:span text:style-name="T6">21:1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1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0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1:5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22:0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23:2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2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style-name="ce52" office:value-type="string" calcext:value-type="string">
            <text:p>22:5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23:0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00:2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1:1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3:1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style-name="ce52" office:value-type="string" calcext:value-type="string">
            <text:p>23:2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23:3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00:5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3:1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style-name="ce52" office:value-type="string" calcext:value-type="string">
            <text:p>23:2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23:3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00:5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1:1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3:1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style-name="ce52" office:value-type="string" calcext:value-type="string">
            <text:p>23:2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23:3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00:5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1:1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3:1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style-name="ce52" office:value-type="string" calcext:value-type="string">
            <text:p>22:2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00:5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1:1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3:1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1:1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3:1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1:1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7">
          <table:table-cell/>
          <table:table-cell table:style-name="ce10" office:value-type="string" calcext:value-type="string">
            <text:p>22:00hs</text:p>
            <text:p>-</text:p>
            <text:p>03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1:00hs</text:p>
            <text:p>-</text:p>
            <text:p>22:30hs</text:p>
          </table:table-cell>
          <table:table-cell table:style-name="ce19" office:value-type="string" calcext:value-type="string">
            <text:p>21:30hs</text:p>
            <text:p>-</text:p>
            <text:p>00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2:00hs</text:p>
            <text:p>-</text:p>
            <text:p>03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1:00hs</text:p>
            <text:p>-</text:p>
            <text:p>22:30hs</text:p>
          </table:table-cell>
          <table:table-cell table:style-name="ce19" office:value-type="string" calcext:value-type="string">
            <text:p>21:30hs</text:p>
            <text:p>-</text:p>
            <text:p>00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2:00hs</text:p>
            <text:p>-</text:p>
            <text:p>03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1:00hs</text:p>
            <text:p>-</text:p>
            <text:p>22:30hs</text:p>
          </table:table-cell>
          <table:table-cell table:style-name="ce19" office:value-type="string" calcext:value-type="string">
            <text:p>21:30hs</text:p>
            <text:p>-</text:p>
            <text:p>00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2:00hs</text:p>
            <text:p>-</text:p>
            <text:p>03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1:00hs</text:p>
            <text:p>-</text:p>
            <text:p>22:30hs</text:p>
          </table:table-cell>
          <table:table-cell table:style-name="ce19" office:value-type="string" calcext:value-type="string">
            <text:p>21:30hs</text:p>
            <text:p>-</text:p>
            <text:p>00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2:00hs</text:p>
            <text:p>-</text:p>
            <text:p>03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1:00hs</text:p>
            <text:p>-</text:p>
            <text:p>22:30hs</text:p>
          </table:table-cell>
          <table:table-cell table:style-name="ce19" office:value-type="string" calcext:value-type="string">
            <text:p>21:30hs</text:p>
            <text:p>-</text:p>
            <text:p>00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2:00hs</text:p>
            <text:p>-</text:p>
            <text:p>03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1:00hs</text:p>
            <text:p>-</text:p>
            <text:p>22:30hs</text:p>
          </table:table-cell>
          <table:table-cell table:style-name="ce19" office:value-type="string" calcext:value-type="string">
            <text:p>21:30hs</text:p>
            <text:p>-</text:p>
            <text:p>00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2:00hs</text:p>
            <text:p>-</text:p>
            <text:p>03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1:00hs</text:p>
            <text:p>-</text:p>
            <text:p>22:30hs</text:p>
          </table:table-cell>
          <table:table-cell table:style-name="ce19" office:value-type="string" calcext:value-type="string">
            <text:p>21:30hs</text:p>
            <text:p>-</text:p>
            <text:p>00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2:00hs</text:p>
            <text:p>-</text:p>
            <text:p>03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1:00hs</text:p>
            <text:p>-</text:p>
            <text:p>22:30hs</text:p>
          </table:table-cell>
          <table:table-cell table:style-name="ce19" office:value-type="string" calcext:value-type="string">
            <text:p>21:30hs</text:p>
            <text:p>-</text:p>
            <text:p>00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3:00hs</text:p>
            <text:p>-</text:p>
            <text:p>03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2:0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00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3:00hs</text:p>
            <text:p>-</text:p>
            <text:p>03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2:0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00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3:00hs</text:p>
            <text:p>-</text:p>
            <text:p>03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2:0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00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3:00hs</text:p>
            <text:p>-</text:p>
            <text:p>03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2:0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00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3:00hs</text:p>
            <text:p>-</text:p>
            <text:p>03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2:0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00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3:00hs</text:p>
            <text:p>-</text:p>
            <text:p>03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2:0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00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3:00hs</text:p>
            <text:p>-</text:p>
            <text:p>03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2:0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00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3:00hs</text:p>
            <text:p>-</text:p>
            <text:p>03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2:0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00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5">00/00/0000</text:date>, <text:time style:data-style-name="N2" text:time-value="14:53:23.57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3T22:08:20.340881953</meta:creation-date>
    <dc:date>2023-12-15T16:57:40.953000000</dc:date>
    <meta:editing-duration>PT7H5M30S</meta:editing-duration>
    <meta:editing-cycles>44</meta:editing-cycles>
    <meta:generator>LibreOffice/7.3.3.2$Windows_X86_64 LibreOffice_project/d1d0ea68f081ee2800a922cac8f79445e4603348</meta:generator>
    <meta:document-statistic meta:table-count="1" meta:cell-count="10133" meta:object-count="59"/>
  </office:meta>
</office:document-meta>
</file>